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bsy-10x-x-120" style:family="text">
      <style:text-properties fo:font-weight="bold"/>
    </style:style>
    <style:style style:name="cmbsy-8" style:family="text">
      <style:text-properties fo:font-weight="bold" fo:font-size="6.6pt"/>
    </style:style>
    <style:style style:name="cmbsy-6" style:family="text">
      <style:text-properties fo:font-weight="bold" fo:font-size="5.0pt"/>
    </style:style>
    <style:style style:name="cmex-8" style:family="text">
      <style:text-properties fo:font-size="6.6pt"/>
    </style:style>
    <style:style style:name="cmex-7x-x-85" style:family="text">
      <style:text-properties fo:font-size="4.9pt"/>
    </style:style>
    <style:style style:name="cmr-8" style:family="text">
      <style:text-properties fo:font-size="6.6pt"/>
    </style:style>
    <style:style style:name="cmr-6" style:family="text">
      <style:text-properties fo:font-size="5.0pt"/>
    </style:style>
    <style:style style:name="cmmi-12" style:family="text">
      <style:text-properties fo:font-style="italic"/>
    </style:style>
    <style:style style:name="cmmi-8" style:family="text">
      <style:text-properties fo:font-style="italic" fo:font-size="6.6pt"/>
    </style:style>
    <style:style style:name="cmmi-6" style:family="text">
      <style:text-properties fo:font-style="italic" fo:font-size="5.0pt"/>
    </style:style>
    <style:style style:name="cmsy-8" style:family="text">
      <style:text-properties fo:font-size="6.6pt"/>
    </style:style>
    <style:style style:name="cmsy-6" style:family="text">
      <style:text-properties fo:font-size="5.0pt"/>
    </style:style>
    <style:style style:name="ecrm-2074" style:family="text">
      <style:text-properties fo:font-size="16.6pt"/>
    </style:style>
    <style:style style:name="ecrm-1440" style:family="text">
      <style:text-properties fo:font-size="11.6pt"/>
    </style:style>
    <style:style style:name="ectt-1200" style:family="text">
      <style:text-properties fo:font-family="monospace"/>
    </style:style>
    <style:style style:name="ecti-120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ecrm-2074">zlog User’s Guide</text:span></text:p>
      <text:p text:style-name="author"><text:span text:style-name="ecrm-1440">Hardy Simpson</text:span></text:p>
      <text:p text:style-name="date"><text:span text:style-name="ecrm-1440">February 20, 2018</text:span></text:p>
      <text:p text:style-name="Text-body"><text:note text:note-class="footnote" text:id="fn1x1"><text:note-citation>∗</text:note-citation><text:note-body> <text:p text:style-name="Footnote"><text:s/>A single spark can start a prairie fire – Mao Zedong</text:p></text:note-body></text:note><text:note text:note-class="footnote" text:id="fn2x1"><text:note-citation>†</text:note-citation><text:note-body> <text:p text:style-name="Footnote"><text:s/>This Guide is for zlog
v1.2.*</text:p></text:note-body></text:note><text:note text:note-class="footnote" text:id="fn3x1"><text:note-citation>‡</text:note-citation><text:note-body> <text:p text:style-name="Footnote"><text:s/>If you have comments or error corrections, post <text:a xlink:type="simple" xlink:href="https://github.com/HardySimpson/zlog/issues/new">a issue</text:a> on github, or write
email to <text:a xlink:type="simple" xlink:href="mailto:HardySimpson1984@gmail.com">HardySimpson1984@gmail.com</text:a></text:p></text:note-body></text:note></text:p>
      <!--end maketitle
-->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Chapter<text:s/>1 </text:span><t4htlink href="#x1-10001" name="QQ2-1-1"/>What is zlog?</text:p>
          <text:p text:style-name="P2"><text:span text:style-name="toc-mark">1.1 </text:span><t4htlink href="#x1-20001.1" name="QQ2-1-2"/>Compatibility Notes</text:p>
          <text:p text:style-name="P2"><text:span text:style-name="toc-mark">1.2 </text:span><t4htlink href="#x1-30001.2" name="QQ2-1-3"/>zlog 1.2 Release
Notes</text:p>
          <text:p text:style-name="P1"><text:span text:style-name="toc-mark">Chapter<text:s/>2 </text:span><t4htlink href="#x1-40002" name="QQ2-1-4"/>What zlog is not</text:p>
          <text:p text:style-name="P1"><text:span text:style-name="toc-mark">Chapter<text:s/>3 </text:span><t4htlink href="#x1-50003" name="QQ2-1-5"/>Hello World</text:p>
          <text:p text:style-name="P2"><text:span text:style-name="toc-mark">3.1 </text:span><t4htlink href="#x1-60003.1" name="QQ2-1-6"/>Build and
Installation zlog</text:p>
          <text:p text:style-name="P2"><text:span text:style-name="toc-mark">3.2 </text:span><t4htlink href="#x1-70003.2" name="QQ2-1-7"/>Call and Link zlog in User’s application </text:p>
          <text:p text:style-name="P2"><text:span text:style-name="toc-mark">3.3 </text:span><t4htlink href="#x1-80003.3" name="QQ2-1-8"/>Hello World
Example</text:p>
          <text:p text:style-name="P2"><text:span text:style-name="toc-mark">3.4 </text:span><t4htlink href="#x1-90003.4" name="QQ2-1-9"/>Simpler Hello World Example</text:p>
          <text:p text:style-name="P1"><text:span text:style-name="toc-mark">Chapter<text:s/>4 </text:span><t4htlink href="#x1-100004" name="QQ2-1-10"/>Syslog model</text:p>
          <text:p text:style-name="P2"><text:span text:style-name="toc-mark">4.1
</text:span><t4htlink href="#x1-110004.1" name="QQ2-1-11"/>Category, Rule and Format</text:p>
          <text:p text:style-name="P2"><text:span text:style-name="toc-mark">4.2 </text:span><t4htlink href="#x1-120004.2" name="QQ2-1-12"/>Differences between syslog model and log4j
model</text:p>
          <text:p text:style-name="P2"><text:span text:style-name="toc-mark">4.3 </text:span><t4htlink href="#x1-130004.3" name="QQ2-1-13"/>Expand syslog model</text:p>
          <text:p text:style-name="P1"><text:span text:style-name="toc-mark">Chapter<text:s/>5 </text:span><t4htlink href="#x1-140005" name="QQ2-1-14"/>Configure File</text:p>
          <text:p text:style-name="P2"><text:span text:style-name="toc-mark">5.1 </text:span><t4htlink href="#x1-150005.1" name="QQ2-1-15"/>Global</text:p>
          <text:p text:style-name="P2"><text:span text:style-name="toc-mark">5.2
</text:span><t4htlink href="#x1-160005.2" name="QQ2-1-16"/>Levels</text:p>
          <text:p text:style-name="P2"><text:span text:style-name="toc-mark">5.3 </text:span><t4htlink href="#x1-170005.3" name="QQ2-1-17"/>Formats</text:p>
          <text:p text:style-name="P2"><text:span text:style-name="toc-mark">5.4 </text:span><t4htlink href="#x1-180005.4" name="QQ2-1-18"/>Conversion pattern</text:p>
          <text:p text:style-name="P3"><text:span text:style-name="toc-mark">5.4.1 </text:span><t4htlink href="#x1-190005.4.1" name="QQ2-1-19"/>Conversion Characters</text:p>
          <text:p text:style-name="P3"><text:span text:style-name="toc-mark">5.4.2
</text:span><t4htlink href="#x1-200005.4.2" name="QQ2-1-20"/>Format Modifier </text:p>
          <text:p text:style-name="P3"><text:span text:style-name="toc-mark">5.4.3 </text:span><t4htlink href="#x1-210005.4.3" name="QQ2-1-21"/>Time Character</text:p>
          <text:p text:style-name="P2"><text:span text:style-name="toc-mark">5.5 </text:span><t4htlink href="#x1-220005.5" name="QQ2-1-22"/>Rules</text:p>
          <text:p text:style-name="P3"><text:span text:style-name="toc-mark">5.5.1 </text:span><t4htlink href="#x1-230005.5.1" name="QQ2-1-23"/>Level Matching</text:p>
          <text:p text:style-name="P3"><text:span text:style-name="toc-mark">5.5.2
</text:span><t4htlink href="#x1-240005.5.2" name="QQ2-1-24"/>Category Matching</text:p>
          <text:p text:style-name="P3"><text:span text:style-name="toc-mark">5.5.3 </text:span><t4htlink href="#x1-250005.5.3" name="QQ2-1-25"/>Output Action</text:p>
          <text:p text:style-name="P2"><text:span text:style-name="toc-mark">5.6 </text:span><t4htlink href="#x1-260005.6" name="QQ2-1-26"/>Rotation</text:p>
          <text:p text:style-name="P2"><text:span text:style-name="toc-mark">5.7 </text:span><t4htlink href="#x1-270005.7" name="QQ2-1-27"/>Configure File
Tools</text:p>
          <text:p text:style-name="P1"><text:span text:style-name="toc-mark">Chapter<text:s/>6 </text:span><t4htlink href="#x1-280006" name="QQ2-1-28"/>zlog API</text:p>
          <text:p text:style-name="P2"><text:span text:style-name="toc-mark">6.1 </text:span><t4htlink href="#x1-290006.1" name="QQ2-1-29"/>initialize and finish</text:p>
          <text:p text:style-name="P2"><text:span text:style-name="toc-mark">6.2 </text:span><t4htlink href="#x1-300006.2" name="QQ2-1-30"/>category operation</text:p>
          <text:p text:style-name="P2"><text:span text:style-name="toc-mark">6.3
</text:span><t4htlink href="#x1-310006.3" name="QQ2-1-31"/>log functions and macros</text:p>
          <text:p text:style-name="P2"><text:span text:style-name="toc-mark">6.4 </text:span><t4htlink href="#x1-320006.4" name="QQ2-1-32"/>MDC operation</text:p>
          <text:p text:style-name="P2"><text:span text:style-name="toc-mark">6.5 </text:span><t4htlink href="#x1-330006.5" name="QQ2-1-33"/>dzlog API</text:p>
          <text:p text:style-name="P2"><text:span text:style-name="toc-mark">6.6 </text:span><t4htlink href="#x1-340006.6" name="QQ2-1-34"/>User-defined
Output</text:p>
          <text:p text:style-name="P2"><text:span text:style-name="toc-mark">6.7 </text:span><t4htlink href="#x1-350006.7" name="QQ2-1-35"/>debug and profile</text:p>
          <text:p text:style-name="P1"><text:span text:style-name="toc-mark">Chapter<text:s/>7 </text:span><t4htlink href="#x1-360007" name="QQ2-1-36"/>Advanced Usage</text:p>
          <text:p text:style-name="P2"><text:span text:style-name="toc-mark">7.1 </text:span><t4htlink href="#x1-370007.1" name="QQ2-1-37"/>MDC</text:p>
          <text:p text:style-name="P2"><text:span text:style-name="toc-mark">7.2 </text:span><t4htlink href="#x1-380007.2" name="QQ2-1-38"/>Profile
zlog Itself</text:p>
          <text:p text:style-name="P2"><text:span text:style-name="toc-mark">7.3 </text:span><t4htlink href="#x1-390007.3" name="QQ2-1-39"/>User-defined Level</text:p>
          <text:p text:style-name="P2"><text:span text:style-name="toc-mark">7.4 </text:span><t4htlink href="#x1-400007.4" name="QQ2-1-40"/>User-defined Output</text:p>
          <text:p text:style-name="P1"><text:span text:style-name="toc-mark">Chapter<text:s/>8 </text:span><t4htlink href="#x1-410008" name="QQ2-1-41"/>Epilog</text:p>
        </text:index-body>
      </text:table-of-content>
      <!--start of chapter
-->
      <text:p text:style-name="clearpage"/>
      <text:h text:style-name="Heading-1" text:outline-level="1"><text:span text:style-name="chapter">Chapter<text:s/>1 </text:span><text:line-break/><t4htlink href="#QQ2-1-1" name="x1-10001"/>What is zlog?</text:h>
      <!--l. 76
-->
      <text:p text:style-name="Text-body">zlog is a reliable, high-performance, thread safe, flexible, clear-model, pure C logging
library.
</text:p>
      <!--l. 79
-->
      <text:p text:style-name="First-line-indent">   Actually, in the C world there was NO good logging library for applications like
logback in java or log4cxx in c++. printf can work, but can not be redirected easily nor be
reformatted. syslog is slow and is designed for system use.
</text:p>
      <!--l. 84
-->
      <text:p text:style-name="First-line-indent">   So I wrote zlog.
</text:p>
      <!--l. 86
-->
      <text:p text:style-name="First-line-indent">   It is faster, safer and more powerful than log4c. So it can be widely used.
</text:p>
      <!--l. 89
-->
      <text:p text:style-name="First-line-indent">   zlog has these features:
      </text:p>
      <!--l. 91
-->
      <text:list text:style-name="Itemize">
        <text:list-item>
          <text:p text:style-name="Inside-itemize">syslog model, better than log4j model
      </text:p>
        </text:list-item>
        <text:list-item>
          <text:p text:style-name="Inside-itemize">log format customization
      </text:p>
        </text:list-item>
        <text:list-item>
          <text:p text:style-name="Inside-itemize">multiple  output,  include  static  file  path,  dynamic  file  path,  stdout,  stderr,
      syslog, user-defined ouput
      </text:p>
        </text:list-item>
        <text:list-item>
          <text:p text:style-name="Inside-itemize">runtime with manual or automatic refresh of configuration (done safely)
      </text:p>
        </text:list-item>
        <text:list-item>
          <text:p text:style-name="Inside-itemize">high-performance, 250’000 logs/second on my laptop, about 1000 times faster
      than syslog(3) with rsyslogd
      </text:p>
        </text:list-item>
        <text:list-item>
          <text:p text:style-name="Inside-itemize">user-defined log level
      </text:p>
        </text:list-item>
        <text:list-item>
          <text:p text:style-name="Inside-itemize">safely rotate log file under multiple-process or multiple-thread conditions
                                                                                  
                                                                                  
      </text:p>
        </text:list-item>
        <text:list-item>
          <text:p text:style-name="Inside-itemize">accurate to microseconds
      </text:p>
        </text:list-item>
        <text:list-item>
          <text:p text:style-name="Inside-itemize">dzlog, a default category log API for easy use
      </text:p>
        </text:list-item>
        <text:list-item>
          <text:p text:style-name="Inside-itemize">MDC, a log4j style key-value map
      </text:p>
        </text:list-item>
        <text:list-item>
          <text:p text:style-name="Inside-itemize">self debuggable, can output zlog’s self debug and error log at runtime
      </text:p>
        </text:list-item>
        <text:list-item>
          <text:p text:style-name="Inside-itemize">Does not depend on any other 3rd party library, just base on POSIX system
      (including pthread) and a C99 compliant vsnprintf.</text:p>
        </text:list-item>
      </text:list>
      <!--l. 107
-->
      <text:p text:style-name="Text-body">Links:
</text:p>
      <!--l. 109
-->
      <text:p text:style-name="First-line-indent">   Homepage: <text:a xlink:type="simple" xlink:href="http://hardysimpson.github.com/zlog">http://hardysimpson.github.com/zlog</text:a>
</text:p>
      <!--l. 111
-->
      <text:p text:style-name="First-line-indent">   Downloads: <text:a xlink:type="simple" xlink:href="https://github.com/HardySimpson/zlog/releases">https://github.com/HardySimpson/zlog/releases</text:a>
</text:p>
      <!--l. 113
-->
      <text:p text:style-name="First-line-indent">   Author’s Email: <text:a xlink:type="simple" xlink:href="mailto:HardySimpson1984@gmail.com">HardySimpson1984@gmail.com</text:a>
   </text:p>
      <!--start of section
-->
      <text:h text:style-name="Heading-2" text:outline-level="2"><text:span text:style-name="section">1.1    </text:span><t4htlink href="#QQ2-1-2" name="x1-20001.1"/>Compatibility Notes</text:h>
      <!--l. 116
-->
      <text:p text:style-name="Text-body">
      </text:p>
      <text:list text:style-name="Enumerate">
        <text:list-item>
          <text:p text:style-name="Inside-enumerate">zlog is based on POSIX-compatible systems. I have just GNU/linux and AIX
      environments to compile, test and run zlog. Still, I think zlog will work well on
      FreeBSD, NetBSD, OpenBSD, OpenSolaris, Mac OS X etc. Test runs of zlog
      on any system are welcome.
      </text:p>
        </text:list-item>
        <text:list-item>
          <text:p text:style-name="Inside-enumerate">zlog uses a feature of C99 compliant vsnprintf. That is, if the buffer size of
      destination is not long enough, vsnprintf will return the number of characters
      (not including the trailing ’\0’) which would have been written to the final
      string if enough space had been available. If the vsnprintf on your system does
      not work like that, zlog can not know the right buffer size when a single log is
      longer than the buffer. Fortunately, glibc 2.1, libc on AIX, and libc on freebsd
      work correctly, while glibc 2.0 does not. In this case, user should crack zlog
      himself with a C99 compliant vsnprintf. I suggest <text:a xlink:type="simple" xlink:href="http://sourceforge.net/projects/ctrio/">ctrio</text:a>, or <text:a xlink:type="simple" xlink:href="http://www.jhweiss.de/software/snprintf.html">C99-snprintf</text:a>. The
      file buf.c should be cracked, good luck!
      </text:p>
        </text:list-item>
        <text:list-item>
          <text:p text:style-name="Inside-enumerate">Some people offer versions of zlog for other platforms. Thanks!
      </text:p>
          <text:p text:style-name="Inside-enumerate">auto tools version: <text:a xlink:type="simple" xlink:href="https://github.com/bmanojlovic/zlog">https://github.com/bmanojlovic/zlog</text:a>
      </text:p>
          <text:p text:style-name="Inside-enumerate">cmake verion: <text:a xlink:type="simple" xlink:href="https://github.com/lisongmin/zlog">https://github.com/lisongmin/zlog</text:a>
      </text:p>
          <text:p text:style-name="Inside-enumerate">windows version: <text:a xlink:type="simple" xlink:href="https://github.com/lopsd07/WinZlog">https://github.com/lopsd07/WinZlog</text:a></text:p>
        </text:list-item>
      </text:list>
      <!--l. 142
-->
      <text:p text:style-name="Text-body">
   </text:p>
      <!--end of section
-->
      <!--start of section
-->
      <text:h text:style-name="Heading-2" text:outline-level="2"><text:span text:style-name="section">1.2    </text:span><t4htlink href="#QQ2-1-3" name="x1-30001.2"/>zlog 1.2 Release Notes</text:h>
      <!--l. 143
-->
      <text:p text:style-name="Text-body">
      </text:p>
      <text:list text:style-name="Enumerate">
        <text:list-item>
          <text:p text:style-name="Inside-enumerate">zlog 1.2 provides these features:
      </text:p>
          <text:p text:style-name="Inside-enumerate">
           </text:p>
          <text:list text:style-name="Enumerate">
            <text:list-item>
              <text:p text:style-name="Inside-enumerate">support for pipeline. Now zlog can send ouput log through programs like
           cronolog
           </text:p>
            </text:list-item>
            <text:list-item>
              <text:p text:style-name="Inside-enumerate">Full rotation support, see 5.6<!--tex4ht:ref: sec:Rotation 
--><text:span text:style-name="reference-ref"><text:reference-ref text:ref-name="x1-260005.6" text:reference-format="text"> </text:reference-ref></text:span>
                                                                                  
                                                                                  
           </text:p>
            </text:list-item>
            <text:list-item>
              <text:p text:style-name="Inside-enumerate">Other code compatible details, bug fixes.</text:p>
            </text:list-item>
          </text:list>
        </text:list-item>
        <text:list-item>
          <text:p text:style-name="Inside-enumerate">zlog 1.2 is binary compatible with zlog 1.0. The differences are:
      </text:p>
          <text:p text:style-name="Inside-enumerate">
           </text:p>
          <text:list text:style-name="Enumerate">
            <text:list-item>
              <text:p text:style-name="Inside-enumerate">All  zlog  macros  like  ZLOG_INFO  are  shifted  to  lowercase  versions,
           zlog_info. This big change is because I think it is easier for people to type.
           If you are using a previous version of zlog, please use a script to substitute
           all macros, and re-compile your program. Here is an example:</text:p>
            </text:list-item>
          </text:list>
          <text:p text:style-name="Inside-enumerate">
           </text:p>
          <text:list text:style-name="list" text:name="list">
            <text:list-item>
              <text:h text:style-name="dt">
           </text:h>
              <!--l. 161
-->
              <text:p text:style-name="dd"><text:span text:style-name="ectt-1200">sed</text:span><text:span text:style-name="ectt-1200"><text:s/>-i</text:span><text:span text:style-name="ectt-1200"><text:s/>-e</text:span><text:span text:style-name="ectt-1200"><text:s/>’s/\b\w*ZLOG\w*\b/\L&amp;\E/g’</text:span><text:span text:style-name="ectt-1200"><text:s/>aa.c</text:span></text:p>
            </text:list-item>
          </text:list>
          <text:p text:style-name="Inside-enumerate">
           </text:p>
          <text:list text:style-name="Enumerate">
            <text:list-item>
              <text:p text:style-name="Inside-enumerate">Auto tools compile is abandoned. Auto tools is ugly so I dropped it. A
           simple makefile is in use, which requires gcc and gnu make. If this makefile
           does not work in your environment, you will need to write a suitable
           makefile for yourself. It should be quite easy for a geek.</text:p>
            </text:list-item>
          </text:list>
        </text:list-item>
      </text:list>
      <!--end of section
-->
      <!--end of chapter
-->
      <!--start of chapter
-->
      <text:p text:style-name="clearpage"/>
      <text:h text:style-name="Heading-1" text:outline-level="1"><text:span text:style-name="chapter">Chapter<text:s/>2 </text:span><text:line-break/><t4htlink href="#QQ2-1-4" name="x1-40002"/>What zlog is not</text:h>
      <!--l. 174
-->
      <text:p text:style-name="Text-body">The goal of zlog is to be a simple, fast log library for applications. It does not support
output like sending the log to another machine through the net or saving it to database. It
will not parse content of log and filter them.
</text:p>
      <!--l. 179
-->
      <text:p text:style-name="First-line-indent">   The reason is obvious: the library is called by an application, so all time taken by the
log library is part of the application’s time. And database inserting or log content parsing
takes a long time. These will slow down the application. These operation should be done in
a different process or on a different machine.
</text:p>
      <!--l. 185
-->
      <text:p text:style-name="First-line-indent">   If you want all these features, I recommend rsyslog, zLogFabric, Logstash. These have
independent processes to receive logs from another process or machine, and to parse and
store logs. These functions are separated from the user application.
</text:p>
      <!--l. 190
-->
      <text:p text:style-name="First-line-indent">   Now 7.4<!--tex4ht:ref: sec:User-defined-Output 
--><text:span text:style-name="reference-ref"><text:reference-ref text:ref-name="x1-400007.4" text:reference-format="text"> </text:reference-ref></text:span> is supported by zlog. Just one output function need to be implemented: to
transfer the log to the other process or machine. The work of category matching and log
generating is left with the zlog library.
</text:p>
      <!--l. 195
-->
      <text:p text:style-name="First-line-indent">   One possibility is to write a zlog-redis client. It send logs to redis on local or remote
machines by user defined output. Then other processes can read logs from redis and write
to disk. What do you think about this idea? I will be happy to discuss it with
you.
                                                                                  
                                                                                  
   </text:p>
      <!--end of chapter
-->
      <!--start of chapter
-->
      <text:p text:style-name="clearpage"/>
      <text:h text:style-name="Heading-1" text:outline-level="1"><text:span text:style-name="chapter">Chapter<text:s/>3 </text:span><text:line-break/><t4htlink href="#QQ2-1-5" name="x1-50003"/>Hello World</text:h>
      <!--start of section
-->
      <text:h text:style-name="Heading-2" text:outline-level="2"><text:span text:style-name="section">3.1    </text:span><t4htlink href="#QQ2-1-6" name="x1-60003.1"/>Build and Installation zlog</text:h>
      <!--l. 204
-->
      <text:p text:style-name="Text-body">Download:<text:a xlink:type="simple" xlink:href="https://github.com/HardySimpson/zlog/archive/latest-stable.tar.gz">https://github.com/HardySimpson/zlog/archive/latest-stable.tar.gz</text:a>
</text:p>
      <!--l. 205
-->
      <text:p text:style-name="Text-body">
      </text:p>
      <text:list text:style-name="list" text:name="list">
        <text:list-item>
          <text:h text:style-name="dt">
      </text:h>
          <!--l. 205
-->
          <text:p text:style-name="dd"><text:span text:style-name="ectt-1200">$</text:span><text:span text:style-name="ectt-1200"><text:s/>tar</text:span><text:span text:style-name="ectt-1200"><text:s/>-zxvf</text:span><text:span text:style-name="ectt-1200"><text:s/>zlog-latest-stable.tar.gz</text:span>
      </text:p>
          <!--l. 208
-->
          <text:p text:style-name="dd"><text:span text:style-name="ectt-1200">$</text:span><text:span text:style-name="ectt-1200"><text:s/>cd</text:span><text:span text:style-name="ectt-1200"><text:s/>zlog-latest-stable/</text:span>
      </text:p>
          <!--l. 210
-->
          <text:p text:style-name="dd"><text:span text:style-name="ectt-1200">$</text:span><text:span text:style-name="ectt-1200"><text:s/>make</text:span><text:span text:style-name="ectt-1200"><text:s/></text:span>
      </text:p>
          <!--l. 212
-->
          <text:p text:style-name="dd"><text:span text:style-name="ectt-1200">$</text:span><text:span text:style-name="ectt-1200"><text:s/>sudo</text:span><text:span text:style-name="ectt-1200"><text:s/>make</text:span><text:span text:style-name="ectt-1200"><text:s/>install</text:span>
      </text:p>
          <!--l. 214
-->
          <text:p text:style-name="dd"><text:span text:style-name="ectt-1200">or</text:span>
      </text:p>
          <!--l. 216
-->
          <text:p text:style-name="dd"><text:span text:style-name="ectt-1200">$</text:span><text:span text:style-name="ectt-1200"><text:s/>sudo</text:span><text:span text:style-name="ectt-1200"><text:s/>make</text:span><text:span text:style-name="ectt-1200"><text:s/>PREFIX=/usr/local/</text:span><text:span text:style-name="ectt-1200"><text:s/>install</text:span></text:p>
        </text:list-item>
      </text:list>
      <!--l. 218
-->
      <text:p text:style-name="Text-body">PREFIX indicates where zlog is installed. After installation, change system settings to make
sure your program can find the zlog library
</text:p>
      <!--l. 220
-->
      <text:p text:style-name="Text-body">
      </text:p>
      <text:list text:style-name="list" text:name="list">
        <text:list-item>
          <text:h text:style-name="dt">
      </text:h>
          <!--l. 220
-->
          <text:p text:style-name="dd"><text:span text:style-name="ectt-1200">$</text:span><text:span text:style-name="ectt-1200"><text:s/>sudo</text:span><text:span text:style-name="ectt-1200"><text:s/>vi</text:span><text:span text:style-name="ectt-1200"><text:s/>/etc/ld.so.conf</text:span>
      </text:p>
          <!--l. 223
-->
          <text:p text:style-name="dd"><text:span text:style-name="ectt-1200">/usr/local/lib</text:span>
      </text:p>
          <!--l. 225
-->
          <text:p text:style-name="dd"><text:span text:style-name="ectt-1200">$</text:span><text:span text:style-name="ectt-1200"><text:s/>sudo</text:span><text:span text:style-name="ectt-1200"><text:s/>ldconfig</text:span></text:p>
        </text:list-item>
      </text:list>
      <!--l. 227
-->
      <text:p text:style-name="Text-body">Before running a real program, make sure libzlog.so is in the directory where the system’s
dynamic lib loader can find it. The commands mentioned above are for linux. Other
systems will need a similar set of actions.
      </text:p>
      <!--l. 231
-->
      <text:list text:style-name="Itemize">
        <text:list-item>
          <text:p text:style-name="Inside-itemize">Beside the normal make, these are also available:</text:p>
        </text:list-item>
      </text:list>
      <!--l. 233
-->
      <text:p text:style-name="Text-body">
      </text:p>
      <text:list text:style-name="list" text:name="list">
        <text:list-item>
          <text:h text:style-name="dt">
      </text:h>
          <!--l. 233
-->
          <text:p text:style-name="dd"><text:span text:style-name="ectt-1200">$</text:span><text:span text:style-name="ectt-1200"><text:s/>make</text:span><text:span text:style-name="ectt-1200"><text:s/>32bit</text:span><text:span text:style-name="ectt-1200"><text:s/>#</text:span><text:span text:style-name="ectt-1200"><text:s/>32bit</text:span><text:span text:style-name="ectt-1200"><text:s/>version</text:span><text:span text:style-name="ectt-1200"><text:s/>on</text:span><text:span text:style-name="ectt-1200"><text:s/>64bit</text:span><text:span text:style-name="ectt-1200"><text:s/>machine,</text:span><text:span text:style-name="ectt-1200"><text:s/>libc6-dev-i386</text:span><text:span text:style-name="ectt-1200"><text:s/>is</text:span><text:span text:style-name="ectt-1200"><text:s/>needed</text:span>
      </text:p>
          <!--l. 236
-->
          <text:p text:style-name="dd"><text:span text:style-name="ectt-1200">$</text:span><text:span text:style-name="ectt-1200"><text:s/>make</text:span><text:span text:style-name="ectt-1200"><text:s/>noopt</text:span><text:span text:style-name="ectt-1200"><text:s/>#</text:span><text:span text:style-name="ectt-1200"><text:s/>without</text:span><text:span text:style-name="ectt-1200"><text:s/>gcc</text:span><text:span text:style-name="ectt-1200"><text:s/>optimization</text:span>
      </text:p>
          <!--l. 238
-->
          <text:p text:style-name="dd"><text:span text:style-name="ectt-1200">$</text:span><text:span text:style-name="ectt-1200"><text:s/>make</text:span><text:span text:style-name="ectt-1200"><text:s/>doc</text:span><text:span text:style-name="ectt-1200"><text:s/></text:span><text:span text:style-name="ectt-1200"><text:s/></text:span><text:span text:style-name="ectt-1200"><text:s/>#</text:span><text:span text:style-name="ectt-1200"><text:s/>lyx</text:span><text:span text:style-name="ectt-1200"><text:s/>and</text:span><text:span text:style-name="ectt-1200"><text:s/>hevea</text:span><text:span text:style-name="ectt-1200"><text:s/>is</text:span><text:span text:style-name="ectt-1200"><text:s/>needed</text:span>
      </text:p>
          <!--l. 240
-->
          <text:p text:style-name="dd"><text:span text:style-name="ectt-1200">$</text:span><text:span text:style-name="ectt-1200"><text:s/>make</text:span><text:span text:style-name="ectt-1200"><text:s/>test</text:span><text:span text:style-name="ectt-1200"><text:s/></text:span><text:span text:style-name="ectt-1200"><text:s/>#</text:span><text:span text:style-name="ectt-1200"><text:s/>test</text:span><text:span text:style-name="ectt-1200"><text:s/>code,</text:span><text:span text:style-name="ectt-1200"><text:s/>which</text:span><text:span text:style-name="ectt-1200"><text:s/>is</text:span><text:span text:style-name="ectt-1200"><text:s/>also</text:span><text:span text:style-name="ectt-1200"><text:s/>good</text:span><text:span text:style-name="ectt-1200"><text:s/>example</text:span><text:span text:style-name="ectt-1200"><text:s/>for</text:span><text:span text:style-name="ectt-1200"><text:s/>zlog</text:span></text:p>
        </text:list-item>
      </text:list>
      <!--l. 242
-->
      <text:p text:style-name="Text-body">
      </text:p>
      <!--l. 243
-->
      <text:list text:style-name="Itemize">
        <text:list-item>
          <text:p text:style-name="Inside-itemize">makefile of zlog is written in gnu make style. So if your platform is not linux,
      install a gnu make and gcc before trying to build zlog. Another way is to write
      a makefile in your platform’s make style. This should be quite easy as zlog is
      not complicated.</text:p>
        </text:list-item>
      </text:list>
      <!--l. 249
-->
      <text:p text:style-name="Text-body">
   </text:p>
      <!--end of section
-->
      <!--start of section
-->
      <text:h text:style-name="Heading-2" text:outline-level="2"><text:span text:style-name="section">3.2    </text:span><t4htlink href="#QQ2-1-7" name="x1-70003.2"/>Call and Link zlog in User’s application </text:h>
      <!--l. 251
-->
      <text:p text:style-name="Text-body">To use zlog, add one line to the source c file or cpp file:
</text:p>
      <!--l. 252
-->
      <text:p text:style-name="Text-body">
      </text:p>
      <text:list text:style-name="list" text:name="list">
        <text:list-item>
          <text:h text:style-name="dt">
      </text:h>
          <!--l. 252
-->
          <text:p text:style-name="dd"><text:span text:style-name="ectt-1200">#include</text:span><text:span text:style-name="ectt-1200"><text:s/>"zlog.h"</text:span></text:p>
        </text:list-item>
      </text:list>
      <!--l. 255
-->
      <text:p text:style-name="Text-body">zlog needs the pthread library. The link command is:
</text:p>
      <!--l. 256
-->
      <text:p text:style-name="Text-body">
      </text:p>
      <text:list text:style-name="list" text:name="list">
        <text:list-item>
          <text:h text:style-name="dt">
      </text:h>
          <!--l. 256
-->
          <text:p text:style-name="dd"><text:span text:style-name="ectt-1200">$</text:span><text:span text:style-name="ectt-1200"><text:s/>cc</text:span><text:span text:style-name="ectt-1200"><text:s/>-c</text:span><text:span text:style-name="ectt-1200"><text:s/>-o</text:span><text:span text:style-name="ectt-1200"><text:s/>app.o</text:span><text:span text:style-name="ectt-1200"><text:s/>app.c</text:span><text:span text:style-name="ectt-1200"><text:s/>-I/usr/local/include</text:span>
      </text:p>
          <!--l. 259
-->
          <text:p text:style-name="dd"><text:span text:style-name="ectt-1200"><text:s/></text:span><text:span text:style-name="ectt-1200"><text:s/></text:span><text:span text:style-name="ectt-1200"><text:s/></text:span><text:span text:style-name="ectt-1200"><text:s/>#</text:span><text:span text:style-name="ectt-1200"><text:s/>-I[where</text:span><text:span text:style-name="ectt-1200"><text:s/>zlog.h</text:span><text:span text:style-name="ectt-1200"><text:s/>is</text:span><text:span text:style-name="ectt-1200"><text:s/>put]</text:span>
      </text:p>
          <!--l. 261
-->
          <text:p text:style-name="dd"><text:span text:style-name="ectt-1200">$</text:span><text:span text:style-name="ectt-1200"><text:s/>cc</text:span><text:span text:style-name="ectt-1200"><text:s/>-o</text:span><text:span text:style-name="ectt-1200"><text:s/>app</text:span><text:span text:style-name="ectt-1200"><text:s/>app.o</text:span><text:span text:style-name="ectt-1200"><text:s/>-L/usr/local/lib</text:span><text:span text:style-name="ectt-1200"><text:s/>-lzlog</text:span><text:span text:style-name="ectt-1200"><text:s/>-lpthread</text:span>
      </text:p>
          <!--l. 263
-->
          <text:p text:style-name="dd"><text:span text:style-name="ectt-1200"><text:s/></text:span><text:span text:style-name="ectt-1200"><text:s/></text:span><text:span text:style-name="ectt-1200"><text:s/></text:span><text:span text:style-name="ectt-1200"><text:s/>#</text:span><text:span text:style-name="ectt-1200"><text:s/>-L[where</text:span><text:span text:style-name="ectt-1200"><text:s/>libzlog.so]</text:span></text:p>
        </text:list-item>
      </text:list>
      <!--l. 266
-->
      <text:p text:style-name="Text-body">
   </text:p>
      <!--end of section
-->
      <!--start of section
-->
      <text:h text:style-name="Heading-2" text:outline-level="2"><text:span text:style-name="section">3.3    </text:span><t4htlink href="#QQ2-1-8" name="x1-80003.3"/>Hello World Example</text:h>
      <!--l. 268
-->
      <text:p text:style-name="Text-body">This example can be found in $(top_builddir)/test/test_hello.c, test_hello.conf
      </text:p>
      <text:list text:style-name="Enumerate">
        <text:list-item>
          <text:p text:style-name="Inside-enumerate">Write a new c source file:
      </text:p>
          <text:p text:style-name="Inside-enumerate">
           </text:p>
          <text:list text:style-name="list" text:name="list">
            <text:list-item>
              <text:h text:style-name="dt">
           </text:h>
              <!--l. 273
-->
              <text:p text:style-name="dd"><text:span text:style-name="ectt-1200">$</text:span><text:span text:style-name="ectt-1200"><text:s/>vi</text:span><text:span text:style-name="ectt-1200"><text:s/>test_hello.c</text:span>
           </text:p>
              <!--l. 276
-->
              <text:p text:style-name="dd"><text:span text:style-name="ectt-1200">#include</text:span><text:span text:style-name="ectt-1200"><text:s/>&lt;stdio.h&gt;</text:span><text:span text:style-name="ectt-1200"><text:s/></text:span>
           </text:p>
              <!--l. 278
-->
              <text:p text:style-name="dd"><text:span text:style-name="ectt-1200">#include</text:span><text:span text:style-name="ectt-1200"><text:s/>"zlog.h"</text:span>
           </text:p>
              <!--l. 280
-->
              <text:p text:style-name="dd"><text:span text:style-name="ectt-1200"><text:s/></text:span>
           </text:p>
              <!--l. 282
-->
              <text:p text:style-name="dd"><text:span text:style-name="ectt-1200">int</text:span><text:span text:style-name="ectt-1200"><text:s/>main(int</text:span><text:span text:style-name="ectt-1200"><text:s/>argc,</text:span><text:span text:style-name="ectt-1200"><text:s/>char**</text:span><text:span text:style-name="ectt-1200"><text:s/>argv)</text:span>
           </text:p>
              <!--l. 284
-->
              <text:p text:style-name="dd"><text:span text:style-name="ectt-1200">{</text:span><text:span text:style-name="ectt-1200"><text:s/></text:span>
           </text:p>
              <!--l. 286
-->
              <text:p text:style-name="dd">
               </text:p>
              <text:list text:style-name="list" text:name="list">
                <text:list-item>
                  <text:h text:style-name="dt">
               </text:h>
                  <!--l. 286
-->
                  <text:p text:style-name="dd"><text:span text:style-name="ectt-1200">int</text:span><text:span text:style-name="ectt-1200"><text:s/>rc;</text:span>
               </text:p>
                  <!--l. 289
-->
                  <text:p text:style-name="dd"><text:span text:style-name="ectt-1200">zlog_category_t</text:span><text:span text:style-name="ectt-1200"><text:s/>*c;</text:span>
               </text:p>
                  <!--l. 291
-->
                  <text:p text:style-name="dd"><text:span text:style-name="ectt-1200">rc</text:span><text:span text:style-name="ectt-1200"><text:s/>=</text:span><text:span text:style-name="ectt-1200"><text:s/>zlog_init("test_hello.conf");</text:span>
               </text:p>
                  <!--l. 293
-->
                  <text:p text:style-name="dd"><text:span text:style-name="ectt-1200">if</text:span><text:span text:style-name="ectt-1200"><text:s/>(rc)</text:span><text:span text:style-name="ectt-1200"><text:s/>{</text:span><text:span text:style-name="ectt-1200"><text:s/></text:span>
               </text:p>
                  <!--l. 295
-->
                  <text:p text:style-name="dd">
                   </text:p>
                  <text:list text:style-name="list" text:name="list">
                    <text:list-item>
                      <text:h text:style-name="dt">
                   </text:h>
                      <!--l. 295
-->
                      <text:p text:style-name="dd"><text:span text:style-name="ectt-1200">printf("init</text:span><text:span text:style-name="ectt-1200"><text:s/>failed\n");</text:span>
                   </text:p>
                      <!--l. 298
-->
                      <text:p text:style-name="dd"><text:span text:style-name="ectt-1200">return</text:span><text:span text:style-name="ectt-1200"><text:s/>-1;</text:span></text:p>
                    </text:list-item>
                  </text:list>
                  <!--l. 300
-->
                  <text:p text:style-name="dd"><text:span text:style-name="ectt-1200">}</text:span>
               </text:p>
                  <!--l. 302
-->
                  <text:p text:style-name="dd"><text:span text:style-name="ectt-1200">c</text:span><text:span text:style-name="ectt-1200"><text:s/>=</text:span><text:span text:style-name="ectt-1200"><text:s/>zlog_get_category("my_cat");</text:span>
               </text:p>
                  <!--l. 304
-->
                  <text:p text:style-name="dd"><text:span text:style-name="ectt-1200">if</text:span><text:span text:style-name="ectt-1200"><text:s/>(!c)</text:span><text:span text:style-name="ectt-1200"><text:s/>{</text:span><text:span text:style-name="ectt-1200"><text:s/></text:span>
               </text:p>
                  <!--l. 306
-->
                  <text:p text:style-name="dd">
                   </text:p>
                  <text:list text:style-name="list" text:name="list">
                    <text:list-item>
                      <text:h text:style-name="dt">
                                                                                  
                                                                                  
                   </text:h>
                      <!--l. 306
-->
                      <text:p text:style-name="dd"><text:span text:style-name="ectt-1200">printf("get</text:span><text:span text:style-name="ectt-1200"><text:s/>cat</text:span><text:span text:style-name="ectt-1200"><text:s/>fail\n");</text:span>
                   </text:p>
                      <!--l. 309
-->
                      <text:p text:style-name="dd"><text:span text:style-name="ectt-1200">zlog_fini();</text:span>
                   </text:p>
                      <!--l. 311
-->
                      <text:p text:style-name="dd"><text:span text:style-name="ectt-1200">return</text:span><text:span text:style-name="ectt-1200"><text:s/>-2;</text:span></text:p>
                    </text:list-item>
                  </text:list>
                  <!--l. 313
-->
                  <text:p text:style-name="dd"><text:span text:style-name="ectt-1200">}</text:span>
               </text:p>
                  <!--l. 315
-->
                  <text:p text:style-name="dd"><text:span text:style-name="ectt-1200">zlog_info(c,</text:span><text:span text:style-name="ectt-1200"><text:s/>"hello,</text:span><text:span text:style-name="ectt-1200"><text:s/>zlog");</text:span>
               </text:p>
                  <!--l. 317
-->
                  <text:p text:style-name="dd"><text:span text:style-name="ectt-1200">zlog_fini();</text:span>
               </text:p>
                  <!--l. 319
-->
                  <text:p text:style-name="dd"><text:span text:style-name="ectt-1200">return</text:span><text:span text:style-name="ectt-1200"><text:s/>0;</text:span></text:p>
                </text:list-item>
              </text:list>
              <!--l. 321
-->
              <text:p text:style-name="dd"><text:span text:style-name="ectt-1200">}</text:span><text:span text:style-name="ectt-1200"><text:s/></text:span></text:p>
            </text:list-item>
          </text:list>
        </text:list-item>
        <text:list-item>
          <text:p text:style-name="Inside-enumerate">Write a configuration file in the same path as test_hello.c:
      </text:p>
          <text:p text:style-name="Inside-enumerate">
           </text:p>
          <text:list text:style-name="list" text:name="list">
            <text:list-item>
              <text:h text:style-name="dt">
           </text:h>
              <!--l. 325
-->
              <text:p text:style-name="dd"><text:span text:style-name="ectt-1200">$</text:span><text:span text:style-name="ectt-1200"><text:s/>vi</text:span><text:span text:style-name="ectt-1200"><text:s/>test_hello.conf</text:span>
           </text:p>
              <!--l. 328
-->
              <text:p text:style-name="dd"><text:span text:style-name="ectt-1200">[formats]</text:span>
           </text:p>
              <!--l. 330
-->
              <text:p text:style-name="dd"><text:span text:style-name="ectt-1200">simple</text:span><text:span text:style-name="ectt-1200"><text:s/>=</text:span><text:span text:style-name="ectt-1200"><text:s/>"%m%n"</text:span>
           </text:p>
              <!--l. 332
-->
              <text:p text:style-name="dd"><text:span text:style-name="ectt-1200">[rules]</text:span>
           </text:p>
              <!--l. 334
-->
              <text:p text:style-name="dd"><text:span text:style-name="ectt-1200">my_cat.DEBUG</text:span><text:span text:style-name="ectt-1200"><text:s/></text:span><text:span text:style-name="ectt-1200"><text:s/></text:span><text:span text:style-name="ectt-1200"><text:s/></text:span><text:span text:style-name="ectt-1200"><text:s/>&gt;stdout;</text:span><text:span text:style-name="ectt-1200"><text:s/>simple</text:span></text:p>
            </text:list-item>
          </text:list>
        </text:list-item>
        <text:list-item>
          <text:p text:style-name="Inside-enumerate">Compile and run it:
      </text:p>
          <text:p text:style-name="Inside-enumerate">
           </text:p>
          <text:list text:style-name="list" text:name="list">
            <text:list-item>
              <text:h text:style-name="dt">
           </text:h>
              <!--l. 338
-->
              <text:p text:style-name="dd"><text:span text:style-name="ectt-1200">$</text:span><text:span text:style-name="ectt-1200"><text:s/>cc</text:span><text:span text:style-name="ectt-1200"><text:s/>-c</text:span><text:span text:style-name="ectt-1200"><text:s/>-o</text:span><text:span text:style-name="ectt-1200"><text:s/>test_hello.o</text:span><text:span text:style-name="ectt-1200"><text:s/>test_hello.c</text:span><text:span text:style-name="ectt-1200"><text:s/>-I/usr/local/include</text:span>
           </text:p>
              <!--l. 341
-->
              <text:p text:style-name="dd"><text:span text:style-name="ectt-1200">$</text:span><text:span text:style-name="ectt-1200"><text:s/>cc</text:span><text:span text:style-name="ectt-1200"><text:s/>-o</text:span><text:span text:style-name="ectt-1200"><text:s/>test_hello</text:span><text:span text:style-name="ectt-1200"><text:s/>test_hello.o</text:span><text:span text:style-name="ectt-1200"><text:s/>-L/usr/local/lib</text:span><text:span text:style-name="ectt-1200"><text:s/>-lzlog</text:span>
           </text:p>
              <!--l. 343
-->
              <text:p text:style-name="dd"><text:span text:style-name="ectt-1200">$</text:span><text:span text:style-name="ectt-1200"><text:s/>./test_hello</text:span>
           </text:p>
              <!--l. 345
-->
              <text:p text:style-name="dd"><text:span text:style-name="ectt-1200">hello,</text:span><text:span text:style-name="ectt-1200"><text:s/>zlog</text:span></text:p>
            </text:list-item>
          </text:list>
        </text:list-item>
      </text:list>
      <!--l. 349
-->
      <text:p text:style-name="Text-body">
   </text:p>
      <!--end of section
-->
      <!--start of section
-->
      <text:h text:style-name="Heading-2" text:outline-level="2"><text:span text:style-name="section">3.4    </text:span><t4htlink href="#QQ2-1-9" name="x1-90003.4"/>Simpler Hello World Example</text:h>
      <!--l. 351
-->
      <text:p text:style-name="Text-body">This example can be found in $(top_builddir)/test/test_default.c, test_default.conf. The
source code is
</text:p>
      <!--l. 353
-->
      <text:p text:style-name="Text-body">
      </text:p>
      <text:list text:style-name="list" text:name="list">
        <text:list-item>
          <text:h text:style-name="dt">
      </text:h>
          <!--l. 353
-->
          <text:p text:style-name="dd"><text:span text:style-name="ectt-1200">#include</text:span><text:span text:style-name="ectt-1200"><text:s/>&lt;stdio.h&gt;</text:span>
      </text:p>
          <!--l. 356
-->
          <text:p text:style-name="dd"><text:span text:style-name="ectt-1200">#include</text:span><text:span text:style-name="ectt-1200"><text:s/>"zlog.h"</text:span>
      </text:p>
          <!--l. 358
-->
          <text:p text:style-name="dd"><text:span text:style-name="ectt-1200">int</text:span><text:span text:style-name="ectt-1200"><text:s/>main(int</text:span><text:span text:style-name="ectt-1200"><text:s/>argc,</text:span><text:span text:style-name="ectt-1200"><text:s/>char**</text:span><text:span text:style-name="ectt-1200"><text:s/>argv)</text:span>
      </text:p>
          <!--l. 360
-->
          <text:p text:style-name="dd"><text:span text:style-name="ectt-1200">{</text:span><text:span text:style-name="ectt-1200"><text:s/></text:span>
      </text:p>
          <!--l. 362
-->
          <text:p text:style-name="dd">
           </text:p>
          <text:list text:style-name="list" text:name="list">
            <text:list-item>
              <text:h text:style-name="dt">
           </text:h>
              <!--l. 362
-->
              <text:p text:style-name="dd"><text:span text:style-name="ectt-1200">int</text:span><text:span text:style-name="ectt-1200"><text:s/>rc;</text:span>
           </text:p>
              <!--l. 365
-->
              <text:p text:style-name="dd"><text:span text:style-name="ectt-1200">rc</text:span><text:span text:style-name="ectt-1200"><text:s/>=</text:span><text:span text:style-name="ectt-1200"><text:s/>dzlog_init("test_default.conf",</text:span><text:span text:style-name="ectt-1200"><text:s/>"my_cat");</text:span>
           </text:p>
              <!--l. 367
-->
              <text:p text:style-name="dd"><text:span text:style-name="ectt-1200">if</text:span><text:span text:style-name="ectt-1200"><text:s/>(rc)</text:span><text:span text:style-name="ectt-1200"><text:s/>{</text:span><text:span text:style-name="ectt-1200"><text:s/></text:span>
           </text:p>
              <!--l. 369
-->
              <text:p text:style-name="dd">
               </text:p>
              <text:list text:style-name="list" text:name="list">
                <text:list-item>
                  <text:h text:style-name="dt">
               </text:h>
                  <!--l. 369
-->
                  <text:p text:style-name="dd"><text:span text:style-name="ectt-1200">printf("init</text:span><text:span text:style-name="ectt-1200"><text:s/>failed\n");</text:span>
               </text:p>
                  <!--l. 372
-->
                  <text:p text:style-name="dd"><text:span text:style-name="ectt-1200">return</text:span><text:span text:style-name="ectt-1200"><text:s/>-1;</text:span></text:p>
                </text:list-item>
              </text:list>
              <!--l. 374
-->
              <text:p text:style-name="dd"><text:span text:style-name="ectt-1200">}</text:span>
           </text:p>
              <!--l. 376
-->
              <text:p text:style-name="dd"><text:span text:style-name="ectt-1200">dzlog_info("hello,</text:span><text:span text:style-name="ectt-1200"><text:s/>zlog");</text:span>
           </text:p>
              <!--l. 378
-->
              <text:p text:style-name="dd"><text:span text:style-name="ectt-1200">zlog_fini();</text:span>
           </text:p>
              <!--l. 380
-->
              <text:p text:style-name="dd"><text:span text:style-name="ectt-1200">return</text:span><text:span text:style-name="ectt-1200"><text:s/>0;</text:span></text:p>
            </text:list-item>
          </text:list>
          <!--l. 382
-->
          <text:p text:style-name="dd"><text:span text:style-name="ectt-1200">}</text:span><text:span text:style-name="ectt-1200"><text:s/></text:span></text:p>
        </text:list-item>
      </text:list>
      <!--l. 384
-->
      <text:p text:style-name="Text-body">The configure file test_default.conf is the same as test_hello.conf, and the output of
test_default is the same as that of test_hello. The difference is that test_default uses the
dzlog API, which has a default <text:span text:style-name="Emphasis"><text:span text:style-name="ecti-1200">zlog_category_t</text:span></text:span> inside and is easier to use. See 6.5<!--tex4ht:ref: sec:dzlog-API 
--><text:span text:style-name="reference-ref"><text:reference-ref text:ref-name="x1-330006.5" text:reference-format="text"> </text:reference-ref></text:span> for
more details.
                                                                                  
                                                                                  
   </text:p>
      <!--end of section
-->
      <!--end of chapter
-->
      <!--start of chapter
-->
      <text:p text:style-name="clearpage"/>
      <text:h text:style-name="Heading-1" text:outline-level="1"><text:span text:style-name="chapter">Chapter<text:s/>4 </text:span><text:line-break/><t4htlink href="#QQ2-1-10" name="x1-100004"/>Syslog model</text:h>
      <!--start of section
-->
      <text:h text:style-name="Heading-2" text:outline-level="2"><text:span text:style-name="section">4.1    </text:span><t4htlink href="#QQ2-1-11" name="x1-110004.1"/>Category, Rule and Format</text:h>
      <!--l. 394
-->
      <text:p text:style-name="Text-body">In zlog, there are 3 important concepts: category, rule and format.
</text:p>
      <!--l. 396
-->
      <text:p text:style-name="First-line-indent">   Category specifies different kinds of log entries. In the zlog source code, category is a
(zlog_cateogory_t *) variable. In your program, different categories for the log entries will
distinguish them from each other.
</text:p>
      <!--l. 401
-->
      <text:p text:style-name="First-line-indent">   Format describes detail log patterns, such as: with or without time stamp, source file,
source line.
</text:p>
      <!--l. 404
-->
      <text:p text:style-name="First-line-indent">   Rule consists of category, level, output file (or other channel) and format. In brief, if
the category string in a rule in the configuration file equals the name of a category variable
in the source, then they match.
</text:p>
      <!--l. 409
-->
      <text:p text:style-name="First-line-indent">   So when this sentence in the source file is executed:
</text:p>
      <!--l. 410
-->
      <text:p text:style-name="Text-body">
      </text:p>
      <text:list text:style-name="list" text:name="list">
        <text:list-item>
          <text:h text:style-name="dt">
      </text:h>
          <!--l. 410
-->
          <text:p text:style-name="dd"><text:span text:style-name="ectt-1200">zlog_category_t</text:span><text:span text:style-name="ectt-1200"><text:s/>*c;</text:span>
      </text:p>
          <!--l. 413
-->
          <text:p text:style-name="dd"><text:span text:style-name="ectt-1200">c</text:span><text:span text:style-name="ectt-1200"><text:s/>=</text:span><text:span text:style-name="ectt-1200"><text:s/>zlog_get_category("my_cat");</text:span>
      </text:p>
          <!--l. 415
-->
          <text:p text:style-name="dd"><text:span text:style-name="ectt-1200">zlog_info(c,</text:span><text:span text:style-name="ectt-1200"><text:s/>"hello,</text:span><text:span text:style-name="ectt-1200"><text:s/>zlog");</text:span></text:p>
        </text:list-item>
      </text:list>
      <!--l. 417
-->
      <text:p text:style-name="Text-body">zlog library uses the category name "my_cat" to match one rule in the configuration file.
That is
</text:p>
      <!--l. 419
-->
      <text:p text:style-name="Text-body">
      </text:p>
      <text:list text:style-name="list" text:name="list">
        <text:list-item>
          <text:h text:style-name="dt">
      </text:h>
          <!--l. 419
-->
          <text:p text:style-name="dd"><text:span text:style-name="ectt-1200">[rules]</text:span>
      </text:p>
          <!--l. 422
-->
          <text:p text:style-name="dd"><text:span text:style-name="ectt-1200">my_cat.DEBUG</text:span><text:span text:style-name="ectt-1200"><text:s/></text:span><text:span text:style-name="ectt-1200"><text:s/></text:span><text:span text:style-name="ectt-1200"><text:s/></text:span><text:span text:style-name="ectt-1200"><text:s/>&gt;stdout;</text:span><text:span text:style-name="ectt-1200"><text:s/>simple</text:span></text:p>
        </text:list-item>
      </text:list>
      <!--l. 424
-->
      <text:p text:style-name="Text-body">Then the library will check if level is correct to decide whether the log will be output or
not. As INFO&gt;=DEBUG the log will be output, and as the rule says, it will be
sent to stdout (standard output) in the format of simple, which is described
as
</text:p>
      <!--l. 428
-->
      <text:p text:style-name="Text-body">
      </text:p>
      <text:list text:style-name="list" text:name="list">
        <text:list-item>
          <text:h text:style-name="dt">
      </text:h>
          <!--l. 428
-->
          <text:p text:style-name="dd"><text:span text:style-name="ectt-1200">[formats]</text:span>
      </text:p>
          <!--l. 431
-->
          <text:p text:style-name="dd"><text:span text:style-name="ectt-1200">simple</text:span><text:span text:style-name="ectt-1200"><text:s/>=</text:span><text:span text:style-name="ectt-1200"><text:s/>"%m%n"</text:span><text:span text:style-name="ectt-1200"><text:s/></text:span></text:p>
        </text:list-item>
      </text:list>
      <!--l. 433
-->
      <text:p text:style-name="Text-body">Lastly, zlog will show the zlog_info() content on the screen
</text:p>
      <!--l. 434
-->
      <text:p text:style-name="Text-body">
      </text:p>
      <text:list text:style-name="list" text:name="list">
        <text:list-item>
          <text:h text:style-name="dt">
      </text:h>
          <!--l. 434
-->
          <text:p text:style-name="dd"><text:span text:style-name="ectt-1200">hello,</text:span><text:span text:style-name="ectt-1200"><text:s/>zlog</text:span></text:p>
        </text:list-item>
      </text:list>
      <!--l. 437
-->
      <text:p text:style-name="Text-body">That’s the whole story. The only thing a user need to do is to write the messages. Where the
log will be output, or in which format, is done by zlog library.
</text:p>
      <!--l. 441
-->
      <text:p text:style-name="Text-body">
   </text:p>
      <!--end of section
-->
      <!--start of section
-->
      <text:h text:style-name="Heading-2" text:outline-level="2"><text:span text:style-name="section">4.2    </text:span><t4htlink href="#QQ2-1-12" name="x1-120004.2"/>Differences between syslog model and log4j model</text:h>
      <!--l. 443
-->
      <text:p text:style-name="Text-body">Does zLog have anything to do with syslog? Until now, the model is more like log4j. As in
log4j, there are concepts of logger, appender and layout. The difference is that in log4j,
each logger in source code must correspond to one logger in the configuration file and has
just one definite level. One-to-one relationship is the only choice for log4j, log4cxx,
log4cpp, log4cplus log4net and etc...
</text:p>
      <!--l. 450
-->
      <text:p text:style-name="First-line-indent">   But the log4j model is NOT flexible, they invent filters to make up for it, and that
make things more worse. So let’s get back to syslog model, which has an excellent
design.
</text:p>
      <!--l. 454
-->
      <text:p text:style-name="First-line-indent">   Continuing our example from the last section, if the zlog configuration file has 2
rules:
</text:p>
      <!--l. 456
-->
      <text:p text:style-name="Text-body">
      </text:p>
      <text:list text:style-name="list" text:name="list">
        <text:list-item>
          <text:h text:style-name="dt">
      </text:h>
          <!--l. 456
-->
          <text:p text:style-name="dd"><text:span text:style-name="ectt-1200">[rules]</text:span>
      </text:p>
          <!--l. 459
-->
          <text:p text:style-name="dd"><text:span text:style-name="ectt-1200">my_cat.DEBUG</text:span><text:span text:style-name="ectt-1200"><text:s/></text:span><text:span text:style-name="ectt-1200"><text:s/></text:span><text:span text:style-name="ectt-1200"><text:s/></text:span><text:span text:style-name="ectt-1200"><text:s/></text:span><text:span text:style-name="ectt-1200"><text:s/>&gt;stdout;</text:span><text:span text:style-name="ectt-1200"><text:s/>simple</text:span>
      </text:p>
          <!--l. 461
-->
          <text:p text:style-name="dd"><text:span text:style-name="ectt-1200">my_cat.INFO</text:span><text:span text:style-name="ectt-1200"><text:s/></text:span><text:span text:style-name="ectt-1200"><text:s/></text:span><text:span text:style-name="ectt-1200"><text:s/></text:span><text:span text:style-name="ectt-1200"><text:s/></text:span><text:span text:style-name="ectt-1200"><text:s/></text:span><text:span text:style-name="ectt-1200"><text:s/>&gt;stdout;</text:span></text:p>
        </text:list-item>
      </text:list>
      <!--l. 463
-->
      <text:p text:style-name="Text-body">Then they will generate 2 log outputs to stdout:
</text:p>
      <!--l. 464
-->
      <text:p text:style-name="Text-body">
                                                                                  
                                                                                  
      </text:p>
      <text:list text:style-name="list" text:name="list">
        <text:list-item>
          <text:h text:style-name="dt">
      </text:h>
          <!--l. 464
-->
          <text:p text:style-name="dd"><text:span text:style-name="ectt-1200">hello,</text:span><text:span text:style-name="ectt-1200"><text:s/>zlog</text:span>
      </text:p>
          <!--l. 467
-->
          <text:p text:style-name="dd"><text:span text:style-name="ectt-1200">2012-05-29</text:span><text:span text:style-name="ectt-1200"><text:s/>10:41:36</text:span><text:span text:style-name="ectt-1200"><text:s/>INFO</text:span><text:span text:style-name="ectt-1200"><text:s/>[11288:test_hello.c:41]</text:span><text:span text:style-name="ectt-1200"><text:s/>hello,</text:span><text:span text:style-name="ectt-1200"><text:s/>zlog</text:span></text:p>
        </text:list-item>
      </text:list>
      <!--l. 469
-->
      <text:p text:style-name="Text-body">You see that one category in the source code corresponds to two rules in the configuration file.
Maybe log4j’s user will say, "That’s good, but 2 appender for one logger will do the same
thing". So, let’s see the next example of configure file:
</text:p>
      <!--l. 473
-->
      <text:p text:style-name="Text-body">
      </text:p>
      <text:list text:style-name="list" text:name="list">
        <text:list-item>
          <text:h text:style-name="dt">
      </text:h>
          <!--l. 473
-->
          <text:p text:style-name="dd"><text:span text:style-name="ectt-1200">[rules]</text:span>
      </text:p>
          <!--l. 476
-->
          <text:p text:style-name="dd"><text:span text:style-name="ectt-1200">my_cat.WARN</text:span><text:span text:style-name="ectt-1200"><text:s/></text:span><text:span text:style-name="ectt-1200"><text:s/></text:span><text:span text:style-name="ectt-1200"><text:s/></text:span><text:span text:style-name="ectt-1200"><text:s/></text:span><text:span text:style-name="ectt-1200"><text:s/>"/var/log/aa.log"</text:span>
      </text:p>
          <!--l. 478
-->
          <text:p text:style-name="dd"><text:span text:style-name="ectt-1200">my_cat.DEBUG</text:span><text:span text:style-name="ectt-1200"><text:s/></text:span><text:span text:style-name="ectt-1200"><text:s/></text:span><text:span text:style-name="ectt-1200"><text:s/></text:span><text:span text:style-name="ectt-1200"><text:s/>"/var/log/bb.log"</text:span></text:p>
        </text:list-item>
      </text:list>
      <!--l. 480
-->
      <text:p text:style-name="Text-body">And the source code is:
</text:p>
      <!--l. 481
-->
      <text:p text:style-name="Text-body">
      </text:p>
      <text:list text:style-name="list" text:name="list">
        <text:list-item>
          <text:h text:style-name="dt">
      </text:h>
          <!--l. 481
-->
          <text:p text:style-name="dd"><text:span text:style-name="ectt-1200">zlog_info(c,</text:span><text:span text:style-name="ectt-1200"><text:s/>"info,</text:span><text:span text:style-name="ectt-1200"><text:s/>zlog");</text:span>
      </text:p>
          <!--l. 484
-->
          <text:p text:style-name="dd"><text:span text:style-name="ectt-1200">zlog_debug(c,</text:span><text:span text:style-name="ectt-1200"><text:s/>"debug,</text:span><text:span text:style-name="ectt-1200"><text:s/>zlog");</text:span></text:p>
        </text:list-item>
      </text:list>
      <!--l. 486
-->
      <text:p text:style-name="Text-body">Then, in aa.log, there is just one log
</text:p>
      <!--l. 487
-->
      <text:p text:style-name="Text-body">
      </text:p>
      <text:list text:style-name="list" text:name="list">
        <text:list-item>
          <text:h text:style-name="dt">
      </text:h>
          <!--l. 487
-->
          <text:p text:style-name="dd"><text:span text:style-name="ectt-1200">2012-05-29</text:span><text:span text:style-name="ectt-1200"><text:s/>10:41:36</text:span><text:span text:style-name="ectt-1200"><text:s/>INFO</text:span><text:span text:style-name="ectt-1200"><text:s/>[11288:test_hello.c:41]</text:span><text:span text:style-name="ectt-1200"><text:s/>info,</text:span><text:span text:style-name="ectt-1200"><text:s/>zlog</text:span></text:p>
        </text:list-item>
      </text:list>
      <!--l. 490
-->
      <text:p text:style-name="Text-body">But in bb.log, there will be two
</text:p>
      <!--l. 491
-->
      <text:p text:style-name="Text-body">
      </text:p>
      <text:list text:style-name="list" text:name="list">
        <text:list-item>
          <text:h text:style-name="dt">
      </text:h>
          <!--l. 491
-->
          <text:p text:style-name="dd"><text:span text:style-name="ectt-1200">2012-05-29</text:span><text:span text:style-name="ectt-1200"><text:s/>10:41:36</text:span><text:span text:style-name="ectt-1200"><text:s/>INFO</text:span><text:span text:style-name="ectt-1200"><text:s/>[11288:test_hello.c:41]</text:span><text:span text:style-name="ectt-1200"><text:s/>info,</text:span><text:span text:style-name="ectt-1200"><text:s/>zlog</text:span>
      </text:p>
          <!--l. 494
-->
          <text:p text:style-name="dd"><text:span text:style-name="ectt-1200">2012-05-29</text:span><text:span text:style-name="ectt-1200"><text:s/>10:41:36</text:span><text:span text:style-name="ectt-1200"><text:s/>DEBUG</text:span><text:span text:style-name="ectt-1200"><text:s/>[11288:test_hello.c:42]</text:span><text:span text:style-name="ectt-1200"><text:s/>debug,</text:span><text:span text:style-name="ectt-1200"><text:s/>zlog</text:span></text:p>
        </text:list-item>
      </text:list>
      <!--l. 496
-->
      <text:p text:style-name="Text-body">From this example, you see the difference. Log4j can not do it easily. In zlog, one category
may correspond to mutiple rules, and rules can have different level, output, and format
combinations. The user has an easy, clear way to filter and multi-ouput all logs on
demand.
</text:p>
      <!--l. 501
-->
      <text:p text:style-name="Text-body">
   </text:p>
      <!--end of section
-->
      <!--start of section
-->
      <text:h text:style-name="Heading-2" text:outline-level="2"><text:span text:style-name="section">4.3    </text:span><t4htlink href="#QQ2-1-13" name="x1-130004.3"/>Expand syslog model</text:h>
      <!--l. 503
-->
      <text:p text:style-name="Text-body">You can see that category in zlog is more like facility in syslog. Unfortunately, facility in
sylog is an int, and the value of facility must be chosen from a limited system-defined
range. zlog does better, making it a string variable.
</text:p>
      <!--l. 508
-->
      <text:p text:style-name="First-line-indent">   In syslog, there is a special wildcard "*", which matches all facilities. It does the same
thing in zlog. "*" matches all categories. That is a convenient way to make all errors
generated by multiple components in your system redirect to one log file. Just write in the
configuration file like this:
</text:p>
      <!--l. 513
-->
      <text:p text:style-name="Text-body">
      </text:p>
      <text:list text:style-name="list" text:name="list">
        <text:list-item>
          <text:h text:style-name="dt">
      </text:h>
          <!--l. 513
-->
          <text:p text:style-name="dd"><text:span text:style-name="ectt-1200">[rules]</text:span>
      </text:p>
          <!--l. 516
-->
          <text:p text:style-name="dd"><text:span text:style-name="ectt-1200">*.error</text:span><text:span text:style-name="ectt-1200"><text:s/></text:span><text:span text:style-name="ectt-1200"><text:s/></text:span><text:span text:style-name="ectt-1200"><text:s/></text:span><text:span text:style-name="ectt-1200"><text:s/>"/var/log/error.log"</text:span></text:p>
        </text:list-item>
      </text:list>
      <!--l. 518
-->
      <text:p text:style-name="Text-body">A unique feature of zlog is sub-category matching. If your source code has:
</text:p>
      <!--l. 520
-->
      <text:p text:style-name="Text-body">
      </text:p>
      <text:list text:style-name="list" text:name="list">
        <text:list-item>
          <text:h text:style-name="dt">
      </text:h>
          <!--l. 520
-->
          <text:p text:style-name="dd"><text:span text:style-name="ectt-1200">c</text:span><text:span text:style-name="ectt-1200"><text:s/>=</text:span><text:span text:style-name="ectt-1200"><text:s/>zlog_get_category("my_cat");</text:span></text:p>
        </text:list-item>
      </text:list>
      <!--l. 523
-->
      <text:p text:style-name="Text-body">And the configuration file has rules :
</text:p>
      <!--l. 524
-->
      <text:p text:style-name="Text-body">
      </text:p>
      <text:list text:style-name="list" text:name="list">
        <text:list-item>
          <text:h text:style-name="dt">
      </text:h>
          <!--l. 524
-->
          <text:p text:style-name="dd"><text:span text:style-name="ectt-1200">[rules]</text:span>
      </text:p>
          <!--l. 527
-->
          <text:p text:style-name="dd"><text:span text:style-name="ectt-1200">my_cat.*</text:span><text:span text:style-name="ectt-1200"><text:s/></text:span><text:span text:style-name="ectt-1200"><text:s/></text:span><text:span text:style-name="ectt-1200"><text:s/></text:span><text:span text:style-name="ectt-1200"><text:s/></text:span><text:span text:style-name="ectt-1200"><text:s/></text:span><text:span text:style-name="ectt-1200"><text:s/>"/var/log/my_cat.log"</text:span>
      </text:p>
          <!--l. 529
-->
          <text:p text:style-name="dd"><text:span text:style-name="ectt-1200">my_.NOTICE</text:span><text:span text:style-name="ectt-1200"><text:s/></text:span><text:span text:style-name="ectt-1200"><text:s/></text:span><text:span text:style-name="ectt-1200"><text:s/></text:span><text:span text:style-name="ectt-1200"><text:s/>"/var/log/my.log"</text:span></text:p>
        </text:list-item>
      </text:list>
      <!--l. 531
-->
      <text:p text:style-name="Text-body">These 2 rules match category "c" with the name "my_cat". The wildcard "_" is the way to
represent a super category. "my_" is a super category for "my_cat" and "my_dog".
There is also another wildcard "!". See 5.5.2<!--tex4ht:ref: subsec:Category-Matching 
--><text:span text:style-name="reference-ref"><text:reference-ref text:ref-name="x1-240005.5.2" text:reference-format="text"> </text:reference-ref></text:span> for more detail.
                                                                                  
                                                                                  
   </text:p>
      <!--end of section
-->
      <!--end of chapter
-->
      <!--start of chapter
-->
      <text:p text:style-name="clearpage"/>
      <text:h text:style-name="Heading-1" text:outline-level="1"><text:span text:style-name="chapter">Chapter<text:s/>5 </text:span><text:line-break/><t4htlink href="#QQ2-1-14" name="x1-140005"/>Configure File</text:h>
      <!--l. 541
-->
      <text:p text:style-name="Text-body">Most actions of zlog library are dependent upon the configuration file: where to output the
log, how to rotate the log files, how to format the output, etc. The configuration file uses a
domain specific language to control the library actions. Here is an example of
zlog.conf:
      </text:p>
      <text:list text:style-name="list" text:name="list">
        <text:list-item>
          <text:h text:style-name="dt">
      </text:h>
          <!--l. 545
-->
          <text:p text:style-name="dd"><text:span text:style-name="ectt-1200">#</text:span><text:span text:style-name="ectt-1200"><text:s/>comments</text:span>
      </text:p>
          <!--l. 548
-->
          <text:p text:style-name="dd"><text:span text:style-name="ectt-1200">[global]</text:span>
      </text:p>
          <!--l. 550
-->
          <text:p text:style-name="dd"><text:span text:style-name="ectt-1200">strict</text:span><text:span text:style-name="ectt-1200"><text:s/>init</text:span><text:span text:style-name="ectt-1200"><text:s/>=</text:span><text:span text:style-name="ectt-1200"><text:s/>true</text:span>
      </text:p>
          <!--l. 552
-->
          <text:p text:style-name="dd"><text:span text:style-name="ectt-1200">reload</text:span><text:span text:style-name="ectt-1200"><text:s/>conf</text:span><text:span text:style-name="ectt-1200"><text:s/>period</text:span><text:span text:style-name="ectt-1200"><text:s/>=</text:span><text:span text:style-name="ectt-1200"><text:s/>1M</text:span>
      </text:p>
          <!--l. 554
-->
          <text:p text:style-name="dd"><text:span text:style-name="ectt-1200">buffer</text:span><text:span text:style-name="ectt-1200"><text:s/>min</text:span><text:span text:style-name="ectt-1200"><text:s/>=</text:span><text:span text:style-name="ectt-1200"><text:s/>1024</text:span>
      </text:p>
          <!--l. 556
-->
          <text:p text:style-name="dd"><text:span text:style-name="ectt-1200">buffer</text:span><text:span text:style-name="ectt-1200"><text:s/>max</text:span><text:span text:style-name="ectt-1200"><text:s/>=</text:span><text:span text:style-name="ectt-1200"><text:s/>2MB</text:span>
      </text:p>
          <!--l. 558
-->
          <text:p text:style-name="dd"><text:span text:style-name="ectt-1200">rotate</text:span><text:span text:style-name="ectt-1200"><text:s/>lock</text:span><text:span text:style-name="ectt-1200"><text:s/>file</text:span><text:span text:style-name="ectt-1200"><text:s/>=</text:span><text:span text:style-name="ectt-1200"><text:s/>/tmp/zlog.lock</text:span>
      </text:p>
          <!--l. 560
-->
          <text:p text:style-name="dd"><text:span text:style-name="ectt-1200">default</text:span><text:span text:style-name="ectt-1200"><text:s/>format</text:span><text:span text:style-name="ectt-1200"><text:s/>=</text:span><text:span text:style-name="ectt-1200"><text:s/>"%d.%ms</text:span><text:span text:style-name="ectt-1200"><text:s/>%-6V</text:span><text:span text:style-name="ectt-1200"><text:s/>(%c:%F:%L)</text:span><text:span text:style-name="ectt-1200"><text:s/>-</text:span><text:span text:style-name="ectt-1200"><text:s/>%m%n"</text:span>
      </text:p>
          <!--l. 562
-->
          <text:p text:style-name="dd"><text:span text:style-name="ectt-1200">file</text:span><text:span text:style-name="ectt-1200"><text:s/>perms</text:span><text:span text:style-name="ectt-1200"><text:s/>=</text:span><text:span text:style-name="ectt-1200"><text:s/>600</text:span>
      </text:p>
          <!--l. 564
-->
          <text:p text:style-name="dd"><text:span text:style-name="ectt-1200">fsync</text:span><text:span text:style-name="ectt-1200"><text:s/>period</text:span><text:span text:style-name="ectt-1200"><text:s/>=</text:span><text:span text:style-name="ectt-1200"><text:s/>1K</text:span>
      </text:p>
          <!--l. 566
-->
          <text:p text:style-name="dd"><text:span text:style-name="ectt-1200"><text:s/></text:span>
      </text:p>
          <!--l. 568
-->
          <text:p text:style-name="dd"><text:span text:style-name="ectt-1200">[levels]</text:span>
      </text:p>
          <!--l. 570
-->
          <text:p text:style-name="dd"><text:span text:style-name="ectt-1200">TRACE</text:span><text:span text:style-name="ectt-1200"><text:s/>=</text:span><text:span text:style-name="ectt-1200"><text:s/>10</text:span>
      </text:p>
          <!--l. 572
-->
          <text:p text:style-name="dd"><text:span text:style-name="ectt-1200">CRIT</text:span><text:span text:style-name="ectt-1200"><text:s/>=</text:span><text:span text:style-name="ectt-1200"><text:s/>130,</text:span><text:span text:style-name="ectt-1200"><text:s/>LOG_CRIT</text:span>
      </text:p>
          <!--l. 574
-->
          <text:p text:style-name="dd"><text:span text:style-name="ectt-1200"><text:s/></text:span>
      </text:p>
          <!--l. 576
-->
          <text:p text:style-name="dd"><text:span text:style-name="ectt-1200">[formats]</text:span>
      </text:p>
          <!--l. 578
-->
          <text:p text:style-name="dd"><text:span text:style-name="ectt-1200">simple</text:span><text:span text:style-name="ectt-1200"><text:s/>=</text:span><text:span text:style-name="ectt-1200"><text:s/>"%m%n"</text:span>
      </text:p>
          <!--l. 580
-->
          <text:p text:style-name="dd"><text:span text:style-name="ectt-1200">normal</text:span><text:span text:style-name="ectt-1200"><text:s/>=</text:span><text:span text:style-name="ectt-1200"><text:s/>"%d(%F</text:span><text:span text:style-name="ectt-1200"><text:s/>%T)</text:span><text:span text:style-name="ectt-1200"><text:s/>%m%n"</text:span>
      </text:p>
          <!--l. 582
-->
          <text:p text:style-name="dd"><text:span text:style-name="ectt-1200"><text:s/></text:span>
      </text:p>
          <!--l. 584
-->
          <text:p text:style-name="dd"><text:span text:style-name="ectt-1200">[rules]</text:span>
      </text:p>
          <!--l. 586
-->
          <text:p text:style-name="dd"><text:span text:style-name="ectt-1200">default.*</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gt;stdout;</text:span><text:span text:style-name="ectt-1200"><text:s/>simple</text:span>
      </text:p>
          <!--l. 588
-->
          <text:p text:style-name="dd"><text:span text:style-name="ectt-1200">*.*</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12.2E(HOME)/log/%c.log",</text:span><text:span text:style-name="ectt-1200"><text:s/>1MB*12;</text:span><text:span text:style-name="ectt-1200"><text:s/>simple</text:span>
      </text:p>
          <!--l. 590
-->
          <text:p text:style-name="dd"><text:span text:style-name="ectt-1200">my_.INFO</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gt;stderr;</text:span>
      </text:p>
          <!--l. 592
-->
          <text:p text:style-name="dd"><text:span text:style-name="ectt-1200">my_cat.!ERROR</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var/log/aa.log"</text:span>
      </text:p>
          <!--l. 594
-->
          <text:p text:style-name="dd"><text:span text:style-name="ectt-1200">my_dog.=DEBUG</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gt;syslog,</text:span><text:span text:style-name="ectt-1200"><text:s/>LOG_LOCAL0;</text:span><text:span text:style-name="ectt-1200"><text:s/>simple</text:span>
      </text:p>
          <!--l. 596
-->
          <text:p text:style-name="dd"><text:span text:style-name="ectt-1200">my_mice.*</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user_define;</text:span></text:p>
        </text:list-item>
      </text:list>
      <!--l. 598
-->
      <text:p text:style-name="Text-body">[] means a section’s beginning, and the order of sections is fixed, using the sequence
global-levels-formats-rules.
</text:p>
      <!--l. 601
-->
      <text:p text:style-name="First-line-indent">   Note on units: when memory size or large number is needed, it is possible to specify it
in the usual form of 1k 5GB 4M and so forth:
                                                                                  
                                                                                  
      </text:p>
      <text:list text:style-name="list" text:name="list">
        <text:list-item>
          <text:h text:style-name="dt">
      </text:h>
          <!--l. 603
-->
          <text:p text:style-name="dd"><text:span text:style-name="ectt-1200">#</text:span><text:span text:style-name="ectt-1200"><text:s/>1k</text:span><text:span text:style-name="ectt-1200"><text:s/>=&gt;</text:span><text:span text:style-name="ectt-1200"><text:s/>1000</text:span><text:span text:style-name="ectt-1200"><text:s/>bytes</text:span><text:span text:style-name="ectt-1200"><text:s/></text:span>
      </text:p>
          <!--l. 606
-->
          <text:p text:style-name="dd"><text:span text:style-name="ectt-1200">#</text:span><text:span text:style-name="ectt-1200"><text:s/>1kb</text:span><text:span text:style-name="ectt-1200"><text:s/>=&gt;</text:span><text:span text:style-name="ectt-1200"><text:s/>1024</text:span><text:span text:style-name="ectt-1200"><text:s/>bytes</text:span><text:span text:style-name="ectt-1200"><text:s/></text:span>
      </text:p>
          <!--l. 608
-->
          <text:p text:style-name="dd"><text:span text:style-name="ectt-1200">#</text:span><text:span text:style-name="ectt-1200"><text:s/>1m</text:span><text:span text:style-name="ectt-1200"><text:s/>=&gt;</text:span><text:span text:style-name="ectt-1200"><text:s/>1000000</text:span><text:span text:style-name="ectt-1200"><text:s/>bytes</text:span><text:span text:style-name="ectt-1200"><text:s/></text:span>
      </text:p>
          <!--l. 610
-->
          <text:p text:style-name="dd"><text:span text:style-name="ectt-1200">#</text:span><text:span text:style-name="ectt-1200"><text:s/>1mb</text:span><text:span text:style-name="ectt-1200"><text:s/>=&gt;</text:span><text:span text:style-name="ectt-1200"><text:s/>1024*1024</text:span><text:span text:style-name="ectt-1200"><text:s/>bytes</text:span>
      </text:p>
          <!--l. 612
-->
          <text:p text:style-name="dd"><text:span text:style-name="ectt-1200">#</text:span><text:span text:style-name="ectt-1200"><text:s/>1g</text:span><text:span text:style-name="ectt-1200"><text:s/>=&gt;</text:span><text:span text:style-name="ectt-1200"><text:s/>1000000000</text:span><text:span text:style-name="ectt-1200"><text:s/>bytes</text:span><text:span text:style-name="ectt-1200"><text:s/></text:span>
      </text:p>
          <!--l. 614
-->
          <text:p text:style-name="dd"><text:span text:style-name="ectt-1200">#</text:span><text:span text:style-name="ectt-1200"><text:s/>1gb</text:span><text:span text:style-name="ectt-1200"><text:s/>=&gt;</text:span><text:span text:style-name="ectt-1200"><text:s/>1024*1024*1024</text:span><text:span text:style-name="ectt-1200"><text:s/>byte</text:span></text:p>
        </text:list-item>
      </text:list>
      <!--l. 616
-->
      <text:p text:style-name="Text-body">units are case insensitive so 1GB 1Gb 1gB are all the same.
   </text:p>
      <!--start of section
-->
      <text:h text:style-name="Heading-2" text:outline-level="2"><text:span text:style-name="section">5.1    </text:span><t4htlink href="#QQ2-1-15" name="x1-150005.1"/>Global</text:h>
      <!--l. 620
-->
      <text:p text:style-name="Text-body">Global section begins with [global]. This section can be omitted.The syntax is
</text:p>
      <!--l. 622
-->
      <text:p text:style-name="Text-body">
      </text:p>
      <text:list text:style-name="list" text:name="list">
        <text:list-item>
          <text:h text:style-name="dt">
      </text:h>
          <!--l. 622
-->
          <text:p text:style-name="dd"><text:span text:style-name="ectt-1200">(key)</text:span><text:span text:style-name="ectt-1200"><text:s/>=</text:span><text:span text:style-name="ectt-1200"><text:s/>(value)</text:span></text:p>
        </text:list-item>
      </text:list>
      <!--l. 625
-->
      <text:p text:style-name="Text-body">
      </text:p>
      <!--l. 626
-->
      <text:list text:style-name="Itemize">
        <text:list-item>
          <text:p text:style-name="Inside-itemize">strict init
      </text:p>
          <text:p text:style-name="Inside-itemize">If "strict init = true”, zlog_init() will check syntax of all formats and rules
      strictly, and any error will cause zlog_init() to fail and return -1. When "strict
      init = false”, zlog_init() will ignore syntax errors for formats and rules. The
      default is true.
      </text:p>
        </text:list-item>
        <text:list-item>
          <text:p text:style-name="Inside-itemize">reload conf period
      </text:p>
          <text:p text:style-name="Inside-itemize">This  parameter  causes  the  zlog  library  to  reload  the  configuration  file
      automatically after a period, which is measured by number of log times per
      process. When the number reaches the value, it calls zlog_reload() internally.
      The  number  is  reset  to  zero  at  the  last  zlog_reload()  or  zlog_init().  As
                                                                                  
                                                                                  
      zlog_reload() is atomic, if zlog_reload() fails, zlog still runs with the current
      configuration. So reloading automatically the configuration is safe. The default
      is 0, which means never reload automatically.
      </text:p>
        </text:list-item>
        <text:list-item>
          <text:p text:style-name="Inside-itemize">buffer min
      </text:p>
        </text:list-item>
        <text:list-item>
          <text:p text:style-name="Inside-itemize">buffer max
      </text:p>
          <text:p text:style-name="Inside-itemize">zlog allocates a log buffer in each thread. "buffer min" indicates size of buffer
      malloc’ed at init time. While logging, if one single log’s content is longer than
      buffer size now, zlog will expand buffer automatically until "buffer max". Then,
      if the size is still longer than "buffer max", the log content will be truncated.
      If "buffer max" is 0, it means buffer size is unlimited, and each time zlog will
      expand buffer by twice its size, until the process uses all available memory. The
      value of these 2 parameters can appended with unit KB, MB or GB suffix,
      where 1024 equals 1KB. As default, "buffer min" is 1K and "buffer max" is
      2MB.
      </text:p>
        </text:list-item>
        <text:list-item>
          <text:p text:style-name="Inside-itemize">rotate lock file
      </text:p>
          <text:p text:style-name="Inside-itemize">This specifies a lock file for rotating a log safely in multi-process situations. zlog will
      open the file at zlog_init() with the permission of read-write. The pseudo-code for
      rotating a log file is:
      </text:p>
          <text:p text:style-name="Inside-itemize">
           </text:p>
          <text:list text:style-name="list" text:name="list">
            <text:list-item>
              <text:h text:style-name="dt">
           </text:h>
              <!--l. 663
-->
              <text:p text:style-name="dd"><text:span text:style-name="ectt-1200">write(log_file,</text:span><text:span text:style-name="ectt-1200"><text:s/>a_log)</text:span>
           </text:p>
              <!--l. 666
-->
              <text:p text:style-name="dd"><text:span text:style-name="ectt-1200">if</text:span><text:span text:style-name="ectt-1200"><text:s/>(log_file</text:span><text:span text:style-name="ectt-1200"><text:s/>&gt;</text:span><text:span text:style-name="ectt-1200"><text:s/>1M)</text:span><text:span text:style-name="ectt-1200"><text:s/></text:span><text:span text:style-name="ectt-1200"><text:s/></text:span>
           </text:p>
              <!--l. 668
-->
              <text:p text:style-name="dd">
               </text:p>
              <text:list text:style-name="list" text:name="list">
                <text:list-item>
                  <text:h text:style-name="dt">
               </text:h>
                  <!--l. 668
-->
                  <text:p text:style-name="dd"><text:span text:style-name="ectt-1200">if</text:span><text:span text:style-name="ectt-1200"><text:s/>(pthread_mutex_lock</text:span><text:span text:style-name="ectt-1200"><text:s/>succ</text:span><text:span text:style-name="ectt-1200"><text:s/>&amp;&amp;</text:span><text:span text:style-name="ectt-1200"><text:s/>fcntl_lock(lock_file)</text:span><text:span text:style-name="ectt-1200"><text:s/>succ)</text:span><text:span text:style-name="ectt-1200"><text:s/></text:span><text:span text:style-name="ectt-1200"><text:s/></text:span>
               </text:p>
                  <!--l. 671
-->
                  <text:p text:style-name="dd">
                   </text:p>
                  <text:list text:style-name="list" text:name="list">
                    <text:list-item>
                      <text:h text:style-name="dt">
                   </text:h>
                      <!--l. 671
-->
                      <text:p text:style-name="dd"><text:span text:style-name="ectt-1200">if</text:span><text:span text:style-name="ectt-1200"><text:s/>(log_file</text:span><text:span text:style-name="ectt-1200"><text:s/>&gt;</text:span><text:span text:style-name="ectt-1200"><text:s/>1M)</text:span><text:span text:style-name="ectt-1200"><text:s/>rotate(log_file);</text:span>
                   </text:p>
                      <!--l. 674
-->
                      <text:p text:style-name="dd"><text:span text:style-name="ectt-1200">fcntl_unlock(lock_file);</text:span>
                   </text:p>
                      <!--l. 676
-->
                      <text:p text:style-name="dd"><text:span text:style-name="ectt-1200">pthread_mutex_unlock;</text:span></text:p>
                    </text:list-item>
                  </text:list>
                </text:list-item>
              </text:list>
            </text:list-item>
          </text:list>
          <text:p text:style-name="Inside-itemize">mutex_lock is for multi-thread and fcntl_lock is for multi-process. fcntl_lock is the
      POSIX advisory record locking. See man 3 fcntl for details. The lock is
      system-wide, and when a process dies unexpectedly, the operating system releases
      all locks owned by the process. That’s why I chose fcntl lock for rotating
      log safely. The process needs read-write permisson for lock_file to lock
      it.
      </text:p>
          <text:p text:style-name="Inside-itemize">By default, rotate lock file = self. This way, zlog does not create any lock file
      and sets the configuration file as the lock file. As fcntl is advisory, it does
      not really forbid programmers to change and store the configuration file.
      Generally speaking, one log file will not be rotated by processes run by
      different operating system users, so using the configuration file as lock file is
      safe.
      </text:p>
          <text:p text:style-name="Inside-itemize">If you choose another path as lock file, for example, /tmp/zlog.lock, zlog will create
      it at zlog_init(). Make sure your program has permission to create and read-write
      the file. If processes run by different operating system users need to write and rotate
      the same log file, make sure that each program has permission to create and
      read-write the same lock file.
      </text:p>
        </text:list-item>
        <text:list-item>
          <text:p text:style-name="Inside-itemize">default format
      </text:p>
          <text:p text:style-name="Inside-itemize">This parameter is used by rules without format specified. The default is
      </text:p>
          <text:p text:style-name="Inside-itemize">
           </text:p>
          <text:list text:style-name="list" text:name="list">
            <text:list-item>
              <text:h text:style-name="dt">
           </text:h>
              <!--l. 704
-->
              <text:p text:style-name="dd"><text:span text:style-name="ectt-1200">"%d</text:span><text:span text:style-name="ectt-1200"><text:s/>%V</text:span><text:span text:style-name="ectt-1200"><text:s/>[%p:%F:%L]</text:span><text:span text:style-name="ectt-1200"><text:s/>%m%n"</text:span></text:p>
            </text:list-item>
          </text:list>
          <text:p text:style-name="Inside-itemize">It will yield output like this:
      </text:p>
          <text:p text:style-name="Inside-itemize">
           </text:p>
          <text:list text:style-name="list" text:name="list">
            <text:list-item>
              <text:h text:style-name="dt">
           </text:h>
              <!--l. 708
-->
              <text:p text:style-name="dd"><text:span text:style-name="ectt-1200">2012-02-14</text:span><text:span text:style-name="ectt-1200"><text:s/>17:03:12</text:span><text:span text:style-name="ectt-1200"><text:s/>INFO</text:span><text:span text:style-name="ectt-1200"><text:s/>[3758:test_hello.c:39]</text:span><text:span text:style-name="ectt-1200"><text:s/>hello,</text:span><text:span text:style-name="ectt-1200"><text:s/>zlog</text:span></text:p>
            </text:list-item>
          </text:list>
        </text:list-item>
        <text:list-item>
          <text:p text:style-name="Inside-itemize">file perms
      </text:p>
          <text:p text:style-name="Inside-itemize">This specifies all log file permissions when they are created. Note that it is affected
      by user’s umask. The final file permission will be "file perms" &amp; ~umask. The
      default is 600, which just allows user read and write.
      </text:p>
        </text:list-item>
        <text:list-item>
          <text:p text:style-name="Inside-itemize">fsync period
      </text:p>
          <text:p text:style-name="Inside-itemize">After a number of log times per rule (to file only), zlog will call fsync(3) after write()
      to tell the Operating System to write data to disk immediately from any internal
      system buffers. The number is incremented by each rule and will be reset to 0 after
      zlog_reload(). Note that when the file’s path is generated dynamically
      or is rotated, zlog does not guarantee fsync() touch all files. It just does
      fsync() against the file descriptors that have have seen write() prior to
      the boundary time. It offers a balance between speed and data safety. An
      example:
      </text:p>
          <text:p text:style-name="Inside-itemize">
           </text:p>
          <text:list text:style-name="list" text:name="list">
            <text:list-item>
              <text:h text:style-name="dt">
           </text:h>
              <!--l. 728
-->
              <text:p text:style-name="dd"><text:span text:style-name="ectt-1200">$</text:span><text:span text:style-name="ectt-1200"><text:s/>time</text:span><text:span text:style-name="ectt-1200"><text:s/>./test_press_zlog</text:span><text:span text:style-name="ectt-1200"><text:s/>1</text:span><text:span text:style-name="ectt-1200"><text:s/>10</text:span><text:span text:style-name="ectt-1200"><text:s/>100000</text:span>
           </text:p>
              <!--l. 731
-->
              <text:p text:style-name="dd"><text:span text:style-name="ectt-1200">real</text:span>
           <text:span text:style-name="ectt-1200">0m1.806s</text:span>
           </text:p>
              <!--l. 733
-->
              <text:p text:style-name="dd"><text:span text:style-name="ectt-1200">user</text:span>
           <text:span text:style-name="ectt-1200">0m3.060s</text:span><text:span text:style-name="ectt-1200"><text:s/></text:span>
                                                                                  
                                                                                  
           </text:p>
              <!--l. 735
-->
              <text:p text:style-name="dd"><text:span text:style-name="ectt-1200">sys</text:span>
           <text:span text:style-name="ectt-1200"><text:s/>0m0.270s</text:span>
           </text:p>
              <!--l. 737
-->
              <text:p text:style-name="dd"><text:span text:style-name="ectt-1200"><text:s/></text:span>
           </text:p>
              <!--l. 739
-->
              <text:p text:style-name="dd"><text:span text:style-name="ectt-1200">$</text:span><text:span text:style-name="ectt-1200"><text:s/>wc</text:span><text:span text:style-name="ectt-1200"><text:s/>-l</text:span><text:span text:style-name="ectt-1200"><text:s/>press.log</text:span><text:span text:style-name="ectt-1200"><text:s/></text:span><text:span text:style-name="ectt-1200"><text:s/></text:span>
           </text:p>
              <!--l. 741
-->
              <text:p text:style-name="dd"><text:span text:style-name="ectt-1200">1000000</text:span><text:span text:style-name="ectt-1200"><text:s/>press.log</text:span><text:span text:style-name="ectt-1200"><text:s/></text:span><text:span text:style-name="ectt-1200"><text:s/></text:span>
           </text:p>
              <!--l. 743
-->
              <text:p text:style-name="dd"><text:span text:style-name="ectt-1200"><text:s/></text:span>
           </text:p>
              <!--l. 745
-->
              <text:p text:style-name="dd"><text:span text:style-name="ectt-1200">$</text:span><text:span text:style-name="ectt-1200"><text:s/>time</text:span><text:span text:style-name="ectt-1200"><text:s/>./test_press_zlog</text:span><text:span text:style-name="ectt-1200"><text:s/>1</text:span><text:span text:style-name="ectt-1200"><text:s/>10</text:span><text:span text:style-name="ectt-1200"><text:s/>100000</text:span><text:span text:style-name="ectt-1200"><text:s/>#fsync</text:span><text:span text:style-name="ectt-1200"><text:s/>period</text:span><text:span text:style-name="ectt-1200"><text:s/>=</text:span><text:span text:style-name="ectt-1200"><text:s/>1K</text:span>
           </text:p>
              <!--l. 747
-->
              <text:p text:style-name="dd"><text:span text:style-name="ectt-1200">real</text:span>
           <text:span text:style-name="ectt-1200">0m41.995s</text:span><text:span text:style-name="ectt-1200"><text:s/></text:span>
           </text:p>
              <!--l. 749
-->
              <text:p text:style-name="dd"><text:span text:style-name="ectt-1200">user</text:span>
           <text:span text:style-name="ectt-1200">0m7.920s</text:span><text:span text:style-name="ectt-1200"><text:s/></text:span>
           </text:p>
              <!--l. 751
-->
              <text:p text:style-name="dd"><text:span text:style-name="ectt-1200">sys</text:span>
           <text:span text:style-name="ectt-1200"><text:s/>0m0.990s</text:span>
           </text:p>
              <!--l. 753
-->
              <text:p text:style-name="dd"><text:span text:style-name="ectt-1200"><text:s/></text:span>
           </text:p>
              <!--l. 755
-->
              <text:p text:style-name="dd"><text:span text:style-name="ectt-1200">$</text:span><text:span text:style-name="ectt-1200"><text:s/>time</text:span><text:span text:style-name="ectt-1200"><text:s/>./test_press_zlog</text:span><text:span text:style-name="ectt-1200"><text:s/>1</text:span><text:span text:style-name="ectt-1200"><text:s/>10</text:span><text:span text:style-name="ectt-1200"><text:s/>100000</text:span><text:span text:style-name="ectt-1200"><text:s/>#fsync</text:span><text:span text:style-name="ectt-1200"><text:s/>period</text:span><text:span text:style-name="ectt-1200"><text:s/>=</text:span><text:span text:style-name="ectt-1200"><text:s/>10K</text:span>
           </text:p>
              <!--l. 757
-->
              <text:p text:style-name="dd"><text:span text:style-name="ectt-1200">real</text:span>
           <text:span text:style-name="ectt-1200">0m6.856s</text:span><text:span text:style-name="ectt-1200"><text:s/></text:span>
           </text:p>
              <!--l. 759
-->
              <text:p text:style-name="dd"><text:span text:style-name="ectt-1200">user</text:span>
           <text:span text:style-name="ectt-1200">0m4.360s</text:span><text:span text:style-name="ectt-1200"><text:s/></text:span>
           </text:p>
              <!--l. 761
-->
              <text:p text:style-name="dd"><text:span text:style-name="ectt-1200">sys</text:span>
           <text:span text:style-name="ectt-1200"><text:s/>0m0.550s</text:span></text:p>
            </text:list-item>
          </text:list>
          <text:p text:style-name="Inside-itemize">If you want extreme safety but do not care about speed, use synchronous file
      I/O, see 5.5.3<!--tex4ht:ref: ite:synchronous-I/O-file 
--><text:span text:style-name="reference-ref"><text:reference-ref text:ref-name="x1-250005.5.3" text:reference-format="text"> </text:reference-ref></text:span>.The defualt is 0, which means let the operating system flush the
      output buffer when it wants.</text:p>
        </text:list-item>
      </text:list>
      <!--l. 768
-->
      <text:p text:style-name="Text-body">
   </text:p>
      <!--end of section
-->
      <!--start of section
-->
      <text:h text:style-name="Heading-2" text:outline-level="2"><text:span text:style-name="section">5.2    </text:span><t4htlink href="#QQ2-1-16" name="x1-160005.2"/>Levels</text:h>
      <!--l. 770
-->
      <text:p text:style-name="Text-body">This section begins with [levels] and allows the user to define application levels. You
should match these values with user-defined macros in the source file. This section can be
omitted.
</text:p>
      <!--l. 774
-->
      <text:p text:style-name="First-line-indent">   The syntax is
</text:p>
      <!--l. 775
-->
      <text:p text:style-name="Text-body">
      </text:p>
      <text:list text:style-name="list" text:name="list">
        <text:list-item>
          <text:h text:style-name="dt">
      </text:h>
          <!--l. 775
-->
          <text:p text:style-name="dd"><text:span text:style-name="ectt-1200">(level</text:span><text:span text:style-name="ectt-1200"><text:s/>string)</text:span><text:span text:style-name="ectt-1200"><text:s/>=</text:span><text:span text:style-name="ectt-1200"><text:s/>(level</text:span><text:span text:style-name="ectt-1200"><text:s/>int),</text:span><text:span text:style-name="ectt-1200"><text:s/>(syslog</text:span><text:span text:style-name="ectt-1200"><text:s/>level,</text:span><text:span text:style-name="ectt-1200"><text:s/>optional)</text:span></text:p>
        </text:list-item>
      </text:list>
      <!--l. 778
-->
      <text:p text:style-name="Text-body">level int should in [1,253], higher numbers mean more important. syslog level is optional, if
not set, use LOG_DEBUG
</text:p>
      <!--l. 781
-->
      <text:p text:style-name="First-line-indent">   see 7.3<!--tex4ht:ref: sec:User-defined-Level 
--><text:span text:style-name="reference-ref"><text:reference-ref text:ref-name="x1-390007.3" text:reference-format="text"> </text:reference-ref></text:span> for more details.
</text:p>
      <!--l. 783
-->
      <text:p text:style-name="Text-body">
   </text:p>
      <!--end of section
-->
      <!--start of section
-->
      <text:h text:style-name="Heading-2" text:outline-level="2"><text:span text:style-name="section">5.3    </text:span><t4htlink href="#QQ2-1-17" name="x1-170005.3"/>Formats</text:h>
      <!--l. 785
-->
      <text:p text:style-name="Text-body">This section begins with [formats], where the user can define preferred log patterns. The
syntax is
</text:p>
      <!--l. 787
-->
      <text:p text:style-name="Text-body">
      </text:p>
      <text:list text:style-name="list" text:name="list">
        <text:list-item>
          <text:h text:style-name="dt">
      </text:h>
          <!--l. 787
-->
          <text:p text:style-name="dd"><text:span text:style-name="ectt-1200">(name)</text:span><text:span text:style-name="ectt-1200"><text:s/>=</text:span><text:span text:style-name="ectt-1200"><text:s/>"(actual</text:span><text:span text:style-name="ectt-1200"><text:s/>formats)"</text:span></text:p>
        </text:list-item>
      </text:list>
      <!--l. 790
-->
      <text:p text:style-name="Text-body">It is easy to understand, (name) will be used in the next section [rules]. The format (name)
consists of letters and digits plus underscore "_". The (actual format) should be
put in double quotes. It can be built up with conversion patterns, as described
below.
</text:p>
      <!--l. 796
-->
      <text:p text:style-name="Text-body">
   </text:p>
      <!--end of section
-->
      <!--start of section
-->
      <text:h text:style-name="Heading-2" text:outline-level="2"><text:span text:style-name="section">5.4    </text:span><t4htlink href="#QQ2-1-18" name="x1-180005.4"/>Conversion pattern</text:h>
      <!--l. 798
-->
      <text:p text:style-name="Text-body">The conversion pattern is closely related to the conversion pattern of the C printf function.
A conversion pattern is composed of literal text and format control expressions called
conversion specifiers.
</text:p>
      <!--l. 802
-->
      <text:p text:style-name="First-line-indent">   Conversion pattern is used in both filepath of rule and pattern of format.
</text:p>
      <!--l. 805
-->
      <text:p text:style-name="First-line-indent">   You are free to insert any literal text within the conversion pattern.
</text:p>
      <!--l. 807
-->
      <text:p text:style-name="First-line-indent">   Each conversion specifier starts with a percent sign (%) and is followed by optional
format modifiers and a conversion character. The conversion character specifies the type of
data, e.g. category, level, date, thread id. The format modifiers control such things
as field width, padding, left and right justification. The following is a simple
example.
</text:p>
      <!--l. 813
-->
      <text:p text:style-name="First-line-indent">   Let the conversion pattern be
</text:p>
      <!--l. 814
-->
      <text:p text:style-name="Text-body">
                                                                                  
                                                                                  
      </text:p>
      <text:list text:style-name="list" text:name="list">
        <text:list-item>
          <text:h text:style-name="dt">
      </text:h>
          <!--l. 814
-->
          <text:p text:style-name="dd"><text:span text:style-name="ectt-1200">"%d(%m-%d</text:span><text:span text:style-name="ectt-1200"><text:s/>%T)</text:span><text:span text:style-name="ectt-1200"><text:s/>%-5V</text:span><text:span text:style-name="ectt-1200"><text:s/>[%p:%F:%L]</text:span><text:span text:style-name="ectt-1200"><text:s/>%m%n".</text:span></text:p>
        </text:list-item>
      </text:list>
      <!--l. 817
-->
      <text:p text:style-name="Text-body">Then the statement
</text:p>
      <!--l. 818
-->
      <text:p text:style-name="Text-body">
      </text:p>
      <text:list text:style-name="list" text:name="list">
        <text:list-item>
          <text:h text:style-name="dt">
      </text:h>
          <!--l. 818
-->
          <text:p text:style-name="dd"><text:span text:style-name="ectt-1200">zlog_info(c,</text:span><text:span text:style-name="ectt-1200"><text:s/>"hello,</text:span><text:span text:style-name="ectt-1200"><text:s/>zlog");</text:span></text:p>
        </text:list-item>
      </text:list>
      <!--l. 821
-->
      <text:p text:style-name="Text-body">would yield the output
</text:p>
      <!--l. 822
-->
      <text:p text:style-name="Text-body">
      </text:p>
      <text:list text:style-name="list" text:name="list">
        <text:list-item>
          <text:h text:style-name="dt">
      </text:h>
          <!--l. 822
-->
          <text:p text:style-name="dd"><text:span text:style-name="ectt-1200">02-14</text:span><text:span text:style-name="ectt-1200"><text:s/>17:17:42</text:span><text:span text:style-name="ectt-1200"><text:s/>INFO</text:span><text:span text:style-name="ectt-1200"><text:s/></text:span><text:span text:style-name="ectt-1200"><text:s/>[4935:test_hello.c:39]</text:span><text:span text:style-name="ectt-1200"><text:s/>hello,</text:span><text:span text:style-name="ectt-1200"><text:s/>zlog</text:span></text:p>
        </text:list-item>
      </text:list>
      <!--l. 825
-->
      <text:p text:style-name="Text-body">Note that there is no explicit separator between text and conversion specifiers. The
pattern parser knows when it has reached the end of a conversion specifier when it
reads a conversion character. In the example above the conversion specifier %-5p
means the level of the logging event should be left justified to a width of five
characters.
</text:p>
      <!--l. 831
-->
      <text:p text:style-name="Text-body">
   </text:p>
      <!--start of subsection
-->
      <text:h text:style-name="Heading-3" text:outline-level="3"><text:span text:style-name="subsection">5.4.1    </text:span><t4htlink href="#QQ2-1-19" name="x1-190005.4.1"/>Conversion Characters</text:h>
      <!--l. 833
-->
      <text:p text:style-name="Text-body">The recognized conversion characters are
<text:reference-mark text:name="x1-19001r1"> </text:reference-mark>   </text:p>
      <!--l. 837
-->
      <table:table table:style-name="longtable">
        <!--table:table-column-group ???="TBL-2-1g"
-->
        <table:table-column table:style-name="TBL-2-1"/>
        <!--/table:table-column-group
-->
        <!--table:table-column-group ???="TBL-2-2g"
-->
        <table:table-column table:style-name="TBL-2-2"/>
        <!--/table:table-column-group
-->
        <!--table:table-column-group ???="TBL-2-3g"
-->
        <table:table-column table:style-name="TBL-2-3"/>
        <!--/table:table-column-group
-->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
          <table:table-cell table:style-name="TBL-2-1-1">
            <text:p> conversion
 char     </text:p>
          </table:table-cell>
          <table:table-cell table:style-name="TBL-2-1-2">
            <text:p> effect                                     </text:p>
          </table:table-cell>
          <table:table-cell table:style-name="TBL-2-1-3">
            <text:p> exampl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2-">
          <table:table-cell table:style-name="TBL-2-2-1">
            <text:p> %c      </text:p>
          </table:table-cell>
          <table:table-cell table:style-name="TBL-2-2-2">
            <text:p> Used
 to
 output
 the
 category
 of
 the
 logging
 event.                                    </text:p>
          </table:table-cell>
          <table:table-cell table:style-name="TBL-2-2-3">
            <text:p> aa_bb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3-">
          <table:table-cell table:style-name="TBL-2-3-1">
            <text:p> %d()    </text:p>
          </table:table-cell>
          <table:table-cell table:style-name="TBL-2-3-2">
            <text:p> Used
 to
 output
 the
 date
 of
 the
 logging
 event.
 The
 date
 conversion
 specifier
 may
 be
 followed
 by
 a
 date
 format
 specifier
 enclosed
 between
 parentheses.
 For
 example,
 %d(%F)
 or
 %d(%m-%d
 %T).
 If
 no
 date
 format
 specifier
 is
 given
 then
 %d(%F
 %T)
 format
 is
 assumed.
 The
 date
 format
 specifier
 permits
 the
 same
 syntax
 as
 the
 strftime(2).
 see
 5.4.3<!--tex4ht:ref: subsec:Time-Character 
--><text:span text:style-name="reference-ref"><text:reference-ref text:ref-name="x1-210005.4.3" text:reference-format="text"> </text:reference-ref></text:span>for
 more
 detail.                                    </text:p>
          </table:table-cell>
          <table:table-cell table:style-name="TBL-2-3-3"><!--start --> %d(%F)
 2011-12-01
 <!--l. 855
--><text:p text:style-name="_Text-body_">%d(%m-%d
 %T)
 12-01
 17:17:42
 </text:p> 
<!--l. 857
--><text:p text:style-name="_Text-body_">%d(%T.ms)
 17:17:42.035
 </text:p> 
<!--l. 859
--><text:p text:style-name="_Text-body_">%d
 2012-02-14
 17:03:12
 </text:p> 
<!--l. 861
--><text:p text:style-name="_Text-body_">%d()
 2012-02-14
 17:03:12                          </text:p> 
<!--end_--></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4-">
          <table:table-cell table:style-name="TBL-2-4-1">
            <text:p> %E()    </text:p>
          </table:table-cell>
          <table:table-cell table:style-name="TBL-2-4-2">
            <text:p> Value
 of
 environment
 variables                                  </text:p>
          </table:table-cell>
          <table:table-cell table:style-name="TBL-2-4-3">
            <text:p> %E(LOGNAME)
 simpson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5-">
          <table:table-cell table:style-name="TBL-2-5-1">
            <text:p> %ms     </text:p>
          </table:table-cell>
          <table:table-cell table:style-name="TBL-2-5-2"><!--start --> The
 millisecond,
 3-digit
 integer
 string
 <!--l. 870
--><text:p text:style-name="_Text-body_">comes
 from
 gettimeofday(2)                           </text:p> 
<!--end_--></table:table-cell>
          <table:table-cell table:style-name="TBL-2-5-3">
            <text:p> 013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6-">
          <table:table-cell table:style-name="TBL-2-6-1">
            <text:p> %us     </text:p>
          </table:table-cell>
          <table:table-cell table:style-name="TBL-2-6-2"><!--start --> The
 microsecond,
 6-digit
 integer
 string
 <!--l. 876
--><text:p text:style-name="_Text-body_">comes
 from
 gettimeofday(2)                           </text:p> 
<!--end_--></table:table-cell>
          <table:table-cell table:style-name="TBL-2-6-3">
            <text:p> 002323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7-">
          <table:table-cell table:style-name="TBL-2-7-1">
            <text:p> %F      </text:p>
          </table:table-cell>
          <table:table-cell table:style-name="TBL-2-7-2">
            <text:p> Used
 to
 output
 the
 file
 name
 where
 the
 logging
 request
 was
 issued.
 The
 file
 name
 comes
 from
 __FILE__
 macro.
 Some
 compilers
 supply
 __FILE__
 as
 the
 absolute
 path.
 Use
 %f
 to
 strip
 path
 and
 keep
 the
 file
 name.
 Some
 compilers
 have
 an
 option
 to
 control
 this
 feature.                                   </text:p>
          </table:table-cell>
          <table:table-cell table:style-name="TBL-2-7-3"><!--start --> test_hello.c
 <!--l. 886
--><text:p text:style-name="_Text-body_">or,
 under
 some
 compiler
 </text:p> 
<!--l. 888
--><text:p text:style-name="_Text-body_">/home/zlog/src/test/test_hello.c </text:p> 
<!--end_--></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8-">
          <table:table-cell table:style-name="TBL-2-8-1">
            <text:p> %f       </text:p>
          </table:table-cell>
          <table:table-cell table:style-name="TBL-2-8-2">
            <text:p> Used
 to
 output
 the
 source
 file
 name,
 the
 string
 after
 the
 last
 ’/’
 of
 $F.
 It
 will
 cause
 a
 little
 performance
 loss
 in
 each
 log
 event.                                    </text:p>
          </table:table-cell>
          <table:table-cell table:style-name="TBL-2-8-3">
            <text:p> test_hello.c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9-">
          <table:table-cell table:style-name="TBL-2-9-1">
            <text:p> %H      </text:p>
          </table:table-cell>
          <table:table-cell table:style-name="TBL-2-9-2">
            <text:p> Used
 to
 output
 the
 hostname
 of
 system,
 which
 is
 from
 gethostname(2)                           </text:p>
          </table:table-cell>
          <table:table-cell table:style-name="TBL-2-9-3">
            <text:p> zlog-dev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0-">
          <table:table-cell table:style-name="TBL-2-10-1">
            <text:p> %L      </text:p>
          </table:table-cell>
          <table:table-cell table:style-name="TBL-2-10-2">
            <text:p> Used
 to
 output
 the
 line
 number
 from
 where
 the
 logging
 request
 was
 issued,
 which
 comes
 from
 __LINE__
 macro                                    </text:p>
          </table:table-cell>
          <table:table-cell table:style-name="TBL-2-10-3">
            <text:p> 135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1-">
          <table:table-cell table:style-name="TBL-2-11-1">
            <text:p> %m      </text:p>
          </table:table-cell>
          <table:table-cell table:style-name="TBL-2-11-2">
            <text:p> Used
 to
 output
 the
 application
 supplied
 message
 associated
 with
 the
 logging
 event.                                    </text:p>
          </table:table-cell>
          <table:table-cell table:style-name="TBL-2-11-3">
            <text:p> hello,
 zlo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2-">
          <table:table-cell table:style-name="TBL-2-12-1">
            <text:p> %M     </text:p>
          </table:table-cell>
          <table:table-cell table:style-name="TBL-2-12-2">
            <text:p> Used
 to
 output
 the
 MDC
 (mapped
 diagnostic
 context)
 associated
 with
 the
 thread
 that
 generated
 the
 logging
 event.
 The
 M
 conversion
 character
 must
 be
 followed
 by
 the
 key
 for
 the
 map
 placed
 between
 parenthesis,
 as
 in
 %M(clientNumber)
 where
 clientNumber
 is
 the
 key.
 The
 value
 in
 the
 MDC
 corresponding
 to
 the
 key
 will
 be
 output.See
 7.1<!--tex4ht:ref: sec:MDC 
--><text:span text:style-name="reference-ref"><text:reference-ref text:ref-name="x1-370007.1" text:reference-format="text"> </text:reference-ref></text:span>
 for
 more
 detail.                                    </text:p>
          </table:table-cell>
          <table:table-cell table:style-name="TBL-2-12-3">
            <text:p> %M(clientNumber)
 12345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3-">
          <table:table-cell table:style-name="TBL-2-13-1">
            <text:p> %n      </text:p>
          </table:table-cell>
          <table:table-cell table:style-name="TBL-2-13-2">
            <text:p> Outputs
 unix
 newline
 character,
 zLog
 does
 not
 support
 the
 MS-Windows
 line
 separator
 at
 this
 time.                                     </text:p>
          </table:table-cell>
          <table:table-cell table:style-name="TBL-2-13-3">
            <text:p> \n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4-">
          <table:table-cell table:style-name="TBL-2-14-1">
            <text:p> %p      </text:p>
          </table:table-cell>
          <table:table-cell table:style-name="TBL-2-14-2">
            <text:p> Used
 to
 output
 the
 id
 of
 the
 process
 that
 generated
 the
 logging
 event,
 which
 comes
 from
 getpid().                                  </text:p>
          </table:table-cell>
          <table:table-cell table:style-name="TBL-2-14-3">
            <text:p> 2134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5-">
          <table:table-cell table:style-name="TBL-2-15-1">
            <text:p> %U      </text:p>
          </table:table-cell>
          <table:table-cell table:style-name="TBL-2-15-2">
            <text:p> Used
 to
 output
 the
 function
 name
 where
 the
 logging
 request
 was
 issued.
 It
 comes
 from
 __func__(C99)
 or
 __FUNCTION__(gcc)
 macro,
 with
 the
 support
 of
 the
 compiler.                                 </text:p>
          </table:table-cell>
          <table:table-cell table:style-name="TBL-2-15-3">
            <text:p> main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6-">
          <table:table-cell table:style-name="TBL-2-16-1">
            <text:p> %V      </text:p>
          </table:table-cell>
          <table:table-cell table:style-name="TBL-2-16-2">
            <text:p> Used
 to
 output
 the
 level
 of
 the
 logging
 event,
 uppercase.                                </text:p>
          </table:table-cell>
          <table:table-cell table:style-name="TBL-2-16-3">
            <text:p> INFO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7-">
          <table:table-cell table:style-name="TBL-2-17-1">
            <text:p> %v      </text:p>
          </table:table-cell>
          <table:table-cell table:style-name="TBL-2-17-2">
            <text:p> Used
 to
 output
 the
 level
 of
 the
 logging
 event,
 lowercase.                                </text:p>
          </table:table-cell>
          <table:table-cell table:style-name="TBL-2-17-3">
            <text:p> info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8-">
          <table:table-cell table:style-name="TBL-2-18-1">
            <text:p> %t       </text:p>
          </table:table-cell>
          <table:table-cell table:style-name="TBL-2-18-2"><!--start --> Used
 to
 output
 the
 hexadecimal
 form
 of
 the
 thread
 id
 that
 generated
 the
 logging
 event,
 which
 comes
 from
 pthread_self().
 <!--l. 946
--><text:p text:style-name="_Text-body_">"0x%x",(unsigned
 int)
 pthread_t                                </text:p> 
<!--end_--></table:table-cell>
          <table:table-cell table:style-name="TBL-2-18-3">
            <text:p> 0xba01e700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9-">
          <table:table-cell table:style-name="TBL-2-19-1">
            <text:p> %T      </text:p>
          </table:table-cell>
          <table:table-cell table:style-name="TBL-2-19-2"><!--start --> Equivalent
 to
 %t,
 but
 the
 long
 form
 <!--l. 952
--><text:p text:style-name="_Text-body_">"%lu",
 (unsigned
 long)
 pthread_t                                </text:p> 
<!--end_--></table:table-cell>
          <table:table-cell table:style-name="TBL-2-19-3">
            <text:p> 140633234859776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20-">
          <table:table-cell table:style-name="TBL-2-20-1">
            <text:p> %%      </text:p>
          </table:table-cell>
          <table:table-cell table:style-name="TBL-2-20-2">
            <text:p> the
 sequence
 %%
 outputs
 a
 single
 percent
 sign.                                      </text:p>
          </table:table-cell>
          <table:table-cell table:style-name="TBL-2-20-3">
            <text:p> %                                </text:p>
          </table:table-cell>
        </table:table-row>
        <table:table-row table:style-name="TBL-2-21-">
          <table:table-cell table:style-name="TBL-2-21-1">
            <text:p>          </text:p>
          </table:table-cell>
          <table:table-cell table:style-name="TBL-2-21-2">
            <text:p>                                           </text:p>
          </table:table-cell>
          <table:table-cell table:style-name="TBL-2-21-3">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22-">
          <table:table-cell table:style-name="TBL-2-22-1">
            <text:p> %[other
 char]     </text:p>
          </table:table-cell>
          <table:table-cell table:style-name="TBL-2-22-2">
            <text:p> parsed
 as
 a
 wrong
 syntax,
 will
 cause
 zlog_init()
 fail                                       </text:p>
          </table:table-cell>
        </table:table-row>
      </table:table>
      <!--l. 965
-->
      <text:p text:style-name="Text-body">
   </text:p>
      <!--end of subsection
-->
      <!--start of subsection
-->
      <text:h text:style-name="Heading-3" text:outline-level="3"><text:span text:style-name="subsection">5.4.2    </text:span><t4htlink href="#QQ2-1-20" name="x1-200005.4.2"/>Format Modifier </text:h>
      <!--l. 967
-->
      <text:p text:style-name="Text-body">By default, the relevant information is output as-is. However, with the aid of
format modifiers it is possible to change the minimum field width, the maximum
field width, and justification. It will cause a little performance loss in each log
event.
</text:p>
      <!--l. 972
-->
      <text:p text:style-name="First-line-indent">   The optional format modifier is placed between the percent sign and the conversion
character.
</text:p>
      <!--l. 975
-->
      <text:p text:style-name="First-line-indent">   The first optional format modifier is the left justification flag which is just the
minus (-) character. Then comes the optional minimum field width modifier.
This is a decimal constant that represents the minimum number of characters to
output. If the data item requires fewer characters, it is padded on either the left or
the right until the minimum width is reached. The default is to pad on the left
(right justify) but you can specify right padding with the left justification flag.
The padding character is space. If the data item is larger than the minimum
field width, the field is expanded to accommodate the data. The value is never
truncated.
</text:p>
      <!--l. 986
-->
      <text:p text:style-name="First-line-indent">   This behavior can be changed using the maximum field width modifier which is
designated by a period followed by a decimal constant. If the data item is longer than the
maximum field, then the extra characters are removed from the beginning of the data item
and not from the end. For example, if the maximum field width is eight and the data item
is ten characters long, then the last two characters of the data item are dropped.
This behavior equals the printf function in C where truncation is done from the
end.
                                                                                  
                                                                                  
</text:p>
      <!--l. 995
-->
      <text:p text:style-name="First-line-indent">   Below are various format modifier examples for the category conversion specifier.
</text:p>
      <!--l. 998
-->
      <text:p text:style-name="First-line-indent">   </text:p>
      <table:table table:style-name="tabular">
        <!--table:table-column-group ???="TBL-3-1g"
-->
        <table:table-column table:style-name="TBL-3-1"/>
        <!--/table:table-column-group
-->
        <!--table:table-column-group ???="TBL-3-2g"
-->
        <table:table-column table:style-name="TBL-3-2"/>
        <!--/table:table-column-group
-->
        <!--table:table-column-group ???="TBL-3-3g"
-->
        <table:table-column table:style-name="TBL-3-3"/>
        <!--/table:table-column-group
-->
        <!--table:table-column-group ???="TBL-3-4g"
-->
        <table:table-column table:style-name="TBL-3-4"/>
        <!--/table:table-column-group
-->
        <!--table:table-column-group ???="TBL-3-5g"
-->
        <table:table-column table:style-name="TBL-3-5"/>
        <!--/table:table-column-group
-->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3-1-">
          <table:table-cell table:style-name="TBL-3-1-1">
            <!--l. 1000
-->
            <text:p text:style-name="Text-body">format
  modifier </text:p>
          </table:table-cell>
          <table:table-cell table:style-name="TBL-3-1-2">
            <!--l. 1001
-->
            <text:p text:style-name="Text-body">left
 justify  </text:p>
          </table:table-cell>
          <table:table-cell table:style-name="TBL-3-1-3">
            <!--l. 1002
-->
            <text:p text:style-name="Text-body">minimum
 width  </text:p>
          </table:table-cell>
          <table:table-cell table:style-name="TBL-3-1-4">
            <!--l. 1003
-->
            <text:p text:style-name="Text-body">maximum
 width  </text:p>
          </table:table-cell>
          <table:table-cell table:style-name="TBL-3-1-5">
            <!--l. 1004
-->
            <text:p text:style-name="Text-body">comment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3-2-">
          <table:table-cell table:style-name="TBL-3-2-1">
            <!--l. 1007
-->
            <text:p text:style-name="Text-body">%20c      </text:p>
          </table:table-cell>
          <table:table-cell table:style-name="TBL-3-2-2">
            <!--l. 1008
-->
            <text:p text:style-name="Text-body">false   </text:p>
          </table:table-cell>
          <table:table-cell table:style-name="TBL-3-2-3">
            <!--l. 1009
-->
            <text:p text:style-name="Text-body">20     </text:p>
          </table:table-cell>
          <table:table-cell table:style-name="TBL-3-2-4">
            <!--l. 1010
-->
            <text:p text:style-name="Text-body">none   </text:p>
          </table:table-cell>
          <table:table-cell table:style-name="TBL-3-2-5">
            <!--l. 1011
-->
            <text:p text:style-name="Text-body">Left pad with spaces if the category name is less
 than 20 characters lon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3-3-">
          <table:table-cell table:style-name="TBL-3-3-1">
            <!--l. 1015
-->
            <text:p text:style-name="Text-body">%-20c     </text:p>
          </table:table-cell>
          <table:table-cell table:style-name="TBL-3-3-2">
            <!--l. 1016
-->
            <text:p text:style-name="Text-body">true    </text:p>
          </table:table-cell>
          <table:table-cell table:style-name="TBL-3-3-3">
            <!--l. 1017
-->
            <text:p text:style-name="Text-body">20     </text:p>
          </table:table-cell>
          <table:table-cell table:style-name="TBL-3-3-4">
            <!--l. 1018
-->
            <text:p text:style-name="Text-body">none   </text:p>
          </table:table-cell>
          <table:table-cell table:style-name="TBL-3-3-5">
            <!--l. 1019
-->
            <text:p text:style-name="Text-body">Right pad with spaces if the category name is less
 than 20 characters lon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3-4-">
          <table:table-cell table:style-name="TBL-3-4-1">
            <!--l. 1023
-->
            <text:p text:style-name="Text-body">%.30c     </text:p>
          </table:table-cell>
          <table:table-cell table:style-name="TBL-3-4-2">
            <!--l. 1024
-->
            <text:p text:style-name="Text-body">NA    </text:p>
          </table:table-cell>
          <table:table-cell table:style-name="TBL-3-4-3">
            <!--l. 1025
-->
            <text:p text:style-name="Text-body">none   </text:p>
          </table:table-cell>
          <table:table-cell table:style-name="TBL-3-4-4">
            <!--l. 1026
-->
            <text:p text:style-name="Text-body">30     </text:p>
          </table:table-cell>
          <table:table-cell table:style-name="TBL-3-4-5">
            <!--l. 1027
-->
            <text:p text:style-name="Text-body">Truncate from the end if the category name is
 longer than 30 characters.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3-5-">
          <table:table-cell table:style-name="TBL-3-5-1">
            <!--l. 1030
-->
            <text:p text:style-name="Text-body">%20.30c  </text:p>
          </table:table-cell>
          <table:table-cell table:style-name="TBL-3-5-2">
            <!--l. 1031
-->
            <text:p text:style-name="Text-body">false   </text:p>
          </table:table-cell>
          <table:table-cell table:style-name="TBL-3-5-3">
            <!--l. 1032
-->
            <text:p text:style-name="Text-body">20     </text:p>
          </table:table-cell>
          <table:table-cell table:style-name="TBL-3-5-4">
            <!--l. 1033
-->
            <text:p text:style-name="Text-body">30     </text:p>
          </table:table-cell>
          <table:table-cell table:style-name="TBL-3-5-5">
            <!--l. 1034
-->
            <text:p text:style-name="Text-body">Left pad with spaces if the category name is
 shorter than 20 characters. However, if category
 name is longer than 30 characters, then truncate
 from the end.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3-6-">
          <table:table-cell table:style-name="TBL-3-6-1">
            <!--l. 1039
-->
            <text:p text:style-name="Text-body">%-20.30c </text:p>
          </table:table-cell>
          <table:table-cell table:style-name="TBL-3-6-2">
            <!--l. 1040
-->
            <text:p text:style-name="Text-body">true    </text:p>
          </table:table-cell>
          <table:table-cell table:style-name="TBL-3-6-3">
            <!--l. 1041
-->
            <text:p text:style-name="Text-body">20     </text:p>
          </table:table-cell>
          <table:table-cell table:style-name="TBL-3-6-4">
            <!--l. 1042
-->
            <text:p text:style-name="Text-body">30     </text:p>
          </table:table-cell>
          <table:table-cell table:style-name="TBL-3-6-5">
            <!--l. 1043
-->
            <text:p text:style-name="Text-body">Right pad with spaces if the category name is
 shorter than 20 characters. However, if category
 name is longer than 30 characters, then truncate
 from the end.                                     </text:p>
          </table:table-cell>
        </table:table-row>
      </table:table>
      <!--l. 1049
-->
      <text:p text:style-name="Text-body">
   </text:p>
      <!--end of subsection
-->
      <!--start of subsection
-->
      <text:h text:style-name="Heading-3" text:outline-level="3"><text:span text:style-name="subsection">5.4.3    </text:span><t4htlink href="#QQ2-1-21" name="x1-210005.4.3"/>Time Character</text:h>
      <!--l. 1051
-->
      <text:p text:style-name="Text-body">Here is the Time Character support by Conversion Character <text:span text:style-name="Emphasis"><text:span text:style-name="ecti-1200">d.</text:span></text:span>
</text:p>
      <!--l. 1053
-->
      <text:p text:style-name="First-line-indent">   All Character is supported by strftime(3) in library. The Character supported on my
linux system are
<text:reference-mark text:name="x1-21001r2"> </text:reference-mark>   </text:p>
      <!--l. 1058
-->
      <table:table table:style-name="longtable">
        <!--table:table-column-group ???="TBL-4-1g"
-->
        <table:table-column table:style-name="TBL-4-1"/>
        <!--/table:table-column-group
-->
        <!--table:table-column-group ???="TBL-4-2g"
-->
        <table:table-column table:style-name="TBL-4-2"/>
        <!--/table:table-column-group
-->
        <!--table:table-column-group ???="TBL-4-3g"
-->
        <table:table-column table:style-name="TBL-4-3"/>
        <!--/table:table-column-group
-->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
          <table:table-cell table:style-name="TBL-4-1-1">
            <text:p> character</text:p>
          </table:table-cell>
          <table:table-cell table:style-name="TBL-4-1-2">
            <text:p> effect                                             </text:p>
          </table:table-cell>
          <table:table-cell table:style-name="TBL-4-1-3">
            <text:p> exampl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
          <table:table-cell table:style-name="TBL-4-2-1">
            <text:p> %a      </text:p>
          </table:table-cell>
          <table:table-cell table:style-name="TBL-4-2-2">
            <text:p> The
 abbreviated
 weekday
 name
 according
 to
 the
 current
 locale.                                            </text:p>
          </table:table-cell>
          <table:table-cell table:style-name="TBL-4-2-3">
            <text:p> Wed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
          <table:table-cell table:style-name="TBL-4-3-1">
            <text:p> %A      </text:p>
          </table:table-cell>
          <table:table-cell table:style-name="TBL-4-3-2">
            <text:p> The
 full
 weekday
 name
 according
 to
 the
 current
 locale.                                            </text:p>
          </table:table-cell>
          <table:table-cell table:style-name="TBL-4-3-3">
            <text:p> Wednesday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4-">
          <table:table-cell table:style-name="TBL-4-4-1">
            <text:p> %b      </text:p>
          </table:table-cell>
          <table:table-cell table:style-name="TBL-4-4-2">
            <text:p> The
 abbreviated
 month
 name
 according
 to
 the
 current
 locale.                                            </text:p>
          </table:table-cell>
          <table:table-cell table:style-name="TBL-4-4-3">
            <text:p> Mar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5-">
          <table:table-cell table:style-name="TBL-4-5-1">
            <text:p> %B      </text:p>
          </table:table-cell>
          <table:table-cell table:style-name="TBL-4-5-2">
            <text:p> The
 full
 month
 name
 according
 to
 the
 current
 locale.                                            </text:p>
          </table:table-cell>
          <table:table-cell table:style-name="TBL-4-5-3">
            <text:p> March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6-">
          <table:table-cell table:style-name="TBL-4-6-1">
            <text:p> %c      </text:p>
          </table:table-cell>
          <table:table-cell table:style-name="TBL-4-6-2">
            <text:p> The
 preferred
 date
 and
 time
 representation
 for
 the
 current
 locale.                                            </text:p>
          </table:table-cell>
          <table:table-cell table:style-name="TBL-4-6-3">
            <text:p> Thu
 Feb
 16
 14:16:35
 2012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7-">
          <table:table-cell table:style-name="TBL-4-7-1">
            <text:p> %C      </text:p>
          </table:table-cell>
          <table:table-cell table:style-name="TBL-4-7-2">
            <text:p> The
 century
 number
 (year/100)
 as
 a
 2-digit
 integer.
 (SU)                                              </text:p>
          </table:table-cell>
          <table:table-cell table:style-name="TBL-4-7-3">
            <text:p> 20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8-">
          <table:table-cell table:style-name="TBL-4-8-1">
            <text:p> %d      </text:p>
          </table:table-cell>
          <table:table-cell table:style-name="TBL-4-8-2">
            <text:p> The
 day
 of
 the
 month
 as
 a
 decimal
 number
 (range
 01
 to
 31).                                               </text:p>
          </table:table-cell>
          <table:table-cell table:style-name="TBL-4-8-3">
            <text:p> 06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9-">
          <table:table-cell table:style-name="TBL-4-9-1">
            <text:p> %D      </text:p>
          </table:table-cell>
          <table:table-cell table:style-name="TBL-4-9-2">
            <text:p> Equivalent
 to
 %m/%d/%y.
 (for
 Americans
 only.
 Americans
 should
 note
 that
 in
 other
 countries
 %d/%m/%y
 is
 more
 common.
 This
 means
 that
 in
 an
 international
 context
 this
 format
 is
 ambiguous
 and
 should
 not
 be
 used.)
 (SU)                                              </text:p>
          </table:table-cell>
          <table:table-cell table:style-name="TBL-4-9-3">
            <text:p> 02/16/12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0-">
          <table:table-cell table:style-name="TBL-4-10-1">
            <text:p> %e      </text:p>
          </table:table-cell>
          <table:table-cell table:style-name="TBL-4-10-2">
            <text:p> Like
 %d,
 the
 day
 of
 the
 month
 as
 a
 decimal
 number,
 but
 a
 leading
 zero
 is
 replaced
 by
 a
 space.
 (SU)                                              </text:p>
          </table:table-cell>
          <table:table-cell table:style-name="TBL-4-10-3">
            <text:p> 6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1-">
          <table:table-cell table:style-name="TBL-4-11-1">
            <text:p> %F      </text:p>
          </table:table-cell>
          <table:table-cell table:style-name="TBL-4-11-2">
            <text:p> Equivalent
 to
 %Y-%m-%d
 (the
 ISO
 8601
 date
 format).
 (C99)                                             </text:p>
          </table:table-cell>
          <table:table-cell table:style-name="TBL-4-11-3">
            <text:p> 2012-02-16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2-">
          <table:table-cell table:style-name="TBL-4-12-1">
            <text:p> %G      </text:p>
          </table:table-cell>
          <table:table-cell table:style-name="TBL-4-12-2">
            <text:p> The
 ISO
 8601
 week-based
 year
 (see
 NOTES)
 with
 century
 as
 a
 decimal
 number.
 The
 4-digit
 year
 corresponding
 to
 the
 ISO
 week
 number
 (see
 %V).
 This
 has
 the
 same
 format
 and
 value
 as
 %Y,
 except
 that
 if
 the
 ISO
 week
 number
 belongs
 to
 the
 previous
 or
 next
 year,
 that
 year
 is
 used
 instead.
 (TZ)                                              </text:p>
          </table:table-cell>
          <table:table-cell table:style-name="TBL-4-12-3">
            <text:p> 2012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3-">
          <table:table-cell table:style-name="TBL-4-13-1">
            <text:p> %g      </text:p>
          </table:table-cell>
          <table:table-cell table:style-name="TBL-4-13-2">
            <text:p> Like
 %G,
 but
 without
 century,
 that
 is,
 with
 a
 2-digit
 year
 (00-99).
 (TZ)                                              </text:p>
          </table:table-cell>
          <table:table-cell table:style-name="TBL-4-13-3">
            <text:p> 12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4-">
          <table:table-cell table:style-name="TBL-4-14-1">
            <text:p> %h      </text:p>
          </table:table-cell>
          <table:table-cell table:style-name="TBL-4-14-2">
            <text:p> Equivalent
 to
 %b.
 (SU)                                              </text:p>
          </table:table-cell>
          <table:table-cell table:style-name="TBL-4-14-3">
            <text:p> Feb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5-">
          <table:table-cell table:style-name="TBL-4-15-1">
            <text:p> %H      </text:p>
          </table:table-cell>
          <table:table-cell table:style-name="TBL-4-15-2">
            <text:p> The
 hour
 as
 a
 decimal
 number
 using
 a
 24-hour
 clock
 (range
 00
 to
 23).                                               </text:p>
          </table:table-cell>
          <table:table-cell table:style-name="TBL-4-15-3">
            <text:p> 14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6-">
          <table:table-cell table:style-name="TBL-4-16-1">
            <text:p> %I       </text:p>
          </table:table-cell>
          <table:table-cell table:style-name="TBL-4-16-2">
            <text:p> The
 hour
 as
 a
 decimal
 number
 using
 a
 12-hour
 clock
 (range
 01
 to
 12).                                               </text:p>
          </table:table-cell>
          <table:table-cell table:style-name="TBL-4-16-3">
            <text:p> 02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7-">
          <table:table-cell table:style-name="TBL-4-17-1">
            <text:p> %j       </text:p>
          </table:table-cell>
          <table:table-cell table:style-name="TBL-4-17-2">
            <text:p> The
 day
 of
 the
 year
 as
 a
 decimal
 number
 (range
 001
 to
 366).                                             </text:p>
          </table:table-cell>
          <table:table-cell table:style-name="TBL-4-17-3">
            <text:p> 047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8-">
          <table:table-cell table:style-name="TBL-4-18-1">
            <text:p> %k      </text:p>
          </table:table-cell>
          <table:table-cell table:style-name="TBL-4-18-2">
            <text:p> The
 hour
 (24-hour
 clock)
 as
 a
 decimal
 number
 (range
 0
 to
 23);
 single
 digits
 are
 preceded
 by
 a
 blank.
 (See
 also
 %H.)
 (TZ)                                              </text:p>
          </table:table-cell>
          <table:table-cell table:style-name="TBL-4-18-3">
            <text:p> 15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19-">
          <table:table-cell table:style-name="TBL-4-19-1">
            <text:p> %l       </text:p>
          </table:table-cell>
          <table:table-cell table:style-name="TBL-4-19-2">
            <text:p> The
 hour
 (12-hour
 clock)
 as
 a
 decimal
 number
 (range
 1
 to
 12);
 single
 digits
 are
 preceded
 by
 a
 blank.
 (See
 also
 %I.)
 (TZ)                                              </text:p>
          </table:table-cell>
          <table:table-cell table:style-name="TBL-4-19-3">
            <text:p> 3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0-">
          <table:table-cell table:style-name="TBL-4-20-1">
            <text:p> %m      </text:p>
          </table:table-cell>
          <table:table-cell table:style-name="TBL-4-20-2">
            <text:p> The
 month
 as
 a
 decimal
 number
 (range
 01
 to
 12).                                               </text:p>
          </table:table-cell>
          <table:table-cell table:style-name="TBL-4-20-3">
            <text:p> 02               </text:p>
          </table:table-cell>
        </table:table-row>
        <table:table-row table:style-name="TBL-4-21-">
          <table:table-cell table:style-name="TBL-4-21-1">
            <text:p>          </text:p>
          </table:table-cell>
          <table:table-cell table:style-name="TBL-4-21-2">
            <text:p>                                                   </text:p>
          </table:table-cell>
          <table:table-cell table:style-name="TBL-4-21-3">
            <text:p>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2-">
          <table:table-cell table:style-name="TBL-4-22-1">
            <text:p> %M     </text:p>
          </table:table-cell>
          <table:table-cell table:style-name="TBL-4-22-2">
            <text:p> The
 minute
 as
 a
 decimal
 number
 (range
 00
 to
 59).                                               </text:p>
          </table:table-cell>
          <table:table-cell table:style-name="TBL-4-22-3">
            <text:p> 11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3-">
          <table:table-cell table:style-name="TBL-4-23-1">
            <text:p> %n      </text:p>
          </table:table-cell>
          <table:table-cell table:style-name="TBL-4-23-2">
            <text:p> A
 newline
 character.
 (SU)                                              </text:p>
          </table:table-cell>
          <table:table-cell table:style-name="TBL-4-23-3">
            <text:p> \n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4-">
          <table:table-cell table:style-name="TBL-4-24-1">
            <text:p> %p      </text:p>
          </table:table-cell>
          <table:table-cell table:style-name="TBL-4-24-2">
            <text:p> Either
 "AM"
 or
 "PM"
 according
 to
 the
 given
 time
 value,
 or
 the
 corresponding
 strings
 for
 the
 current
 locale.
 Noon
 is
 treated
 as
 "PM"
 and
 midnight
 as
 "AM".                                            </text:p>
          </table:table-cell>
          <table:table-cell table:style-name="TBL-4-24-3">
            <text:p> PM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5-">
          <table:table-cell table:style-name="TBL-4-25-1">
            <text:p> %P      </text:p>
          </table:table-cell>
          <table:table-cell table:style-name="TBL-4-25-2">
            <text:p> Like
 %p
 but
 in
 lowercase:
 "am"
 or
 "pm"
 or
 a
 corresponding
 string
 for
 the
 current
 locale.
 (GNU)                                           </text:p>
          </table:table-cell>
          <table:table-cell table:style-name="TBL-4-25-3">
            <text:p> pm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6-">
          <table:table-cell table:style-name="TBL-4-26-1">
            <text:p> %r       </text:p>
          </table:table-cell>
          <table:table-cell table:style-name="TBL-4-26-2">
            <text:p> The
 time
 in
 a.m.
 or
 p.m.
 notation.
 In
 the
 POSIX
 locale
 this
 is
 equivalent
 to
 %I:%M:%S
 %p.
 (SU)                                              </text:p>
          </table:table-cell>
          <table:table-cell table:style-name="TBL-4-26-3">
            <text:p> 03:11:54
 PM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7-">
          <table:table-cell table:style-name="TBL-4-27-1">
            <text:p> %R      </text:p>
          </table:table-cell>
          <table:table-cell table:style-name="TBL-4-27-2">
            <text:p> The
 time
 in
 24-hour
 notation
 (%H:%M).
 (SU)
 For
 a
 version
 including
 the
 seconds,
 see
 %T
 below.                                            </text:p>
          </table:table-cell>
          <table:table-cell table:style-name="TBL-4-27-3">
            <text:p> 15:11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8-">
          <table:table-cell table:style-name="TBL-4-28-1">
            <text:p> %s       </text:p>
          </table:table-cell>
          <table:table-cell table:style-name="TBL-4-28-2">
            <text:p> The
 number
 of
 seconds
 since
 the
 Epoch,
 that
 is,
 since
 1970-01-01
 00:00:00
 UTC.
 (TZ)                                              </text:p>
          </table:table-cell>
          <table:table-cell table:style-name="TBL-4-28-3">
            <text:p> 1329376487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29-">
          <table:table-cell table:style-name="TBL-4-29-1">
            <text:p> %S      </text:p>
          </table:table-cell>
          <table:table-cell table:style-name="TBL-4-29-2">
            <text:p> The
 second
 as
 a
 decimal
 number
 (range
 00
 to
 60).
 (The
 range
 is
 up
 to
 60
 to
 allow
 for
 occasional
 leap
 seconds.)                                         </text:p>
          </table:table-cell>
          <table:table-cell table:style-name="TBL-4-29-3">
            <text:p> 54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0-">
          <table:table-cell table:style-name="TBL-4-30-1">
            <text:p> %t       </text:p>
          </table:table-cell>
          <table:table-cell table:style-name="TBL-4-30-2">
            <text:p> A
 tab
 character.
 (SU)                                              </text:p>
          </table:table-cell>
          <table:table-cell table:style-name="TBL-4-30-3">
            <text:p>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1-">
          <table:table-cell table:style-name="TBL-4-31-1">
            <text:p> %T      </text:p>
          </table:table-cell>
          <table:table-cell table:style-name="TBL-4-31-2">
            <text:p> The
 time
 in
 24-hour
 notation
 (%H:%M:%S).
 (SU)                                              </text:p>
          </table:table-cell>
          <table:table-cell table:style-name="TBL-4-31-3">
            <text:p> 15:14:47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2-">
          <table:table-cell table:style-name="TBL-4-32-1">
            <text:p> %u      </text:p>
          </table:table-cell>
          <table:table-cell table:style-name="TBL-4-32-2">
            <text:p> The
 day
 of
 the
 week
 as
 a
 decimal,
 range
 1
 to
 7,
 Monday
 being
 1.
 See
 also
 %w.
 (SU)                                              </text:p>
          </table:table-cell>
          <table:table-cell table:style-name="TBL-4-32-3">
            <text:p> 4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3-">
          <table:table-cell table:style-name="TBL-4-33-1">
            <text:p> %U      </text:p>
          </table:table-cell>
          <table:table-cell table:style-name="TBL-4-33-2">
            <text:p> The
 week
 number
 of
 the
 current
 year
 as
 a
 decimal
 number,
 range
 00
 to
 53,
 starting
 with
 the
 first
 Sun-
 day
 as
 the
 first
 day
 of
 week
 01.
 See
 also
 %V
 and
 %W.                                              </text:p>
          </table:table-cell>
          <table:table-cell table:style-name="TBL-4-33-3">
            <text:p> 07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4-">
          <table:table-cell table:style-name="TBL-4-34-1">
            <text:p> %V      </text:p>
          </table:table-cell>
          <table:table-cell table:style-name="TBL-4-34-2">
            <text:p> The
 ISO
 8601
 week
 number
 (see
 NOTES)
 of
 the
 current
 year
 as
 a
 decimal
 number,
 range
 01
 to
 53,
 where
 week
 1
 is
 the
 first
 week
 that
 has
 at
 least
 4
 days
 in
 the
 new
 year.
 See
 also
 %U
 and
 %W.
 (SU)                                              </text:p>
          </table:table-cell>
          <table:table-cell table:style-name="TBL-4-34-3">
            <text:p> 07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5-">
          <table:table-cell table:style-name="TBL-4-35-1">
            <text:p> %w      </text:p>
          </table:table-cell>
          <table:table-cell table:style-name="TBL-4-35-2">
            <text:p> The
 day
 of
 the
 week
 as
 a
 decimal,
 range
 0
 to
 6,
 Sunday
 being
 0.
 See
 also
 %u.                                               </text:p>
          </table:table-cell>
          <table:table-cell table:style-name="TBL-4-35-3">
            <text:p> 4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6-">
          <table:table-cell table:style-name="TBL-4-36-1">
            <text:p> %W     </text:p>
          </table:table-cell>
          <table:table-cell table:style-name="TBL-4-36-2">
            <text:p> The
 week
 number
 of
 the
 current
 year
 as
 a
 decimal
 number,
 range
 00
 to
 53,
 starting
 with
 the
 first
 Mon-
 day
 as
 the
 first
 day
 of
 week
 01.                                               </text:p>
          </table:table-cell>
          <table:table-cell table:style-name="TBL-4-36-3">
            <text:p> 07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7-">
          <table:table-cell table:style-name="TBL-4-37-1">
            <text:p> %x      </text:p>
          </table:table-cell>
          <table:table-cell table:style-name="TBL-4-37-2">
            <text:p> The
 preferred
 date
 representation
 for
 the
 current
 locale
 without
 the
 time.                                             </text:p>
          </table:table-cell>
          <table:table-cell table:style-name="TBL-4-37-3">
            <text:p> 02/16/12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8-">
          <table:table-cell table:style-name="TBL-4-38-1">
            <text:p> %X      </text:p>
          </table:table-cell>
          <table:table-cell table:style-name="TBL-4-38-2">
            <text:p> The
 preferred
 time
 representation
 for
 the
 current
 locale
 without
 the
 date.                                             </text:p>
          </table:table-cell>
          <table:table-cell table:style-name="TBL-4-38-3">
            <text:p> 15:14:47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39-">
          <table:table-cell table:style-name="TBL-4-39-1">
            <text:p> %y      </text:p>
          </table:table-cell>
          <table:table-cell table:style-name="TBL-4-39-2">
            <text:p> The
 year
 as
 a
 decimal
 number
 without
 a
 century
 (range
 00
 to
 99).                                               </text:p>
          </table:table-cell>
          <table:table-cell table:style-name="TBL-4-39-3">
            <text:p> 12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40-">
          <table:table-cell table:style-name="TBL-4-40-1">
            <text:p> %Y      </text:p>
          </table:table-cell>
          <table:table-cell table:style-name="TBL-4-40-2">
            <text:p> The
 year
 as
 a
 decimal
 number
 including
 the
 century.                                           </text:p>
          </table:table-cell>
          <table:table-cell table:style-name="TBL-4-40-3">
            <text:p> 2012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41-">
          <table:table-cell table:style-name="TBL-4-41-1">
            <text:p> %z      </text:p>
          </table:table-cell>
          <table:table-cell table:style-name="TBL-4-41-2">
            <text:p> The
 time-zone
 as
 hour
 offset
 from
 GMT.
 Required
 to
 emit
 RFC
 822-conformant
 dates
 (using
 "%a,
 %d
 %b
 %Y
 %H:%M:%S
 %z").
 (GNU)                                           </text:p>
          </table:table-cell>
          <table:table-cell table:style-name="TBL-4-41-3">
            <text:p> +0800           </text:p>
          </table:table-cell>
        </table:table-row>
        <table:table-row table:style-name="TBL-4-42-">
          <table:table-cell table:style-name="TBL-4-42-1">
            <text:p>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43-">
          <table:table-cell table:style-name="TBL-4-43-1">
            <text:p> %Z      </text:p>
          </table:table-cell>
          <table:table-cell table:style-name="TBL-4-43-2">
            <text:p> The
 timezone
 or
 name
 or
 abbreviation.                                     </text:p>
          </table:table-cell>
          <table:table-cell table:style-name="TBL-4-43-3">
            <text:p> CST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4-44-">
          <table:table-cell table:style-name="TBL-4-44-1">
            <text:p> %%      </text:p>
          </table:table-cell>
          <table:table-cell table:style-name="TBL-4-44-2">
            <text:p> A
 literal
 ’%’
 character.                                         </text:p>
          </table:table-cell>
          <table:table-cell table:style-name="TBL-4-44-3">
            <text:p> %                </text:p>
          </table:table-cell>
        </table:table-row>
      </table:table>
      <!--l. 1260
-->
      <text:p text:style-name="Text-body">
   </text:p>
      <!--end of subsection
-->
      <!--end of section
-->
      <!--start of section
-->
      <text:h text:style-name="Heading-2" text:outline-level="2"><text:span text:style-name="section">5.5    </text:span><t4htlink href="#QQ2-1-22" name="x1-220005.5"/>Rules</text:h>
      <!--l. 1262
-->
      <text:p text:style-name="Text-body">This section begins with [rules]. It decides how log actions are filtered, formatted and
output. This section can be omitted, but there will result in no log output. The syntax
is
</text:p>
      <!--l. 1265
-->
      <text:p text:style-name="Text-body">
      </text:p>
      <text:list text:style-name="list" text:name="list">
        <text:list-item>
          <text:h text:style-name="dt">
      </text:h>
          <!--l. 1265
-->
          <text:p text:style-name="dd"><text:span text:style-name="ectt-1200">(category).(level)</text:span><text:span text:style-name="ectt-1200"><text:s/></text:span><text:span text:style-name="ectt-1200"><text:s/></text:span><text:span text:style-name="ectt-1200"><text:s/></text:span><text:span text:style-name="ectt-1200"><text:s/>(output),</text:span><text:span text:style-name="ectt-1200"><text:s/>(option,optional);</text:span><text:span text:style-name="ectt-1200"><text:s/>(format</text:span><text:span text:style-name="ectt-1200"><text:s/>name,</text:span><text:span text:style-name="ectt-1200"><text:s/>optional)</text:span></text:p>
        </text:list-item>
      </text:list>
      <!--l. 1268
-->
      <text:p text:style-name="Text-body">When zlog_init() is called, all rules will be read into memory. When zlog_get_category() is
called, mutiple rules will be assigned to each category, in the way 5.5.2<!--tex4ht:ref: subsec:Category-Matching 
--><text:span text:style-name="reference-ref"><text:reference-ref text:ref-name="x1-240005.5.2" text:reference-format="text"> </text:reference-ref></text:span> describes. When
logging is performed, the level between matched rules and INFO will be checked to decide
whether this single log will be output through the rule. When zlog_reload() is called, the
configuration file will be re-read into memory, including rules. All category rules will be
re-calculated.
</text:p>
      <!--l. 1277
-->
      <text:p text:style-name="Text-body">
   </text:p>
      <!--start of subsection
-->
      <text:h text:style-name="Heading-3" text:outline-level="3"><text:span text:style-name="subsection">5.5.1    </text:span><t4htlink href="#QQ2-1-23" name="x1-230005.5.1"/>Level Matching</text:h>
      <!--l. 1279
-->
      <text:p text:style-name="Text-body">There are six default levels in zlog, "DEBUG", "INFO", "NOTICE", "WARN",
"ERROR" and "FATAL". As in all other log libraries, aa.DEBUG means all logs of level
                                                                                  
                                                                                  
greater than or equal to DEBUG will be output. Still, there are more expressions.
Levels in the configuration file are not case sensitive; both capital or lowercase are
accepted.
</text:p>
      <!--l. 1287
-->
      <text:p text:style-name="First-line-indent">   </text:p>
      <table:table table:style-name="tabular">
        <!--table:table-column-group ???="TBL-5-1g"
-->
        <table:table-column table:style-name="TBL-5-1"/>
        <!--/table:table-column-group
-->
        <!--table:table-column-group ???="TBL-5-2g"
-->
        <table:table-column table:style-name="TBL-5-2"/>
        <!--/table:table-column-group
-->
        <table:table-row table:style-name="hline-row">
          <table:table-cell table:style-name="hline-cell" table:value-type="string">
            <text:p text:style-name="hline-p-hr"/>
          </table:table-cell>
          <table:table-cell table:style-name="hline-cell" table:value-type="string">
            <text:p text:style-name="hline-p-hr"/>
          </table:table-cell>
        </table:table-row>
        <table:table-row table:style-name="TBL-5-1-">
          <table:table-cell table:style-name="TBL-5-1-1">
            <text:p text:style-name="sty-LR11C">  example expression  </text:p>
          </table:table-cell>
          <table:table-cell table:style-name="TBL-5-1-2">
            <text:p text:style-name="sty-R11C">           meanin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row>
        <table:table-row table:style-name="TBL-5-2-">
          <table:table-cell table:style-name="TBL-5-2-1">
            <text:p text:style-name="sty-LR11C">              *              </text:p>
          </table:table-cell>
          <table:table-cell table:style-name="TBL-5-2-2">
            <text:p text:style-name="sty-R11C">      all [source level]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row>
        <table:table-row table:style-name="TBL-5-3-">
          <table:table-cell table:style-name="TBL-5-3-1">
            <text:p text:style-name="sty-LR11C">         aa.debug         </text:p>
          </table:table-cell>
          <table:table-cell table:style-name="TBL-5-3-2">
            <text:p text:style-name="sty-R11C">  [source level]&gt;=debu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row>
        <table:table-row table:style-name="TBL-5-4-">
          <table:table-cell table:style-name="TBL-5-4-1">
            <text:p text:style-name="sty-LR11C">        aa.=debug        </text:p>
          </table:table-cell>
          <table:table-cell table:style-name="TBL-5-4-2">
            <text:p text:style-name="sty-R11C">  [source level]==debu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row>
        <table:table-row table:style-name="TBL-5-5-">
          <table:table-cell table:style-name="TBL-5-5-1">
            <text:p text:style-name="sty-LR11C">        aa.!debug        </text:p>
          </table:table-cell>
          <table:table-cell table:style-name="TBL-5-5-2">
            <text:p text:style-name="sty-R11C">  [source level]!=debug  </text:p>
          </table:table-cell>
        </table:table-row>
      </table:table>
      <!--l. 1307
-->
      <text:p text:style-name="First-line-indent">   The level strings can be defined by the user. See7.3<!--tex4ht:ref: sec:User-defined-Level 
--><text:span text:style-name="reference-ref"><text:reference-ref text:ref-name="x1-390007.3" text:reference-format="text"> </text:reference-ref></text:span>.
</text:p>
      <!--l. 1309
-->
      <text:p text:style-name="Text-body">
   </text:p>
      <!--end of subsection
-->
      <!--start of subsection
-->
      <text:h text:style-name="Heading-3" text:outline-level="3"><text:span text:style-name="subsection">5.5.2    </text:span><t4htlink href="#QQ2-1-24" name="x1-240005.5.2"/>Category Matching</text:h>
      <!--l. 1311
-->
      <text:p text:style-name="Text-body">Category Matching is simple. The name of the category is made up of letters, digits,
and/or the underscore "_".
                                                                                  
                                                                                  
</text:p>
      <!--l. 1314
-->
      <text:p text:style-name="First-line-indent">   </text:p>
      <table:table table:style-name="tabular">
        <!--table:table-column-group ???="TBL-6-1g"
-->
        <table:table-column table:style-name="TBL-6-1"/>
        <!--/table:table-column-group
-->
        <!--table:table-column-group ???="TBL-6-2g"
-->
        <table:table-column table:style-name="TBL-6-2"/>
        <!--/table:table-column-group
-->
        <!--table:table-column-group ???="TBL-6-3g"
-->
        <table:table-column table:style-name="TBL-6-3"/>
        <!--/table:table-column-group
-->
        <!--table:table-column-group ???="TBL-6-4g"
-->
        <table:table-column table:style-name="TBL-6-4"/>
        <!--/table:table-column-group
-->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6-1-">
          <table:table-cell table:style-name="TBL-6-1-1">
            <!--l. 1316
-->
            <text:p text:style-name="Text-body">summarize         </text:p>
          </table:table-cell>
          <table:table-cell table:style-name="TBL-6-1-2">
            <!--l. 1317
-->
            <text:p text:style-name="Text-body">category
 string
 from
 configure
 file           </text:p>
          </table:table-cell>
          <table:table-cell table:style-name="TBL-6-1-3">
            <!--l. 1318
-->
            <text:p text:style-name="Text-body">category
 matches              </text:p>
          </table:table-cell>
          <table:table-cell table:style-name="TBL-6-1-4">
            <!--l. 1319
-->
            <text:p text:style-name="Text-body">category
 not
 matches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6-2-">
          <table:table-cell table:style-name="TBL-6-2-1">
            <!--l. 1322
-->
            <text:p text:style-name="Text-body">*
  matches
  all                     </text:p>
          </table:table-cell>
          <table:table-cell table:style-name="TBL-6-2-2">
            <!--l. 1323
-->
            <text:p text:style-name="Text-body">*.*           </text:p>
          </table:table-cell>
          <table:table-cell table:style-name="TBL-6-2-3">
            <!--l. 1324
-->
            <text:p text:style-name="Text-body">aa,
 aa_bb,
 aa_cc,
 xx,
 yy
 ...                    </text:p>
          </table:table-cell>
          <table:table-cell table:style-name="TBL-6-2-4">
            <!--l. 1325
-->
            <text:p text:style-name="Text-body">NON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6-3-">
          <table:table-cell table:style-name="TBL-6-3-1">
            <!--l. 1327
-->
            <text:p text:style-name="Text-body">string
  end
  with
  underline
  matches
  super-category
  and
  sub-categories      </text:p>
          </table:table-cell>
          <table:table-cell table:style-name="TBL-6-3-2">
            <!--l. 1328
-->
            <text:p text:style-name="Text-body">aa_.*        </text:p>
          </table:table-cell>
          <table:table-cell table:style-name="TBL-6-3-3">
            <!--l. 1329
-->
            <text:p text:style-name="Text-body">aa,
 aa_bb,
 aa_cc,
 aa_bb_cc           </text:p>
          </table:table-cell>
          <table:table-cell table:style-name="TBL-6-3-4">
            <!--l. 1330
-->
            <text:p text:style-name="Text-body">xx,
 yy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6-4-">
          <table:table-cell table:style-name="TBL-6-4-1">
            <!--l. 1332
-->
            <text:p text:style-name="Text-body">string
  not
  ending
  with
  underline
  accurately
  matches
  category             </text:p>
          </table:table-cell>
          <table:table-cell table:style-name="TBL-6-4-2">
            <!--l. 1333
-->
            <text:p text:style-name="Text-body">aa.*         </text:p>
          </table:table-cell>
          <table:table-cell table:style-name="TBL-6-4-3">
            <!--l. 1334
-->
            <text:p text:style-name="Text-body">aa                   </text:p>
          </table:table-cell>
          <table:table-cell table:style-name="TBL-6-4-4">
            <!--l. 1335
-->
            <text:p text:style-name="Text-body">aa_bb,
 aa_cc,
 aa_bb_cc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6-5-">
          <table:table-cell table:style-name="TBL-6-5-1">
            <!--l. 1337
-->
            <text:p text:style-name="Text-body">!
  matches
  category
  that
  has
  no
  rule
  matched             </text:p>
          </table:table-cell>
          <table:table-cell table:style-name="TBL-6-5-2">
            <!--l. 1338
-->
            <text:p text:style-name="Text-body">!.*           </text:p>
          </table:table-cell>
          <table:table-cell table:style-name="TBL-6-5-3">
            <!--l. 1339
-->
            <text:p text:style-name="Text-body">xx                   </text:p>
          </table:table-cell>
          <table:table-cell table:style-name="TBL-6-5-4">
            <!--l. 1340
-->
            <text:p text:style-name="Text-body">aa(as
 it
 matches
 rules
 above)           </text:p>
          </table:table-cell>
        </table:table-row>
      </table:table>
      <!--l. 1344
-->
      <text:p text:style-name="Text-body">
                                                                                  
                                                                                  
   </text:p>
      <!--end of subsection
-->
      <!--start of subsection
-->
      <text:h text:style-name="Heading-3" text:outline-level="3"><text:span text:style-name="subsection">5.5.3    </text:span><t4htlink href="#QQ2-1-25" name="x1-250005.5.3"/>Output Action</text:h>
      <!--l. 1346
-->
      <text:p text:style-name="Text-body">zlog supports various output methods. The syntax is
</text:p>
      <!--l. 1347
-->
      <text:p text:style-name="Text-body">
      </text:p>
      <text:list text:style-name="list" text:name="list">
        <text:list-item>
          <text:h text:style-name="dt">
      </text:h>
          <!--l. 1347
-->
          <text:p text:style-name="dd"><text:span text:style-name="ectt-1200">(output</text:span><text:span text:style-name="ectt-1200"><text:s/>action),</text:span><text:span text:style-name="ectt-1200"><text:s/>(output</text:span><text:span text:style-name="ectt-1200"><text:s/>option);</text:span><text:span text:style-name="ectt-1200"><text:s/>(format</text:span><text:span text:style-name="ectt-1200"><text:s/>name,</text:span><text:span text:style-name="ectt-1200"><text:s/>optional)</text:span></text:p>
        </text:list-item>
      </text:list>
      <!--l. 1350
-->
      <text:p text:style-name="Text-body"/>
      <table:table table:style-name="tabular">
        <!--table:table-column-group ???="TBL-7-1g"
-->
        <table:table-column table:style-name="TBL-7-1"/>
        <!--/table:table-column-group
-->
        <!--table:table-column-group ???="TBL-7-2g"
-->
        <table:table-column table:style-name="TBL-7-2"/>
        <!--/table:table-column-group
-->
        <!--table:table-column-group ???="TBL-7-3g"
-->
        <table:table-column table:style-name="TBL-7-3"/>
        <!--/table:table-column-group
-->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7-1-">
          <table:table-cell table:style-name="TBL-7-1-1">
            <text:p text:style-name="sty-LR11L">  output                  </text:p>
          </table:table-cell>
          <table:table-cell table:style-name="TBL-7-1-2">
            <text:p text:style-name="sty-R11C">  output action  </text:p>
          </table:table-cell>
          <table:table-cell table:style-name="TBL-7-1-3">
            <!--l. 1354
-->
            <text:p text:style-name="Text-body">output
 option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7-2-">
          <table:table-cell table:style-name="TBL-7-2-1">
            <text:p text:style-name="sty-LR11L">  to standard out        </text:p>
          </table:table-cell>
          <table:table-cell table:style-name="TBL-7-2-2">
            <text:p text:style-name="sty-R11C">     &gt;stdout     </text:p>
          </table:table-cell>
          <table:table-cell table:style-name="TBL-7-2-3">
            <!--l. 1359
-->
            <text:p text:style-name="Text-body">no
 meanin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7-3-">
          <table:table-cell table:style-name="TBL-7-3-1">
            <text:p text:style-name="sty-LR11L">  to standard error      </text:p>
          </table:table-cell>
          <table:table-cell table:style-name="TBL-7-3-2">
            <text:p text:style-name="sty-R11C">     &gt;stderr     </text:p>
          </table:table-cell>
          <table:table-cell table:style-name="TBL-7-3-3">
            <!--l. 1363
-->
            <text:p text:style-name="Text-body">no
 meanin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7-4-">
          <table:table-cell table:style-name="TBL-7-4-1">
            <text:p text:style-name="sty-LR11L">  to syslog                 </text:p>
          </table:table-cell>
          <table:table-cell table:style-name="TBL-7-4-2">
            <text:p text:style-name="sty-R11C">     &gt;syslog     </text:p>
          </table:table-cell>
          <table:table-cell table:style-name="TBL-7-4-3">
            <!--l. 1367
-->
            <text:p text:style-name="Text-body">syslog
 facility,
 can
 be:
 LOG_USER(default),
 LOG_LOCAL[0-7]
 </text:p>
            <!--l. 1369
-->
            <text:p text:style-name="Text-body">This
 is
 required.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7-5-">
          <table:table-cell table:style-name="TBL-7-5-1">
            <text:p text:style-name="sty-LR11L">  pipeline output        </text:p>
          </table:table-cell>
          <table:table-cell table:style-name="TBL-7-5-2">
            <text:p text:style-name="sty-R11C">        | cat        </text:p>
          </table:table-cell>
          <table:table-cell table:style-name="TBL-7-5-3">
            <!--l. 1373
-->
            <text:p text:style-name="Text-body">no
 meaning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7-6-">
          <table:table-cell table:style-name="TBL-7-6-1">
            <text:p text:style-name="sty-LR11L">  to file                     </text:p>
          </table:table-cell>
          <table:table-cell table:style-name="TBL-7-6-2">
            <text:p text:style-name="sty-R11C">  "(file path)"  </text:p>
          </table:table-cell>
          <table:table-cell table:style-name="TBL-7-6-3">
            <!--l. 1377
-->
            <text:p text:style-name="Text-body">rotation.
 see
 5.6<!--tex4ht:ref: sec:Rotation 
--><text:span text:style-name="reference-ref"><text:reference-ref text:ref-name="x1-260005.6" text:reference-format="text"> </text:reference-ref></text:span>
 for
 detail
 </text:p>
            <!--l. 1379
-->
            <text:p text:style-name="Text-body">10MB
 *
 3
 ~
 "press.#r.log"            </text:p>
          </table:table-cell>
        </table:table-row>
        <table:table-row table:style-name="TBL-7-7-">
          <table:table-cell table:style-name="TBL-7-7-1">
            <text:p text:style-name="sty-LR11L">
</text:p>
          </table:table-cell>
        </table:table-row>
        <table:table-row table:style-name="cline-row">
          <table:table-cell table:style-name="cline-cell">
            <text:p text:style-name="cline-p-hr"/>
          </table:table-cell>
          <table:table-cell table:style-name="cline-cell">
            <text:p text:style-name="cline-p-hr"/>
          </table:table-cell>
          <table:table-cell table:style-name="cline-cell">
            <text:p text:style-name="cline-p"/>
          </table:table-cell>
        </table:table-row>
        <table:table-row table:style-name="TBL-7-8-">
          <table:table-cell table:style-name="TBL-7-8-1">
            <text:p text:style-name="sty-LR11L">  synchronous I/O file  </text:p>
          </table:table-cell>
          <table:table-cell table:style-name="TBL-7-8-2">
            <text:p text:style-name="sty-R11C">  -"(file path)"  </text:p>
          </table:table-cell>
          <table:table-cell table:style-name="TBL-7-8-3">
            <!--l. 1384
-->
            <text:p text:style-name="Text-body">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7-9-">
          <table:table-cell table:style-name="TBL-7-9-1">
            <text:p text:style-name="sty-LR11L">  user-defined output   </text:p>
          </table:table-cell>
          <table:table-cell table:style-name="TBL-7-9-2">
            <text:p text:style-name="sty-R11C">      $name      </text:p>
          </table:table-cell>
          <table:table-cell table:style-name="TBL-7-9-3">
            <!--l. 1387
-->
            <text:p text:style-name="Text-body">"path"
 (dynamic
 or
 static)
 of
 record
 function                  </text:p>
          </table:table-cell>
        </table:table-row>
      </table:table>
      <!--l. 1391
-->
      <text:list text:style-name="Itemize">
        <text:list-item>
          <text:p text:style-name="Inside-itemize">stdout, stderr, syslog
      </text:p>
          <text:p text:style-name="Inside-itemize">As the above table describes, only the syslog action has a meaningful output
      option and it must be set.
      </text:p>
          <text:p text:style-name="Inside-itemize">Warning: NEVER use &gt;stdout or &gt;stderr when your program is a daemon process.
      A daemon process always closes its first file descriptor, and when &gt;stdout is set, zlog
      will output a log like this
      </text:p>
          <text:p text:style-name="Inside-itemize">
           </text:p>
          <text:list text:style-name="list" text:name="list">
            <text:list-item>
              <text:h text:style-name="dt">
           </text:h>
              <!--l. 1399
-->
              <text:p text:style-name="dd"><text:span text:style-name="ectt-1200">write(STDOUT_FILENO,</text:span><text:span text:style-name="ectt-1200"><text:s/>zlog_buf_str(a_thread-&gt;msg_buf),</text:span><text:span text:style-name="ectt-1200"><text:s/>zlog_buf_len(a_thread-&gt;msg_buf))</text:span></text:p>
            </text:list-item>
          </text:list>
          <text:p text:style-name="Inside-itemize">What will happen then? The log will be written to the file whose fd is now 1. I have
      received mail from someone who said zlog as a daemon wrote logs to the
      configuration file. So remember, daemon processes should not set any rule
      output to stdout, or stderr. It will generate undefined behavior. If you
      still want output logs to console when stdout is closed, use "/dev/tty"
      instead.
      </text:p>
        </text:list-item>
        <text:list-item>
          <text:p text:style-name="Inside-itemize">pipeline output
      </text:p>
          <text:p text:style-name="Inside-itemize">
           </text:p>
          <text:list text:style-name="list" text:name="list">
            <text:list-item>
              <text:h text:style-name="dt">
           </text:h>
              <!--l. 1410
-->
              <text:p text:style-name="dd"><text:span text:style-name="ectt-1200">*.*</text:span><text:span text:style-name="ectt-1200"><text:s/></text:span><text:span text:style-name="ectt-1200"><text:s/></text:span><text:span text:style-name="ectt-1200"><text:s/></text:span><text:span text:style-name="ectt-1200"><text:s/>|</text:span><text:span text:style-name="ectt-1200"><text:s/>/usr/bin/cronolog</text:span><text:span text:style-name="ectt-1200"><text:s/>/www/logs/example_%Y%m%d.log</text:span><text:span text:style-name="ectt-1200"><text:s/>;</text:span><text:span text:style-name="ectt-1200"><text:s/>normal</text:span></text:p>
            </text:list-item>
          </text:list>
          <text:p text:style-name="Inside-itemize">This is an example of how zlog pipelines its output to cronolog. The implementation
      is simple. popen("/usr/bin/cronolog /www/logs/example_%Y%m%d.log","w") is
      called at zlog_init(), and forward logs will be written to the open descriptor in the
      "normal" format. Writing through pipeline and cronnolog is faster than dynamic file
      of zlog, as there is no need to open and close file descripter each time when logs are
      written to a pipe.
      </text:p>
          <text:p text:style-name="Inside-itemize">
                                                                                  
                                                                                  
           </text:p>
          <text:list text:style-name="list" text:name="list">
            <text:list-item>
              <text:h text:style-name="dt">
           </text:h>
              <!--l. 1420
-->
              <text:p text:style-name="dd"><text:span text:style-name="ectt-1200">[rules]</text:span><text:span text:style-name="ectt-1200"><text:s/></text:span>
           </text:p>
              <!--l. 1423
-->
              <text:p text:style-name="dd"><text:span text:style-name="ectt-1200">*.*</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
           <text:span text:style-name="ectt-1200">"press%d(%Y%m%d).log"</text:span>
           </text:p>
              <!--l. 1425
-->
              <text:p text:style-name="dd"><text:span text:style-name="ectt-1200">$</text:span><text:span text:style-name="ectt-1200"><text:s/>time</text:span><text:span text:style-name="ectt-1200"><text:s/>./test_press_zlog</text:span><text:span text:style-name="ectt-1200"><text:s/>1</text:span><text:span text:style-name="ectt-1200"><text:s/>10</text:span><text:span text:style-name="ectt-1200"><text:s/>100000</text:span>
           </text:p>
              <!--l. 1427
-->
              <text:p text:style-name="dd"><text:span text:style-name="ectt-1200">real</text:span>
           <text:span text:style-name="ectt-1200">0m4.240s</text:span><text:span text:style-name="ectt-1200"><text:s/></text:span>
           </text:p>
              <!--l. 1429
-->
              <text:p text:style-name="dd"><text:span text:style-name="ectt-1200">user</text:span>
           <text:span text:style-name="ectt-1200">0m2.500s</text:span><text:span text:style-name="ectt-1200"><text:s/></text:span>
           </text:p>
              <!--l. 1431
-->
              <text:p text:style-name="dd"><text:span text:style-name="ectt-1200">sys</text:span>
           <text:span text:style-name="ectt-1200">0m5.460s</text:span><text:span text:style-name="ectt-1200"><text:s/></text:span>
           </text:p>
              <!--l. 1433
-->
              <text:p text:style-name="dd"><text:span text:style-name="ectt-1200"><text:s/></text:span><text:span text:style-name="ectt-1200"><text:s/></text:span>
           </text:p>
              <!--l. 1435
-->
              <text:p text:style-name="dd"><text:span text:style-name="ectt-1200">[rules]</text:span><text:span text:style-name="ectt-1200"><text:s/></text:span>
           </text:p>
              <!--l. 1437
-->
              <text:p text:style-name="dd"><text:span text:style-name="ectt-1200">*.*</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usr/bin/cronolog</text:span><text:span text:style-name="ectt-1200"><text:s/>press%Y%m%d.log</text:span>
           </text:p>
              <!--l. 1439
-->
              <text:p text:style-name="dd"><text:span text:style-name="ectt-1200">$</text:span><text:span text:style-name="ectt-1200"><text:s/>time</text:span><text:span text:style-name="ectt-1200"><text:s/>./test_press_zlog</text:span><text:span text:style-name="ectt-1200"><text:s/>1</text:span><text:span text:style-name="ectt-1200"><text:s/>10</text:span><text:span text:style-name="ectt-1200"><text:s/>100000</text:span>
           </text:p>
              <!--l. 1441
-->
              <text:p text:style-name="dd"><text:span text:style-name="ectt-1200">real</text:span>
           <text:span text:style-name="ectt-1200">0m1.911s</text:span><text:span text:style-name="ectt-1200"><text:s/></text:span>
           </text:p>
              <!--l. 1443
-->
              <text:p text:style-name="dd"><text:span text:style-name="ectt-1200">user</text:span>
           <text:span text:style-name="ectt-1200">0m1.980s</text:span><text:span text:style-name="ectt-1200"><text:s/></text:span>
           </text:p>
              <!--l. 1445
-->
              <text:p text:style-name="dd"><text:span text:style-name="ectt-1200">sys</text:span>
           <text:span text:style-name="ectt-1200">0m1.470s</text:span></text:p>
            </text:list-item>
          </text:list>
          <text:p text:style-name="Inside-itemize">There are some limitations when using pipeline output:
           </text:p>
          <!--l. 1449
-->
          <text:list text:style-name="Itemize">
            <text:list-item>
              <text:p text:style-name="Inside-itemize">POSIX.1-2001 says that write(2)s of less than PIPE_BUF bytes must be
           atomic, On Linux, PIPE_BUF is 4096 bytes.
           </text:p>
            </text:list-item>
            <text:list-item>
              <text:p text:style-name="Inside-itemize">When  a  single  log  is  longer  than  PIPE_BUF,  and  multiple  processes
           write logs through one pipe (parent calls zlog_init(), and forks many child
           processes), log interlacing will occur.
           </text:p>
            </text:list-item>
            <text:list-item>
              <text:p text:style-name="Inside-itemize">Unrelated multiple processes can start multiple cronolog processes and
                                                                                  
                                                                                  
           write  to  the  same  log  file.  Even  if  a  single  log  is  not  longer  than
           PIPE_BUF, multiple cronologs will cause log interlace. As cronologs read
           log continuously, it doesn’t know where is the split between log entries.</text:p>
            </text:list-item>
          </text:list>
          <text:p text:style-name="Inside-itemize">In summary, pipeline to a single log file:
           </text:p>
          <!--l. 1462
-->
          <text:list text:style-name="Itemize">
            <text:list-item>
              <text:p text:style-name="Inside-itemize">Single process writing, no limitation for length of one log. Multi-threads
           in one process, atomic writing is already assured by zlog.
           </text:p>
            </text:list-item>
            <text:list-item>
              <text:p text:style-name="Inside-itemize">Related multiple processes, the length of one log should not longer than
           PIPE_BUF.
           </text:p>
            </text:list-item>
            <text:list-item>
              <text:p text:style-name="Inside-itemize">Unrelated multiple processes, no matter how long a single log is, will cause
           interlace and is not safe.</text:p>
            </text:list-item>
          </text:list>
        </text:list-item>
        <text:list-item>
          <text:p text:style-name="Inside-itemize">file
      </text:p>
          <text:p text:style-name="Inside-itemize">
           </text:p>
          <!--l. 1472
-->
          <text:list text:style-name="Itemize">
            <text:list-item>
              <text:p text:style-name="Inside-itemize">file path
           </text:p>
              <text:p text:style-name="Inside-itemize">can be absolute file path or relative file path. It is quoted by double
           quotation marks. <text:span text:style-name="Emphasis"><text:span text:style-name="ecti-1200">Conversion pattern</text:span></text:span> can be used in file path. If the file
           path is "%E(HOME)/log/out.log" and the program environment $HOME
           is /home/harry, then the log file will be /home/harry/log/output.log. See
           5.4<!--tex4ht:ref: sec:Conversion-pattern 
--><text:span text:style-name="reference-ref"><text:reference-ref text:ref-name="x1-180005.4" text:reference-format="text"> </text:reference-ref></text:span> for more details.
           </text:p>
              <text:p text:style-name="Inside-itemize">file of zlog is powerful, for example
               </text:p>
              <text:list text:style-name="Enumerate">
                <text:list-item>
                  <text:p text:style-name="Inside-enumerate">output to named pipe(FIFO), which must be created by mkfifo(1)
               before use
               </text:p>
                  <text:p text:style-name="Inside-enumerate">
                                                                                  
                                                                                  
                   </text:p>
                  <text:list text:style-name="list" text:name="list">
                    <text:list-item>
                      <text:h text:style-name="dt">
                   </text:h>
                      <!--l. 1486
-->
                      <text:p text:style-name="dd"><text:span text:style-name="ectt-1200">*.*</text:span><text:span text:style-name="ectt-1200"><text:s/></text:span><text:span text:style-name="ectt-1200"><text:s/></text:span><text:span text:style-name="ectt-1200"><text:s/>"/tmp/pipefile"</text:span></text:p>
                    </text:list-item>
                  </text:list>
                </text:list-item>
                <text:list-item>
                  <text:p text:style-name="Inside-enumerate">output to null, do nothing at all
               </text:p>
                  <text:p text:style-name="Inside-enumerate">
                   </text:p>
                  <text:list text:style-name="list" text:name="list">
                    <text:list-item>
                      <text:h text:style-name="dt">
                   </text:h>
                      <!--l. 1491
-->
                      <text:p text:style-name="dd"><text:span text:style-name="ectt-1200">*.*</text:span><text:span text:style-name="ectt-1200"><text:s/></text:span><text:span text:style-name="ectt-1200"><text:s/></text:span><text:span text:style-name="ectt-1200"><text:s/></text:span><text:span text:style-name="ectt-1200"><text:s/>"/dev/null"</text:span></text:p>
                    </text:list-item>
                  </text:list>
                </text:list-item>
                <text:list-item>
                  <text:p text:style-name="Inside-enumerate">output to console, in any case
               </text:p>
                  <text:p text:style-name="Inside-enumerate">
                   </text:p>
                  <text:list text:style-name="list" text:name="list">
                    <text:list-item>
                      <text:h text:style-name="dt">
                   </text:h>
                      <!--l. 1496
-->
                      <text:p text:style-name="dd"><text:span text:style-name="ectt-1200">*.*</text:span><text:span text:style-name="ectt-1200"><text:s/></text:span><text:span text:style-name="ectt-1200"><text:s/></text:span><text:span text:style-name="ectt-1200"><text:s/></text:span><text:span text:style-name="ectt-1200"><text:s/>"/dev/tty"</text:span></text:p>
                    </text:list-item>
                  </text:list>
                </text:list-item>
                <text:list-item>
                  <text:p text:style-name="Inside-enumerate">output a log to each tid, in the directory where the process running
               </text:p>
                  <text:p text:style-name="Inside-enumerate">
                   </text:p>
                  <text:list text:style-name="list" text:name="list">
                    <text:list-item>
                      <text:h text:style-name="dt">
                   </text:h>
                      <!--l. 1501
-->
                      <text:p text:style-name="dd"><text:span text:style-name="ectt-1200">*.*</text:span><text:span text:style-name="ectt-1200"><text:s/></text:span><text:span text:style-name="ectt-1200"><text:s/></text:span><text:span text:style-name="ectt-1200"><text:s/></text:span><text:span text:style-name="ectt-1200"><text:s/></text:span><text:span text:style-name="ectt-1200"><text:s/>"%T.log"</text:span></text:p>
                    </text:list-item>
                  </text:list>
                </text:list-item>
                <text:list-item>
                  <text:p text:style-name="Inside-enumerate">output to file with pid name, every day, in $HOME/log directory, rotate log
               at 1GB, keep 5 log files
               </text:p>
                  <text:p text:style-name="Inside-enumerate">
                   </text:p>
                  <text:list text:style-name="list" text:name="list">
                    <text:list-item>
                      <text:h text:style-name="dt">
                   </text:h>
                      <!--l. 1507
-->
                      <text:p text:style-name="dd"><text:span text:style-name="ectt-1200">*.*</text:span><text:span text:style-name="ectt-1200"><text:s/></text:span><text:span text:style-name="ectt-1200"><text:s/></text:span><text:span text:style-name="ectt-1200"><text:s/></text:span><text:span text:style-name="ectt-1200"><text:s/></text:span><text:span text:style-name="ectt-1200"><text:s/>"%E(HOME)/log/aa.%p.%d(%F).log",1GB</text:span><text:span text:style-name="ectt-1200"><text:s/>*</text:span><text:span text:style-name="ectt-1200"><text:s/>5</text:span></text:p>
                    </text:list-item>
                  </text:list>
                </text:list-item>
                <text:list-item>
                  <text:p text:style-name="Inside-enumerate">each category of aa_ super category, output log with category name</text:p>
                </text:list-item>
              </text:list>
              <text:p text:style-name="Inside-itemize">
               </text:p>
              <text:list text:style-name="list" text:name="list">
                <text:list-item>
                  <text:h text:style-name="dt">
               </text:h>
                  <!--l. 1512
-->
                  <text:p text:style-name="dd"><text:span text:style-name="ectt-1200">aa_.*</text:span><text:span text:style-name="ectt-1200"><text:s/></text:span><text:span text:style-name="ectt-1200"><text:s/></text:span><text:span text:style-name="ectt-1200"><text:s/></text:span><text:span text:style-name="ectt-1200"><text:s/></text:span><text:span text:style-name="ectt-1200"><text:s/></text:span><text:span text:style-name="ectt-1200"><text:s/>"/var/log/%c.log"</text:span></text:p>
                </text:list-item>
              </text:list>
            </text:list-item>
            <text:list-item>
              <text:p text:style-name="Inside-itemize">rotate action
           </text:p>
              <text:p text:style-name="Inside-itemize">controls log file size and count. zlog rotates the log file when the file exceeds
           this value. For example, let the action be
           </text:p>
              <text:p text:style-name="Inside-itemize">
               </text:p>
              <text:list text:style-name="list" text:name="list">
                <text:list-item>
                  <text:h text:style-name="dt">
               </text:h>
                  <!--l. 1519
-->
                  <text:p text:style-name="dd"><text:span text:style-name="ectt-1200">"%E(HOME)/log/out.log",1M*3</text:span></text:p>
                </text:list-item>
              </text:list>
              <text:p text:style-name="Inside-itemize">and after out.log is filled to 1M, the rotation is
           </text:p>
              <text:p text:style-name="Inside-itemize">
               </text:p>
              <text:list text:style-name="list" text:name="list">
                <text:list-item>
                  <text:h text:style-name="dt">
               </text:h>
                  <!--l. 1523
-->
                  <text:p text:style-name="dd"><text:span text:style-name="ectt-1200">out.log</text:span><text:span text:style-name="ectt-1200"><text:s/>-&gt;</text:span><text:span text:style-name="ectt-1200"><text:s/>out.log.1</text:span>
               </text:p>
                  <!--l. 1526
-->
                  <text:p text:style-name="dd"><text:span text:style-name="ectt-1200">out.log(new</text:span><text:span text:style-name="ectt-1200"><text:s/>create)</text:span><text:span text:style-name="ectt-1200"><text:s/></text:span></text:p>
                </text:list-item>
              </text:list>
              <text:p text:style-name="Inside-itemize">If the new log is full again, the rotation is
           </text:p>
              <text:p text:style-name="Inside-itemize">
               </text:p>
              <text:list text:style-name="list" text:name="list">
                <text:list-item>
                  <text:h text:style-name="dt">
               </text:h>
                  <!--l. 1529
-->
                  <text:p text:style-name="dd"><text:span text:style-name="ectt-1200">out.log.1</text:span><text:span text:style-name="ectt-1200"><text:s/>-&gt;</text:span><text:span text:style-name="ectt-1200"><text:s/>out.log.2</text:span>
               </text:p>
                  <!--l. 1532
-->
                  <text:p text:style-name="dd"><text:span text:style-name="ectt-1200">out.log</text:span><text:span text:style-name="ectt-1200"><text:s/>-&gt;</text:span><text:span text:style-name="ectt-1200"><text:s/>out.log.1</text:span>
               </text:p>
                  <!--l. 1534
-->
                  <text:p text:style-name="dd"><text:span text:style-name="ectt-1200">out.log(new</text:span><text:span text:style-name="ectt-1200"><text:s/>create)</text:span></text:p>
                </text:list-item>
              </text:list>
              <text:p text:style-name="Inside-itemize">The next rotation will delete the oldest log, as *3 means just allows 3 file
           exist
                                                                                  
                                                                                  
           </text:p>
              <text:p text:style-name="Inside-itemize">
               </text:p>
              <text:list text:style-name="list" text:name="list">
                <text:list-item>
                  <text:h text:style-name="dt">
               </text:h>
                  <!--l. 1538
-->
                  <text:p text:style-name="dd"><text:span text:style-name="ectt-1200">unlink(out.log.2)</text:span>
               </text:p>
                  <!--l. 1541
-->
                  <text:p text:style-name="dd"><text:span text:style-name="ectt-1200">out.log.1</text:span><text:span text:style-name="ectt-1200"><text:s/>-&gt;</text:span><text:span text:style-name="ectt-1200"><text:s/>out.log.2</text:span>
               </text:p>
                  <!--l. 1543
-->
                  <text:p text:style-name="dd"><text:span text:style-name="ectt-1200">out.log</text:span><text:span text:style-name="ectt-1200"><text:s/>-&gt;</text:span><text:span text:style-name="ectt-1200"><text:s/>out.log.1</text:span>
               </text:p>
                  <!--l. 1545
-->
                  <text:p text:style-name="dd"><text:span text:style-name="ectt-1200">out.log(new</text:span><text:span text:style-name="ectt-1200"><text:s/>create)</text:span></text:p>
                </text:list-item>
              </text:list>
              <text:p text:style-name="Inside-itemize">So the oldest log has the biggest serial number. If *3 is not specified, it means
           rotation will continue and no old log will be deleted.
           </text:p>
            </text:list-item>
            <text:list-item>
              <text:p text:style-name="Inside-itemize">synchronous I/O file
           </text:p>
              <text:p text:style-name="Inside-itemize">Putting a minus sign ’-’ sets the synchronous I/O option. log file is opened with
           O_SYNC and every single log action will wait until the Operating System
           writes data to disk. It is painfully slow:
           </text:p>
              <text:p text:style-name="Inside-itemize">
               </text:p>
              <text:list text:style-name="list" text:name="list">
                <text:list-item>
                  <text:h text:style-name="dt">
               </text:h>
                  <!--l. 1554
-->
                  <text:p text:style-name="dd"><text:span text:style-name="ectt-1200">$</text:span><text:span text:style-name="ectt-1200"><text:s/>time</text:span><text:span text:style-name="ectt-1200"><text:s/>./test_press_zlog</text:span><text:span text:style-name="ectt-1200"><text:s/>100</text:span><text:span text:style-name="ectt-1200"><text:s/>1000</text:span>
               </text:p>
                  <!--l. 1557
-->
                  <text:p text:style-name="dd"><text:span text:style-name="ectt-1200">real</text:span>
               <text:span text:style-name="ectt-1200">0m0.732s</text:span>
               </text:p>
                  <!--l. 1559
-->
                  <text:p text:style-name="dd"><text:span text:style-name="ectt-1200">user</text:span>
               <text:span text:style-name="ectt-1200">0m1.030s</text:span>
               </text:p>
                  <!--l. 1561
-->
                  <text:p text:style-name="dd"><text:span text:style-name="ectt-1200">sys</text:span>
               <text:span text:style-name="ectt-1200"><text:s/>0m1.080s</text:span>
               </text:p>
                  <!--l. 1563
-->
                  <text:p text:style-name="dd"><text:span text:style-name="ectt-1200">$</text:span><text:span text:style-name="ectt-1200"><text:s/>time</text:span><text:span text:style-name="ectt-1200"><text:s/>./test_press_zlog</text:span><text:span text:style-name="ectt-1200"><text:s/>100</text:span><text:span text:style-name="ectt-1200"><text:s/>1000</text:span><text:span text:style-name="ectt-1200"><text:s/></text:span><text:span text:style-name="ectt-1200"><text:s/>#</text:span><text:span text:style-name="ectt-1200"><text:s/>synchronous</text:span><text:span text:style-name="ectt-1200"><text:s/>I/O</text:span><text:span text:style-name="ectt-1200"><text:s/>open</text:span>
               </text:p>
                  <!--l. 1565
-->
                  <text:p text:style-name="dd"><text:span text:style-name="ectt-1200">real</text:span>
               <text:span text:style-name="ectt-1200">0m20.646s</text:span>
               </text:p>
                  <!--l. 1567
-->
                  <text:p text:style-name="dd"><text:span text:style-name="ectt-1200">user</text:span>
               <text:span text:style-name="ectt-1200">0m2.570s</text:span>
               </text:p>
                  <!--l. 1569
-->
                  <text:p text:style-name="dd"><text:span text:style-name="ectt-1200">sys</text:span>
               <text:span text:style-name="ectt-1200"><text:s/>0m6.950s</text:span></text:p>
                </text:list-item>
              </text:list>
            </text:list-item>
          </text:list>
        </text:list-item>
        <text:list-item>
          <text:p text:style-name="Inside-itemize">format name
      </text:p>
          <text:p text:style-name="Inside-itemize">It is optional. If not set, use zlog default format in global setting, which
      is:
      </text:p>
          <text:p text:style-name="Inside-itemize">
           </text:p>
          <text:list text:style-name="list" text:name="list">
            <text:list-item>
              <text:h text:style-name="dt">
           </text:h>
              <!--l. 1576
-->
              <text:p text:style-name="dd"><text:span text:style-name="ectt-1200">[global]</text:span>
           </text:p>
              <!--l. 1579
-->
              <text:p text:style-name="dd"><text:span text:style-name="ectt-1200">default</text:span><text:span text:style-name="ectt-1200"><text:s/>format</text:span><text:span text:style-name="ectt-1200"><text:s/>=</text:span><text:span text:style-name="ectt-1200"><text:s/>"%d</text:span><text:span text:style-name="ectt-1200"><text:s/>%V</text:span><text:span text:style-name="ectt-1200"><text:s/>[%p:%F:%L]</text:span><text:span text:style-name="ectt-1200"><text:s/>%m%n"</text:span></text:p>
            </text:list-item>
          </text:list>
        </text:list-item>
        <text:list-item>
          <text:p text:style-name="Inside-itemize">see 7.4<!--tex4ht:ref: sec:User-defined-Output 
--><text:span text:style-name="reference-ref"><text:reference-ref text:ref-name="x1-400007.4" text:reference-format="text"> </text:reference-ref></text:span> for more details for $.</text:p>
        </text:list-item>
      </text:list>
      <!--l. 1584
-->
      <text:p text:style-name="Text-body">
   </text:p>
      <!--end of subsection
-->
      <!--end of section
-->
      <!--start of section
-->
      <text:h text:style-name="Heading-2" text:outline-level="2"><text:span text:style-name="section">5.6    </text:span><t4htlink href="#QQ2-1-26" name="x1-260005.6"/>Rotation</text:h>
      <!--l. 1586
-->
      <text:p text:style-name="Text-body">Why rotation? I have see more than once in a production environment, that the
hard disk is full of logs and causes the system to stop working, or a single log
file is too big to open or grep. Several ways to rotate and archive log files are
possible:
      </text:p>
      <text:list text:style-name="Enumerate">
        <text:list-item>
          <text:p text:style-name="Inside-enumerate">Split log by date or time.
      </text:p>
          <text:p text:style-name="Inside-enumerate">For example, generate one log file per day.
      </text:p>
          <text:p text:style-name="Inside-enumerate">
           </text:p>
          <text:list text:style-name="list" text:name="list">
            <text:list-item>
              <text:h text:style-name="dt">
           </text:h>
              <!--l. 1594
-->
              <text:p text:style-name="dd"><text:span text:style-name="ectt-1200">aa.2012-08-02.log</text:span><text:span text:style-name="ectt-1200"><text:s/></text:span>
           </text:p>
              <!--l. 1597
-->
              <text:p text:style-name="dd"><text:span text:style-name="ectt-1200">aa.2012-08-03.log</text:span><text:span text:style-name="ectt-1200"><text:s/></text:span>
           </text:p>
              <!--l. 1599
-->
              <text:p text:style-name="dd"><text:span text:style-name="ectt-1200">aa.2012-08-04.log</text:span></text:p>
            </text:list-item>
          </text:list>
          <text:p text:style-name="Inside-enumerate">In this case, the system administrator knows how much log will be produced one day.
      The sys admin is able to search log files based on the day. The best way to make this
      split is to let the zlog library do it. Another choice is using cronosplit to analyse the
      content of log file and split it. A bad way is using crontab+logrotate to daily move
      log files, which is not accurate, some logs will be put into the file for the previous
      day.
      </text:p>
          <text:p text:style-name="Inside-enumerate">Using zlog, there is no need for external rotate action to complete the job. Setting
      time in the log file name works:
      </text:p>
          <text:p text:style-name="Inside-enumerate">
           </text:p>
          <text:list text:style-name="list" text:name="list">
            <text:list-item>
              <text:h text:style-name="dt">
           </text:h>
              <!--l. 1611
-->
              <text:p text:style-name="dd"><text:span text:style-name="ectt-1200">*.*</text:span><text:span text:style-name="ectt-1200"><text:s/></text:span><text:span text:style-name="ectt-1200"><text:s/>"aa.%d(%F).log"</text:span></text:p>
            </text:list-item>
          </text:list>
          <text:p text:style-name="Inside-enumerate">or using cronolog for faster performace:
      </text:p>
          <text:p text:style-name="Inside-enumerate">
           </text:p>
          <text:list text:style-name="list" text:name="list">
            <text:list-item>
              <text:h text:style-name="dt">
           </text:h>
              <!--l. 1615
-->
              <text:p text:style-name="dd"><text:span text:style-name="ectt-1200">*.*</text:span><text:span text:style-name="ectt-1200"><text:s/></text:span><text:span text:style-name="ectt-1200"><text:s/>|</text:span><text:span text:style-name="ectt-1200"><text:s/>cronolog</text:span><text:span text:style-name="ectt-1200"><text:s/>aa.%F.log</text:span></text:p>
            </text:list-item>
          </text:list>
        </text:list-item>
        <text:list-item>
          <text:p text:style-name="Inside-enumerate">Split log by size.
      </text:p>
          <text:p text:style-name="Inside-enumerate">Always suitable for development use. In this case, the program generates a lot of logs
      in a short period. But the text editor might not be able to open big files quickly.
      Although the split can be done using split tools afterwards, this requires extra
      steps. So a good way is to let the logging library do the rotation. There are
      two ways of rotation, as nlog describes, Sequence and Rolling. In case of
      Sequence:
      </text:p>
          <text:p text:style-name="Inside-enumerate">
           </text:p>
          <text:list text:style-name="list" text:name="list">
            <text:list-item>
              <text:h text:style-name="dt">
           </text:h>
              <!--l. 1626
-->
              <text:p text:style-name="dd"><text:span text:style-name="ectt-1200">aa.log</text:span><text:span text:style-name="ectt-1200"><text:s/>(new)</text:span><text:span text:style-name="ectt-1200"><text:s/></text:span>
                                                                                  
                                                                                  
           </text:p>
              <!--l. 1629
-->
              <text:p text:style-name="dd"><text:span text:style-name="ectt-1200">aa.log.2</text:span><text:span text:style-name="ectt-1200"><text:s/>(less</text:span><text:span text:style-name="ectt-1200"><text:s/>new)</text:span><text:span text:style-name="ectt-1200"><text:s/></text:span>
           </text:p>
              <!--l. 1631
-->
              <text:p text:style-name="dd"><text:span text:style-name="ectt-1200">aa.log.1</text:span><text:span text:style-name="ectt-1200"><text:s/></text:span>
           </text:p>
              <!--l. 1633
-->
              <text:p text:style-name="dd"><text:span text:style-name="ectt-1200">aa.log.0</text:span><text:span text:style-name="ectt-1200"><text:s/>(old)</text:span></text:p>
            </text:list-item>
          </text:list>
          <text:p text:style-name="Inside-enumerate">And in case of Rolling:
      </text:p>
          <text:p text:style-name="Inside-enumerate">
           </text:p>
          <text:list text:style-name="list" text:name="list">
            <text:list-item>
              <text:h text:style-name="dt">
           </text:h>
              <!--l. 1636
-->
              <text:p text:style-name="dd"><text:span text:style-name="ectt-1200">aa.log</text:span><text:span text:style-name="ectt-1200"><text:s/>(new)</text:span><text:span text:style-name="ectt-1200"><text:s/></text:span>
           </text:p>
              <!--l. 1639
-->
              <text:p text:style-name="dd"><text:span text:style-name="ectt-1200">aa.log.0</text:span><text:span text:style-name="ectt-1200"><text:s/>(less</text:span><text:span text:style-name="ectt-1200"><text:s/>new)</text:span><text:span text:style-name="ectt-1200"><text:s/></text:span>
           </text:p>
              <!--l. 1641
-->
              <text:p text:style-name="dd"><text:span text:style-name="ectt-1200">aa.log.1</text:span><text:span text:style-name="ectt-1200"><text:s/></text:span>
           </text:p>
              <!--l. 1643
-->
              <text:p text:style-name="dd"><text:span text:style-name="ectt-1200">aa.log.2</text:span><text:span text:style-name="ectt-1200"><text:s/>(old)</text:span></text:p>
            </text:list-item>
          </text:list>
          <text:p text:style-name="Inside-enumerate">It’s hard to say which one is most suitable.
      </text:p>
          <text:p text:style-name="Inside-enumerate">If only some of the newest logs are useful to developers, logging library should do the
      cleanup work and delete the old log files. Some external tools can’t find out which
      files are older.
      </text:p>
          <text:p text:style-name="Inside-enumerate">The simplest rotation configuration for zlog is:
      </text:p>
          <text:p text:style-name="Inside-enumerate">
           </text:p>
          <text:list text:style-name="list" text:name="list">
            <text:list-item>
              <text:h text:style-name="dt">
           </text:h>
              <!--l. 1652
-->
              <text:p text:style-name="dd"><text:span text:style-name="ectt-1200">*.*</text:span><text:span text:style-name="ectt-1200"><text:s/></text:span><text:span text:style-name="ectt-1200"><text:s/></text:span><text:span text:style-name="ectt-1200"><text:s/></text:span><text:span text:style-name="ectt-1200"><text:s/></text:span><text:span text:style-name="ectt-1200"><text:s/>"aa.log",</text:span><text:span text:style-name="ectt-1200"><text:s/>10MB</text:span></text:p>
            </text:list-item>
          </text:list>
          <text:p text:style-name="Inside-enumerate">It is Rolling. When aa.log is larger than 10MB, zlog will rename file like
      this:
      </text:p>
          <text:p text:style-name="Inside-enumerate">
           </text:p>
          <text:list text:style-name="list" text:name="list">
            <text:list-item>
              <text:h text:style-name="dt">
           </text:h>
              <!--l. 1657
-->
              <text:p text:style-name="dd"><text:span text:style-name="ectt-1200">aa.log.2</text:span><text:span text:style-name="ectt-1200"><text:s/>-&gt;</text:span><text:span text:style-name="ectt-1200"><text:s/>aa.log.3</text:span>
           </text:p>
              <!--l. 1660
-->
              <text:p text:style-name="dd"><text:span text:style-name="ectt-1200">aa.log.1</text:span><text:span text:style-name="ectt-1200"><text:s/>-&gt;</text:span><text:span text:style-name="ectt-1200"><text:s/>aa.log.2</text:span>
           </text:p>
              <!--l. 1662
-->
              <text:p text:style-name="dd"><text:span text:style-name="ectt-1200">aa.log.0</text:span><text:span text:style-name="ectt-1200"><text:s/>-&gt;</text:span><text:span text:style-name="ectt-1200"><text:s/>aa.log.1</text:span>
           </text:p>
              <!--l. 1664
-->
              <text:p text:style-name="dd"><text:span text:style-name="ectt-1200">aa.log</text:span><text:span text:style-name="ectt-1200"><text:s/>-&gt;</text:span><text:span text:style-name="ectt-1200"><text:s/>aa.log.0</text:span></text:p>
            </text:list-item>
          </text:list>
          <text:p text:style-name="Inside-enumerate">The configuration can be more complex:
      </text:p>
          <text:p text:style-name="Inside-enumerate">
           </text:p>
          <text:list text:style-name="list" text:name="list">
            <text:list-item>
              <text:h text:style-name="dt">
           </text:h>
              <!--l. 1667
-->
              <text:p text:style-name="dd"><text:span text:style-name="ectt-1200">*.*</text:span><text:span text:style-name="ectt-1200"><text:s/></text:span><text:span text:style-name="ectt-1200"><text:s/></text:span><text:span text:style-name="ectt-1200"><text:s/></text:span><text:span text:style-name="ectt-1200"><text:s/></text:span><text:span text:style-name="ectt-1200"><text:s/>"aa.log",</text:span><text:span text:style-name="ectt-1200"><text:s/>10MB</text:span><text:span text:style-name="ectt-1200"><text:s/>*</text:span><text:span text:style-name="ectt-1200"><text:s/>0</text:span><text:span text:style-name="ectt-1200"><text:s/>~</text:span><text:span text:style-name="ectt-1200"><text:s/>"aa.log.#r"</text:span></text:p>
            </text:list-item>
          </text:list>
          <text:p text:style-name="Inside-enumerate">The 1st argument after the file name says when rotation will be triggered, in
      size.
      </text:p>
          <text:p text:style-name="Inside-enumerate">The 2nd argument after the file name says how many archive files will be kept, (0
      means keep all).
      </text:p>
          <text:p text:style-name="Inside-enumerate">The 3rd argument after the file name shows the archive file name. #r is a sequence
      number for archive files. r is short for Rolling, and #s is short for sequence. Archive
      file name must contain one of #r or #s.
      </text:p>
        </text:list-item>
        <text:list-item>
          <text:p text:style-name="Inside-enumerate">Split log by size, and add time tag to archive file.
      </text:p>
          <text:p text:style-name="Inside-enumerate">
           </text:p>
          <text:list text:style-name="list" text:name="list">
            <text:list-item>
              <text:h text:style-name="dt">
           </text:h>
              <!--l. 1682
-->
              <text:p text:style-name="dd"><text:span text:style-name="ectt-1200">aa.log</text:span><text:span text:style-name="ectt-1200"><text:s/></text:span>
           </text:p>
              <!--l. 1685
-->
              <text:p text:style-name="dd"><text:span text:style-name="ectt-1200">aa.log-20070305.00.log</text:span><text:span text:style-name="ectt-1200"><text:s/></text:span>
           </text:p>
              <!--l. 1687
-->
              <text:p text:style-name="dd"><text:span text:style-name="ectt-1200">aa.log-20070501.00.log</text:span><text:span text:style-name="ectt-1200"><text:s/></text:span>
           </text:p>
              <!--l. 1689
-->
              <text:p text:style-name="dd"><text:span text:style-name="ectt-1200">aa.log-20070501.01.log</text:span>
           </text:p>
              <!--l. 1691
-->
              <text:p text:style-name="dd"><text:span text:style-name="ectt-1200">aa.log-20071008.00.log</text:span></text:p>
            </text:list-item>
          </text:list>
          <text:p text:style-name="Inside-enumerate">In this case, the log file is not usually viewed frequently, and is likely checked once a
      day. Of course, when one day’s log is more than 100MB, you should consider storing
      in two files and add postfix numbers. For example if the date is used as part of the
      pattern (like 20070501):
      </text:p>
          <text:p text:style-name="Inside-enumerate">The configuration of zlog is:
      </text:p>
          <text:p text:style-name="Inside-enumerate">
                                                                                  
                                                                                  
           </text:p>
          <text:list text:style-name="list" text:name="list">
            <text:list-item>
              <text:h text:style-name="dt">
           </text:h>
              <!--l. 1699
-->
              <text:p text:style-name="dd"><text:span text:style-name="ectt-1200">*.*</text:span><text:span text:style-name="ectt-1200"><text:s/></text:span><text:span text:style-name="ectt-1200"><text:s/></text:span><text:span text:style-name="ectt-1200"><text:s/></text:span><text:span text:style-name="ectt-1200"><text:s/></text:span><text:span text:style-name="ectt-1200"><text:s/>"aa.log",</text:span><text:span text:style-name="ectt-1200"><text:s/>100MB</text:span><text:span text:style-name="ectt-1200"><text:s/>~</text:span><text:span text:style-name="ectt-1200"><text:s/>"aa-%d(%Y%m%d).#2s.log"</text:span>
           </text:p>
              <!--l. 1702
-->
              <text:p text:style-name="dd"><text:span text:style-name="ectt-1200">Do</text:span><text:span text:style-name="ectt-1200"><text:s/>rotation</text:span><text:span text:style-name="ectt-1200"><text:s/>every</text:span><text:span text:style-name="ectt-1200"><text:s/>100MB.</text:span><text:span text:style-name="ectt-1200"><text:s/>The</text:span><text:span text:style-name="ectt-1200"><text:s/>archive</text:span><text:span text:style-name="ectt-1200"><text:s/>file</text:span><text:span text:style-name="ectt-1200"><text:s/>name</text:span><text:span text:style-name="ectt-1200"><text:s/>also</text:span><text:span text:style-name="ectt-1200"><text:s/>supports</text:span><text:span text:style-name="ectt-1200"><text:s/>conversion</text:span><text:span text:style-name="ectt-1200"><text:s/>strings.</text:span><text:span text:style-name="ectt-1200"><text:s/>#2s</text:span><text:span text:style-name="ectt-1200"><text:s/>means</text:span><text:span text:style-name="ectt-1200"><text:s/>the</text:span><text:span text:style-name="ectt-1200"><text:s/>sequence</text:span><text:span text:style-name="ectt-1200"><text:s/>number</text:span><text:span text:style-name="ectt-1200"><text:s/>is</text:span><text:span text:style-name="ectt-1200"><text:s/>at</text:span><text:span text:style-name="ectt-1200"><text:s/>least</text:span><text:span text:style-name="ectt-1200"><text:s/>2</text:span><text:span text:style-name="ectt-1200"><text:s/>bytes</text:span><text:span text:style-name="ectt-1200"><text:s/>wide.</text:span><text:span text:style-name="ectt-1200"><text:s/>Sequence</text:span><text:span text:style-name="ectt-1200"><text:s/>from</text:span><text:span text:style-name="ectt-1200"><text:s/>00.</text:span><text:span text:style-name="ectt-1200"><text:s/>That’s</text:span><text:span text:style-name="ectt-1200"><text:s/>the</text:span><text:span text:style-name="ectt-1200"><text:s/>most</text:span><text:span text:style-name="ectt-1200"><text:s/>complex</text:span><text:span text:style-name="ectt-1200"><text:s/>way</text:span><text:span text:style-name="ectt-1200"><text:s/>to</text:span><text:span text:style-name="ectt-1200"><text:s/>archive</text:span><text:span text:style-name="ectt-1200"><text:s/>in</text:span><text:span text:style-name="ectt-1200"><text:s/>zlog.</text:span></text:p>
            </text:list-item>
          </text:list>
        </text:list-item>
        <text:list-item>
          <text:p text:style-name="Inside-enumerate">Compress, move and delete old archive.
      </text:p>
          <text:p text:style-name="Inside-enumerate">Compress should not be done by the logging library, because compress need time and
      CPU. The mission of the logging library is to cooperate with compress
      programs.
      </text:p>
          <text:p text:style-name="Inside-enumerate">For the 3 ways to split logs, way 1 and way 3 are easy to manage. It is easy to find
      old log file by name or by modify time. And then compress, move and delete old log
      files by crontab and shell.
      </text:p>
          <text:p text:style-name="Inside-enumerate">For second way, compress is useless, delete is needed and zlog already supports
      it.
      </text:p>
          <text:p text:style-name="Inside-enumerate">If you really want to rotate and compress log file at the same time, I suggest
      logrotate. It is an independent program and will not confuse the situation.
      </text:p>
        </text:list-item>
        <text:list-item>
          <text:p text:style-name="Inside-enumerate">zlog support for external tools like logrotate.</text:p>
        </text:list-item>
      </text:list>
      <!--l. 1722
-->
      <text:p text:style-name="Text-body">The rotation support of zlog is very powerful, still there are several cases zlog can not handle.
Like rotation by time, before or after rotation call some user-defined shells. That will make
zlog too complex.
</text:p>
      <!--l. 1726
-->
      <text:p text:style-name="First-line-indent">   Under these circumstances, consider using external tools like logrotate. On linux, the
problem is that when a tool renames the log file, the working process which uses an inode
to reference the file will not automatically reopen the new file. The standard way is send
a signal to the program and let it reopen the file. For syslogd the command
is:
</text:p>
      <!--l. 1732
-->
      <text:p text:style-name="Text-body">
      </text:p>
      <text:list text:style-name="list" text:name="list">
        <text:list-item>
          <text:h text:style-name="dt">
      </text:h>
          <!--l. 1732
-->
          <text:p text:style-name="dd"><text:span text:style-name="ectt-1200">kill</text:span><text:span text:style-name="ectt-1200"><text:s/>-SIGHUP</text:span><text:span text:style-name="ectt-1200"><text:s/>‘cat</text:span><text:span text:style-name="ectt-1200"><text:s/>/var/run/syslogd.pid‘</text:span></text:p>
        </text:list-item>
      </text:list>
      <!--l. 1735
-->
      <text:p text:style-name="Text-body">For zlog as a library, it is not good to receive signals. zlog provide zlog_reload(), which
reloads the configuration file and reopens all log files. So if you write a program and want
to reopen a log file manually, you can write some code to do the job like this: after
receiving a signal or command from client, call zlog_reload().
</text:p>
      <!--l. 1741
-->
      <text:p text:style-name="Text-body">
   </text:p>
      <!--end of section
-->
      <!--start of section
-->
      <text:h text:style-name="Heading-2" text:outline-level="2"><text:span text:style-name="section">5.7    </text:span><t4htlink href="#QQ2-1-27" name="x1-270005.7"/>Configure File Tools</text:h>
      <!--l. 1742
-->
      <text:p text:style-name="Text-body">
      </text:p>
      <text:list text:style-name="list" text:name="list">
        <text:list-item>
          <text:h text:style-name="dt">
      </text:h>
          <!--l. 1742
-->
          <text:p text:style-name="dd"><text:span text:style-name="ectt-1200">$</text:span><text:span text:style-name="ectt-1200"><text:s/>zlog-chk-conf</text:span><text:span text:style-name="ectt-1200"><text:s/>-h</text:span><text:span text:style-name="ectt-1200"><text:s/></text:span>
      </text:p>
          <!--l. 1745
-->
          <text:p text:style-name="dd"><text:span text:style-name="ectt-1200">Useage:</text:span><text:span text:style-name="ectt-1200"><text:s/>zlog-chk-conf</text:span><text:span text:style-name="ectt-1200"><text:s/>[conf</text:span><text:span text:style-name="ectt-1200"><text:s/>files]...</text:span><text:span text:style-name="ectt-1200"><text:s/></text:span>
      </text:p>
          <!--l. 1747
-->
          <text:p text:style-name="dd"><text:span text:style-name="ectt-1200">-q,</text:span>
      <text:span text:style-name="ectt-1200">suppress</text:span><text:span text:style-name="ectt-1200"><text:s/>non-error</text:span><text:span text:style-name="ectt-1200"><text:s/>message</text:span><text:span text:style-name="ectt-1200"><text:s/></text:span>
      </text:p>
          <!--l. 1749
-->
          <text:p text:style-name="dd"><text:span text:style-name="ectt-1200">-h,</text:span>
      <text:span text:style-name="ectt-1200">show</text:span><text:span text:style-name="ectt-1200"><text:s/>help</text:span><text:span text:style-name="ectt-1200"><text:s/>message</text:span></text:p>
        </text:list-item>
      </text:list>
      <!--l. 1751
-->
      <text:p text:style-name="Text-body">zlog-chk-conf tries to read configuration files, check their syntax, and output to screen
whether it is correct or not. I suggest using this tool each time you create or change a
configuration file. It will output like this
</text:p>
      <!--l. 1755
-->
      <text:p text:style-name="Text-body">
      </text:p>
      <text:list text:style-name="list" text:name="list">
        <text:list-item>
          <text:h text:style-name="dt">
      </text:h>
          <!--l. 1755
-->
          <text:p text:style-name="dd"><text:span text:style-name="ectt-1200">$</text:span><text:span text:style-name="ectt-1200"><text:s/>./zlog-chk-conf</text:span><text:span text:style-name="ectt-1200"><text:s/>zlog.conf</text:span>
      </text:p>
          <!--l. 1758
-->
          <text:p text:style-name="dd"><text:span text:style-name="ectt-1200">03-08</text:span><text:span text:style-name="ectt-1200"><text:s/>15:35:44</text:span><text:span text:style-name="ectt-1200"><text:s/>ERROR</text:span><text:span text:style-name="ectt-1200"><text:s/>(10595:rule.c:391)</text:span><text:span text:style-name="ectt-1200"><text:s/>sscanf</text:span><text:span text:style-name="ectt-1200"><text:s/>[aaa]</text:span><text:span text:style-name="ectt-1200"><text:s/>fail,</text:span><text:span text:style-name="ectt-1200"><text:s/>category</text:span><text:span text:style-name="ectt-1200"><text:s/>or</text:span><text:span text:style-name="ectt-1200"><text:s/>level</text:span><text:span text:style-name="ectt-1200"><text:s/>is</text:span><text:span text:style-name="ectt-1200"><text:s/>null</text:span><text:span text:style-name="ectt-1200"><text:s/></text:span>
      </text:p>
          <!--l. 1760
-->
          <text:p text:style-name="dd"><text:span text:style-name="ectt-1200">03-08</text:span><text:span text:style-name="ectt-1200"><text:s/>15:35:44</text:span><text:span text:style-name="ectt-1200"><text:s/>ERROR</text:span><text:span text:style-name="ectt-1200"><text:s/>(10595:conf.c:155)</text:span><text:span text:style-name="ectt-1200"><text:s/>zlog_rule_new</text:span><text:span text:style-name="ectt-1200"><text:s/>fail</text:span><text:span text:style-name="ectt-1200"><text:s/>[aaa]</text:span><text:span text:style-name="ectt-1200"><text:s/></text:span>
      </text:p>
          <!--l. 1762
-->
          <text:p text:style-name="dd"><text:span text:style-name="ectt-1200">03-08</text:span><text:span text:style-name="ectt-1200"><text:s/>15:35:44</text:span><text:span text:style-name="ectt-1200"><text:s/>ERROR</text:span><text:span text:style-name="ectt-1200"><text:s/>(10595:conf.c:258)</text:span><text:span text:style-name="ectt-1200"><text:s/>parse</text:span><text:span text:style-name="ectt-1200"><text:s/>configure</text:span><text:span text:style-name="ectt-1200"><text:s/>file[zlog.conf]</text:span><text:span text:style-name="ectt-1200"><text:s/>line[126]</text:span><text:span text:style-name="ectt-1200"><text:s/>fail</text:span><text:span text:style-name="ectt-1200"><text:s/></text:span>
      </text:p>
          <!--l. 1764
-->
          <text:p text:style-name="dd"><text:span text:style-name="ectt-1200">03-08</text:span><text:span text:style-name="ectt-1200"><text:s/>15:35:44</text:span><text:span text:style-name="ectt-1200"><text:s/>ERROR</text:span><text:span text:style-name="ectt-1200"><text:s/>(10595:conf.c:306)</text:span><text:span text:style-name="ectt-1200"><text:s/>zlog_conf_read_config</text:span><text:span text:style-name="ectt-1200"><text:s/>fail</text:span><text:span text:style-name="ectt-1200"><text:s/></text:span>
      </text:p>
          <!--l. 1766
-->
          <text:p text:style-name="dd"><text:span text:style-name="ectt-1200">03-08</text:span><text:span text:style-name="ectt-1200"><text:s/>15:35:44</text:span><text:span text:style-name="ectt-1200"><text:s/>ERROR</text:span><text:span text:style-name="ectt-1200"><text:s/>(10595:conf.c:366)</text:span><text:span text:style-name="ectt-1200"><text:s/>zlog_conf_build</text:span><text:span text:style-name="ectt-1200"><text:s/>fail</text:span><text:span text:style-name="ectt-1200"><text:s/></text:span>
      </text:p>
          <!--l. 1768
-->
          <text:p text:style-name="dd"><text:span text:style-name="ectt-1200">03-08</text:span><text:span text:style-name="ectt-1200"><text:s/>15:35:44</text:span><text:span text:style-name="ectt-1200"><text:s/>ERROR</text:span><text:span text:style-name="ectt-1200"><text:s/>(10595:zlog.c:66)</text:span><text:span text:style-name="ectt-1200"><text:s/>conf_file[zlog.conf],</text:span><text:span text:style-name="ectt-1200"><text:s/>init</text:span><text:span text:style-name="ectt-1200"><text:s/>conf</text:span><text:span text:style-name="ectt-1200"><text:s/>fail</text:span><text:span text:style-name="ectt-1200"><text:s/></text:span>
      </text:p>
          <!--l. 1770
-->
          <text:p text:style-name="dd"><text:span text:style-name="ectt-1200">03-08</text:span><text:span text:style-name="ectt-1200"><text:s/>15:35:44</text:span><text:span text:style-name="ectt-1200"><text:s/>ERROR</text:span><text:span text:style-name="ectt-1200"><text:s/>(10595:zlog.c:131)</text:span><text:span text:style-name="ectt-1200"><text:s/>zlog_init_inner[zlog.conf]</text:span><text:span text:style-name="ectt-1200"><text:s/>fail</text:span>
      </text:p>
          <!--l. 1772
-->
          <text:p text:style-name="dd"><text:span text:style-name="ectt-1200"><text:s/></text:span><text:span text:style-name="ectt-1200"><text:s/></text:span>
      </text:p>
          <!--l. 1774
-->
          <text:p text:style-name="dd"><text:span text:style-name="ectt-1200">---[zlog.conf]</text:span><text:span text:style-name="ectt-1200"><text:s/>syntax</text:span><text:span text:style-name="ectt-1200"><text:s/>error,</text:span><text:span text:style-name="ectt-1200"><text:s/>see</text:span><text:span text:style-name="ectt-1200"><text:s/>error</text:span><text:span text:style-name="ectt-1200"><text:s/>message</text:span><text:span text:style-name="ectt-1200"><text:s/>above</text:span></text:p>
        </text:list-item>
      </text:list>
      <!--l. 1776
-->
      <text:p text:style-name="Text-body">This example tells you that [aaa] is not a correct rule and that line 126 in the configuration
file is wrong. Later failure reports result from that fundamental failure.
</text:p>
      <!--l. 1779
-->
      <text:p text:style-name="Text-body">
      </text:p>
      <text:list text:style-name="list" text:name="list">
        <text:list-item>
          <text:h text:style-name="dt">
      </text:h>
          <!--l. 1779
-->
          <text:p text:style-name="dd"/>
        </text:list-item>
      </text:list>
      <!--end of section
-->
      <!--end of chapter
-->
      <!--start of chapter
-->
      <text:p text:style-name="clearpage"/>
      <text:h text:style-name="Heading-1" text:outline-level="1"><text:span text:style-name="chapter">Chapter<text:s/>6 </text:span><text:line-break/><t4htlink href="#QQ2-1-28" name="x1-280006"/>zlog API</text:h>
      <!--l. 1784
-->
      <text:p text:style-name="Text-body">All zlog APIs are thread safe. To use them, you just need to
      </text:p>
      <text:list text:style-name="list" text:name="list">
        <text:list-item>
          <text:h text:style-name="dt">
      </text:h>
          <!--l. 1785
-->
          <text:p text:style-name="dd"><text:span text:style-name="ectt-1200">#include</text:span><text:span text:style-name="ectt-1200"><text:s/>"zlog.h"</text:span></text:p>
        </text:list-item>
      </text:list>
      <!--start of section
-->
      <text:h text:style-name="Heading-2" text:outline-level="2"><text:span text:style-name="section">6.1    </text:span><t4htlink href="#QQ2-1-29" name="x1-290006.1"/>initialize and finish</text:h>
      <!--l. 1790
-->
      <text:p text:style-name="Text-body">
           </text:p>
      <text:list text:style-name="list" text:name="list">
        <text:list-item>
          <text:h text:style-name="dt">
SYNOPSIS </text:h>
          <!--l. 1791
-->
          <text:p text:style-name="dd">
           </text:p>
          <!--l. 1793
-->
          <text:p text:style-name="dd">
                </text:p>
          <text:list text:style-name="list" text:name="list">
            <text:list-item>
              <text:h text:style-name="dt">
                </text:h>
              <!--l. 1793
-->
              <text:p text:style-name="dd"><text:span text:style-name="ectt-1200">int</text:span><text:span text:style-name="ectt-1200"><text:s/>zlog_init(const</text:span><text:span text:style-name="ectt-1200"><text:s/>char</text:span><text:span text:style-name="ectt-1200"><text:s/>*</text:span><text:span text:style-name="uline"><text:span text:style-name="ectt-1200">confpath</text:span></text:span><text:span text:style-name="ectt-1200">);</text:span>
                </text:p>
              <!--l. 1796
-->
              <text:p text:style-name="dd"><text:span text:style-name="ectt-1200">int</text:span><text:span text:style-name="ectt-1200"><text:s/>zlog_reload(const</text:span><text:span text:style-name="ectt-1200"><text:s/>char</text:span><text:span text:style-name="ectt-1200"><text:s/>*</text:span><text:span text:style-name="uline"><text:span text:style-name="ectt-1200">confpath</text:span></text:span><text:span text:style-name="ectt-1200">);</text:span>
                </text:p>
              <!--l. 1798
-->
              <text:p text:style-name="dd"><text:span text:style-name="ectt-1200">void</text:span><text:span text:style-name="ectt-1200"><text:s/>zlog_fini(void);</text:span></text:p>
            </text:list-item>
          </text:list>
        </text:list-item>
        <text:list-item>
          <text:h text:style-name="dt">
DESCRIPTION </text:h>
          <!--l. 1800
-->
          <text:p text:style-name="dd">
           </text:p>
          <!--l. 1802
-->
          <text:p text:style-name="dd">zlog_init() reads configuration from the file <text:span text:style-name="uline">confpath</text:span>. If <text:span text:style-name="uline">confpath</text:span> is NULL, it
           looks for the environment variable ZLOG_CONF_PATH to find the
           configuration file. If $ZLOG_CONF_PATH is NULL also, all logs will
           be output to stdout with an internal format. Only the first call to
           zlog_init() per process is effective, subsequent calls will fail and do
           nothing.
           </text:p>
          <!--l. 1809
-->
          <text:p text:style-name="dd">zlog_reload() is designed to reload the configuration file. From the <text:span text:style-name="uline">confpath</text:span> it
           re-calculates the category-rule relationships, rebuilds thread buffers, and resets
           user-defined output function rules. It can be called at runtime when the
           configuration file is changed or you wish to use another configuration file. It
           can be called any number of times. If <text:span text:style-name="uline">confpath</text:span> is NULL, it reloads the last
                                                                                  
                                                                                  
           configuration file that zlog_init() or zlog_reload() specified. If zlog_reload()
           failed, the current configuration in memory will remain unchanged. So
           zlog_reload() is atomic.
           </text:p>
          <!--l. 1819
-->
          <text:p text:style-name="dd">zlog_fini() releases all zlog API<text:span text:style-name="Emphasis"> </text:span>memory and closes opened files. It can be
           called any number of times.
           </text:p>
        </text:list-item>
        <text:list-item>
          <text:h text:style-name="dt">
RETURN  </text:h>
          <!--l. 1821
-->
          <text:p text:style-name="dd">VALUE
           </text:p>
          <!--l. 1823
-->
          <text:p text:style-name="dd">On success , zlog_init() and zlog_reload() return zero. On error, zlog_init()
           and zlog_reload() return -1, and a detailed error log will be recorded to the log
           file indicated by ZLOG_PROFILE_ERROR.</text:p>
        </text:list-item>
      </text:list>
      <!--l. 1828
-->
      <text:p text:style-name="Text-body">
   </text:p>
      <!--end of section
-->
      <!--start of section
-->
      <text:h text:style-name="Heading-2" text:outline-level="2"><text:span text:style-name="section">6.2    </text:span><t4htlink href="#QQ2-1-30" name="x1-300006.2"/>category operation</text:h>
      <!--l. 1829
-->
      <text:p text:style-name="Text-body">
           </text:p>
      <text:list text:style-name="list" text:name="list">
        <text:list-item>
          <text:h text:style-name="dt">
SYNOPSIS </text:h>
          <!--l. 1830
-->
          <text:p text:style-name="dd">
           </text:p>
          <!--l. 1832
-->
          <text:p text:style-name="dd">
                </text:p>
          <text:list text:style-name="list" text:name="list">
            <text:list-item>
              <text:h text:style-name="dt">
                </text:h>
              <!--l. 1832
-->
              <text:p text:style-name="dd"><text:span text:style-name="ectt-1200">typedef</text:span><text:span text:style-name="ectt-1200"><text:s/>struct</text:span><text:span text:style-name="ectt-1200"><text:s/>zlog_category_s</text:span><text:span text:style-name="ectt-1200"><text:s/>zlog_category_t;</text:span>
                </text:p>
              <!--l. 1835
-->
              <text:p text:style-name="dd"><text:span text:style-name="ectt-1200">zlog_category_t</text:span><text:span text:style-name="ectt-1200"><text:s/>*zlog_get_category(const</text:span><text:span text:style-name="ectt-1200"><text:s/>char</text:span><text:span text:style-name="ectt-1200"><text:s/>*</text:span><text:span text:style-name="uline"><text:span text:style-name="ectt-1200">cname</text:span></text:span><text:span text:style-name="ectt-1200">);</text:span></text:p>
            </text:list-item>
          </text:list>
        </text:list-item>
        <text:list-item>
          <text:h text:style-name="dt">
DESCRIPTION </text:h>
          <!--l. 1837
-->
          <text:p text:style-name="dd">
           </text:p>
          <!--l. 1839
-->
          <text:p text:style-name="dd">zlog_get_category() gets a category from zlog’s category_table for a future
           log action. If the category cname does not exist it will be created. Then zlog
           goes through all rules as determined by the configuration. It returns a pointer
           to matched rules corresponding to <text:span text:style-name="uline">cname</text:span>.
           </text:p>
          <!--l. 1845
-->
          <text:p text:style-name="dd">This is how category string in rules matches <text:span text:style-name="uline">cname</text:span>:
                                                                                  
                                                                                  
                </text:p>
          <text:list text:style-name="Enumerate">
            <text:list-item>
              <text:p text:style-name="Inside-enumerate">* matches all <text:span text:style-name="uline">cname</text:span>.
                </text:p>
            </text:list-item>
            <text:list-item>
              <text:p text:style-name="Inside-enumerate">category   string   which   ends   with   underscore   "_"   matches
                super-category  and  sub-categories.  For  example,  "aa_"  matches
                <text:span text:style-name="uline">cname</text:span> like "aa", "aa_", "aa_bb", "aa_bb_cc".
                </text:p>
            </text:list-item>
            <text:list-item>
              <text:p text:style-name="Inside-enumerate">category string which does not end with underscore "_"matches
                <text:span text:style-name="uline">cname</text:span> accurately. For example, "aa_bb" matches only a <text:span text:style-name="uline">cname</text:span> of
                "aa_bb".
                </text:p>
            </text:list-item>
            <text:list-item>
              <text:p text:style-name="Inside-enumerate">! matches <text:span text:style-name="uline">cname</text:span> that has no rule matched.</text:p>
            </text:list-item>
          </text:list>
          <!--l. 1857
-->
          <text:p text:style-name="dd">The rules for each category will be automatically re-calculated when
           zlog_reload() is called. No need to worry about category’s memory release,<text:span text:style-name="Emphasis">
           </text:span>zlog_fini() will clean up at the end.
           </text:p>
        </text:list-item>
        <text:list-item>
          <text:h text:style-name="dt">
RETURN  </text:h>
          <!--l. 1860
-->
          <text:p text:style-name="dd">VALUE
           </text:p>
          <!--l. 1862
-->
          <text:p text:style-name="dd">On success, return the address of zlog_category_t. On error, return NULL,
           and a detailed error log will be recorded to the log file indicated by
           ZLOG_PROFILE_ERROR.</text:p>
        </text:list-item>
      </text:list>
      <!--l. 1867
-->
      <text:p text:style-name="Text-body">
   </text:p>
      <!--end of section
-->
      <!--start of section
-->
      <text:h text:style-name="Heading-2" text:outline-level="2"><text:span text:style-name="section">6.3    </text:span><t4htlink href="#QQ2-1-31" name="x1-310006.3"/>log functions and macros</text:h>
      <!--l. 1868
-->
      <text:p text:style-name="Text-body">
           </text:p>
      <text:list text:style-name="list" text:name="list">
        <text:list-item>
          <text:h text:style-name="dt">
SYNOPSIS </text:h>
          <!--l. 1869
-->
          <text:p text:style-name="dd">
           </text:p>
          <!--l. 1871
-->
          <text:p text:style-name="dd">
                </text:p>
          <text:list text:style-name="list" text:name="list">
            <text:list-item>
              <text:h text:style-name="dt">
                </text:h>
              <!--l. 1871
-->
              <text:p text:style-name="dd"><text:span text:style-name="ectt-1200">void</text:span><text:span text:style-name="ectt-1200"><text:s/>zlog(zlog_category_t</text:span><text:span text:style-name="ectt-1200"><text:s/>*</text:span><text:span text:style-name="ectt-1200"><text:s/></text:span><text:span text:style-name="uline"><text:span text:style-name="ectt-1200">category</text:span></text:span><text:span text:style-name="ectt-1200">,</text:span><text:span text:style-name="ectt-1200"><text:s/></text:span>
                </text:p>
              <!--l. 1874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ile</text:span></text:span><text:span text:style-name="ectt-1200">,</text:span><text:span text:style-name="ectt-1200"><text:s/>size_t</text:span><text:span text:style-name="ectt-1200"><text:s/></text:span><text:span text:style-name="uline"><text:span text:style-name="ectt-1200">filelen</text:span></text:span><text:span text:style-name="ectt-1200">,</text:span>
                </text:p>
              <!--l. 1876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unc</text:span></text:span><text:span text:style-name="ectt-1200">,</text:span><text:span text:style-name="ectt-1200"><text:s/>size_t</text:span><text:span text:style-name="ectt-1200"><text:s/></text:span><text:span text:style-name="uline"><text:span text:style-name="ectt-1200">funclen</text:span></text:span><text:span text:style-name="ectt-1200">,</text:span><text:span text:style-name="ectt-1200"><text:s/></text:span>
                </text:p>
              <!--l. 1878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long</text:span><text:span text:style-name="ectt-1200"><text:s/></text:span><text:span text:style-name="uline"><text:span text:style-name="ectt-1200">line</text:span></text:span><text:span text:style-name="ectt-1200">,</text:span><text:span text:style-name="ectt-1200"><text:s/>int</text:span><text:span text:style-name="ectt-1200"><text:s/></text:span><text:span text:style-name="uline"><text:span text:style-name="ectt-1200">level</text:span></text:span><text:span text:style-name="ectt-1200">,</text:span>
                </text:p>
              <!--l. 1880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ormat</text:span></text:span><text:span text:style-name="ectt-1200">,</text:span><text:span text:style-name="ectt-1200"><text:s/>...);</text:span><text:span text:style-name="ectt-1200"><text:s/></text:span>
                </text:p>
              <!--l. 1882
-->
              <text:p text:style-name="dd"><text:span text:style-name="ectt-1200">void</text:span><text:span text:style-name="ectt-1200"><text:s/>vzlog(zlog_category_t</text:span><text:span text:style-name="ectt-1200"><text:s/>*</text:span><text:span text:style-name="ectt-1200"><text:s/></text:span><text:span text:style-name="uline"><text:span text:style-name="ectt-1200">category</text:span></text:span><text:span text:style-name="ectt-1200">,</text:span>
                </text:p>
              <!--l. 1884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ile</text:span></text:span><text:span text:style-name="ectt-1200">,</text:span><text:span text:style-name="ectt-1200"><text:s/>size_t</text:span><text:span text:style-name="ectt-1200"><text:s/></text:span><text:span text:style-name="uline"><text:span text:style-name="ectt-1200">filelen</text:span></text:span><text:span text:style-name="ectt-1200">,</text:span>
                </text:p>
              <!--l. 1886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unc</text:span></text:span><text:span text:style-name="ectt-1200">,</text:span><text:span text:style-name="ectt-1200"><text:s/>size_t</text:span><text:span text:style-name="ectt-1200"><text:s/></text:span><text:span text:style-name="uline"><text:span text:style-name="ectt-1200">funclen</text:span></text:span><text:span text:style-name="ectt-1200">,</text:span><text:span text:style-name="ectt-1200"><text:s/></text:span>
                </text:p>
              <!--l. 1888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long</text:span><text:span text:style-name="ectt-1200"><text:s/></text:span><text:span text:style-name="uline"><text:span text:style-name="ectt-1200">line</text:span></text:span><text:span text:style-name="ectt-1200">,</text:span><text:span text:style-name="ectt-1200"><text:s/>int</text:span><text:span text:style-name="ectt-1200"><text:s/></text:span><text:span text:style-name="uline"><text:span text:style-name="ectt-1200">level</text:span></text:span><text:span text:style-name="ectt-1200">,</text:span>
                </text:p>
              <!--l. 1890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ormat</text:span></text:span><text:span text:style-name="ectt-1200">,</text:span><text:span text:style-name="ectt-1200"><text:s/>va_list</text:span><text:span text:style-name="ectt-1200"><text:s/></text:span><text:span text:style-name="uline"><text:span text:style-name="ectt-1200">args</text:span></text:span><text:span text:style-name="ectt-1200">);</text:span><text:span text:style-name="ectt-1200"><text:s/></text:span>
                </text:p>
              <!--l. 1892
-->
              <text:p text:style-name="dd"><text:span text:style-name="ectt-1200">void</text:span><text:span text:style-name="ectt-1200"><text:s/>hzlog(zlog_category_t</text:span><text:span text:style-name="ectt-1200"><text:s/>*</text:span><text:span text:style-name="ectt-1200"><text:s/></text:span><text:span text:style-name="uline"><text:span text:style-name="ectt-1200">category</text:span></text:span><text:span text:style-name="ectt-1200">,</text:span>
                </text:p>
              <!--l. 1894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ile</text:span></text:span><text:span text:style-name="ectt-1200">,</text:span><text:span text:style-name="ectt-1200"><text:s/>size_t</text:span><text:span text:style-name="ectt-1200"><text:s/></text:span><text:span text:style-name="uline"><text:span text:style-name="ectt-1200">filelen</text:span></text:span><text:span text:style-name="ectt-1200">,</text:span>
                </text:p>
              <!--l. 1896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unc</text:span></text:span><text:span text:style-name="ectt-1200">,</text:span><text:span text:style-name="ectt-1200"><text:s/>size_t</text:span><text:span text:style-name="ectt-1200"><text:s/></text:span><text:span text:style-name="uline"><text:span text:style-name="ectt-1200">funclen</text:span></text:span><text:span text:style-name="ectt-1200">,</text:span><text:span text:style-name="ectt-1200"><text:s/></text:span>
                </text:p>
              <!--l. 1898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long</text:span><text:span text:style-name="ectt-1200"><text:s/></text:span><text:span text:style-name="uline"><text:span text:style-name="ectt-1200">line</text:span></text:span><text:span text:style-name="ectt-1200">,</text:span><text:span text:style-name="ectt-1200"><text:s/>int</text:span><text:span text:style-name="ectt-1200"><text:s/></text:span><text:span text:style-name="uline"><text:span text:style-name="ectt-1200">level</text:span></text:span><text:span text:style-name="ectt-1200">,</text:span>
                </text:p>
              <!--l. 1900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void</text:span><text:span text:style-name="ectt-1200"><text:s/>*</text:span><text:span text:style-name="uline"><text:span text:style-name="ectt-1200">buf</text:span></text:span><text:span text:style-name="ectt-1200">,</text:span><text:span text:style-name="ectt-1200"><text:s/>size_t</text:span><text:span text:style-name="ectt-1200"><text:s/></text:span><text:span text:style-name="uline"><text:span text:style-name="ectt-1200">buflen</text:span></text:span><text:span text:style-name="ectt-1200">);</text:span><text:span text:style-name="ectt-1200"><text:s/></text:span>
                </text:p>
            </text:list-item>
          </text:list>
        </text:list-item>
        <text:list-item>
          <text:h text:style-name="dt">
DESCRIPTION </text:h>
          <!--l. 1903
-->
          <text:p text:style-name="dd">
           </text:p>
          <!--l. 1905
-->
          <text:p text:style-name="dd">These 3 functions are the real log functions producing user messages, which
           correspond to %m is configuration file entries. <text:span text:style-name="uline">category</text:span> comes from
           zlog_get_category() described above.
           </text:p>
          <!--l. 1909
-->
          <text:p text:style-name="dd">zlog() and vzlog()<text:span text:style-name="Emphasis"> </text:span>produce output according to a <text:span text:style-name="uline">format</text:span> like printf(3) and
           vprintf(3).
           </text:p>
          <!--l. 1912
-->
          <text:p text:style-name="dd">vzlog()<text:span text:style-name="Emphasis"> </text:span>is equivalent to zlog(), except that it is called with a va_list instead of
           a variable number of arguments. vzlog() invokes the va_copy macro, the value
           of <text:span text:style-name="uline">args</text:span> remain unchanged after the call. See stdarg(3).
           </text:p>
          <!--l. 1917
-->
          <text:p text:style-name="dd">hzlog()<text:span text:style-name="Emphasis"> </text:span>is a little different, it produce output like this, the hexadecimal
           representation of <text:span text:style-name="uline">buf</text:span><text:span text:style-name="Emphasis"> </text:span>and output len is <text:span text:style-name="uline">buf_len</text:span>
           </text:p>
          <!--l. 1920
-->
          <text:p text:style-name="dd">
                                                                                  
                                                                                  
                </text:p>
          <text:list text:style-name="list" text:name="list">
            <text:list-item>
              <text:h text:style-name="dt">
                </text:h>
              <!--l. 1920
-->
              <text:p text:style-name="dd"><text:span text:style-name="ectt-1200">hex_buf_len=[5365]</text:span><text:span text:style-name="ectt-1200"><text:s/></text:span><text:span text:style-name="ectt-1200"><text:s/></text:span>
                </text:p>
              <!--l. 1923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0</text:span><text:span text:style-name="ectt-1200"><text:s/></text:span><text:span text:style-name="ectt-1200"><text:s/>1</text:span><text:span text:style-name="ectt-1200"><text:s/></text:span><text:span text:style-name="ectt-1200"><text:s/>2</text:span><text:span text:style-name="ectt-1200"><text:s/></text:span><text:span text:style-name="ectt-1200"><text:s/>3</text:span><text:span text:style-name="ectt-1200"><text:s/></text:span><text:span text:style-name="ectt-1200"><text:s/>4</text:span><text:span text:style-name="ectt-1200"><text:s/></text:span><text:span text:style-name="ectt-1200"><text:s/>5</text:span><text:span text:style-name="ectt-1200"><text:s/></text:span><text:span text:style-name="ectt-1200"><text:s/>6</text:span><text:span text:style-name="ectt-1200"><text:s/></text:span><text:span text:style-name="ectt-1200"><text:s/>7</text:span><text:span text:style-name="ectt-1200"><text:s/></text:span><text:span text:style-name="ectt-1200"><text:s/>8</text:span><text:span text:style-name="ectt-1200"><text:s/></text:span><text:span text:style-name="ectt-1200"><text:s/>9</text:span><text:span text:style-name="ectt-1200"><text:s/></text:span><text:span text:style-name="ectt-1200"><text:s/>A</text:span><text:span text:style-name="ectt-1200"><text:s/></text:span><text:span text:style-name="ectt-1200"><text:s/>B</text:span><text:span text:style-name="ectt-1200"><text:s/></text:span><text:span text:style-name="ectt-1200"><text:s/>C</text:span><text:span text:style-name="ectt-1200"><text:s/></text:span><text:span text:style-name="ectt-1200"><text:s/>D</text:span><text:span text:style-name="ectt-1200"><text:s/></text:span><text:span text:style-name="ectt-1200"><text:s/>E</text:span><text:span text:style-name="ectt-1200"><text:s/></text:span><text:span text:style-name="ectt-1200"><text:s/>F</text:span><text:span text:style-name="ectt-1200"><text:s/></text:span><text:span text:style-name="ectt-1200"><text:s/></text:span><text:span text:style-name="ectt-1200"><text:s/></text:span><text:span text:style-name="ectt-1200"><text:s/></text:span><text:span text:style-name="ectt-1200"><text:s/></text:span><text:span text:style-name="ectt-1200"><text:s/>0123456789ABCDEF</text:span>
                </text:p>
              <!--l. 1925
-->
              <text:p text:style-name="dd"><text:span text:style-name="ectt-1200">0000000001</text:span><text:span text:style-name="ectt-1200"><text:s/></text:span><text:span text:style-name="ectt-1200"><text:s/></text:span><text:span text:style-name="ectt-1200"><text:s/>23</text:span><text:span text:style-name="ectt-1200"><text:s/>21</text:span><text:span text:style-name="ectt-1200"><text:s/>20</text:span><text:span text:style-name="ectt-1200"><text:s/>2f</text:span><text:span text:style-name="ectt-1200"><text:s/>62</text:span><text:span text:style-name="ectt-1200"><text:s/>69</text:span><text:span text:style-name="ectt-1200"><text:s/>6e</text:span><text:span text:style-name="ectt-1200"><text:s/>2f</text:span><text:span text:style-name="ectt-1200"><text:s/>62</text:span><text:span text:style-name="ectt-1200"><text:s/>61</text:span><text:span text:style-name="ectt-1200"><text:s/>73</text:span><text:span text:style-name="ectt-1200"><text:s/>68</text:span><text:span text:style-name="ectt-1200"><text:s/>0a</text:span><text:span text:style-name="ectt-1200"><text:s/>0a</text:span><text:span text:style-name="ectt-1200"><text:s/>23</text:span><text:span text:style-name="ectt-1200"><text:s/>20</text:span><text:span text:style-name="ectt-1200"><text:s/></text:span><text:span text:style-name="ectt-1200"><text:s/></text:span><text:span text:style-name="ectt-1200"><text:s/>#!</text:span><text:span text:style-name="ectt-1200"><text:s/>/bin/bash..#</text:span>
                </text:p>
              <!--l. 1927
-->
              <text:p text:style-name="dd"><text:span text:style-name="ectt-1200">0000000002</text:span><text:span text:style-name="ectt-1200"><text:s/></text:span><text:span text:style-name="ectt-1200"><text:s/></text:span><text:span text:style-name="ectt-1200"><text:s/>74</text:span><text:span text:style-name="ectt-1200"><text:s/>65</text:span><text:span text:style-name="ectt-1200"><text:s/>73</text:span><text:span text:style-name="ectt-1200"><text:s/>74</text:span><text:span text:style-name="ectt-1200"><text:s/>5f</text:span><text:span text:style-name="ectt-1200"><text:s/>68</text:span><text:span text:style-name="ectt-1200"><text:s/>65</text:span><text:span text:style-name="ectt-1200"><text:s/>78</text:span><text:span text:style-name="ectt-1200"><text:s/>20</text:span><text:span text:style-name="ectt-1200"><text:s/>2d</text:span><text:span text:style-name="ectt-1200"><text:s/>20</text:span><text:span text:style-name="ectt-1200"><text:s/>74</text:span><text:span text:style-name="ectt-1200"><text:s/>65</text:span><text:span text:style-name="ectt-1200"><text:s/>6d</text:span><text:span text:style-name="ectt-1200"><text:s/>70</text:span><text:span text:style-name="ectt-1200"><text:s/>6f</text:span><text:span text:style-name="ectt-1200"><text:s/></text:span><text:span text:style-name="ectt-1200"><text:s/></text:span><text:span text:style-name="ectt-1200"><text:s/>test_hex</text:span><text:span text:style-name="ectt-1200"><text:s/>-</text:span><text:span text:style-name="ectt-1200"><text:s/>tempo</text:span>
                </text:p>
              <!--l. 1929
-->
              <text:p text:style-name="dd"><text:span text:style-name="ectt-1200">0000000003</text:span><text:span text:style-name="ectt-1200"><text:s/></text:span><text:span text:style-name="ectt-1200"><text:s/></text:span><text:span text:style-name="ectt-1200"><text:s/>72</text:span><text:span text:style-name="ectt-1200"><text:s/>61</text:span><text:span text:style-name="ectt-1200"><text:s/>72</text:span><text:span text:style-name="ectt-1200"><text:s/>79</text:span><text:span text:style-name="ectt-1200"><text:s/>20</text:span><text:span text:style-name="ectt-1200"><text:s/>77</text:span><text:span text:style-name="ectt-1200"><text:s/>72</text:span><text:span text:style-name="ectt-1200"><text:s/>61</text:span><text:span text:style-name="ectt-1200"><text:s/>70</text:span><text:span text:style-name="ectt-1200"><text:s/>70</text:span><text:span text:style-name="ectt-1200"><text:s/>65</text:span><text:span text:style-name="ectt-1200"><text:s/>72</text:span><text:span text:style-name="ectt-1200"><text:s/>20</text:span><text:span text:style-name="ectt-1200"><text:s/>73</text:span><text:span text:style-name="ectt-1200"><text:s/>63</text:span><text:span text:style-name="ectt-1200"><text:s/>72</text:span><text:span text:style-name="ectt-1200"><text:s/></text:span><text:span text:style-name="ectt-1200"><text:s/></text:span><text:span text:style-name="ectt-1200"><text:s/>rary</text:span><text:span text:style-name="ectt-1200"><text:s/>wrapper</text:span><text:span text:style-name="ectt-1200"><text:s/>scr</text:span></text:p>
            </text:list-item>
          </text:list>
          <!--l. 1931
-->
          <text:p text:style-name="dd">The parameter <text:span text:style-name="uline">file</text:span> and <text:span text:style-name="uline">line</text:span> are usually filled by the __FILE__ and
           __LINE__ macros. These indicate where the log event happened. The
           parameter <text:span text:style-name="uline">func</text:span> is filled with __func__ or __FUNCTION__, if the compiler
           supports it, otherwise it will be filled with "&lt;unknown&gt;".
           </text:p>
          <!--l. 1937
-->
          <text:p text:style-name="dd"><text:span text:style-name="uline">level</text:span><text:span text:style-name="Emphasis"> </text:span>is an int in the current level list, which defaults to:
           </text:p>
          <!--l. 1939
-->
          <text:p text:style-name="dd">
                </text:p>
          <text:list text:style-name="list" text:name="list">
            <text:list-item>
              <text:h text:style-name="dt">
                </text:h>
              <!--l. 1939
-->
              <text:p text:style-name="dd"><text:span text:style-name="ectt-1200">typedef</text:span><text:span text:style-name="ectt-1200"><text:s/>enum</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
                </text:p>
              <!--l. 1942
-->
              <text:p text:style-name="dd">
                    </text:p>
              <text:list text:style-name="list" text:name="list">
                <text:list-item>
                  <text:h text:style-name="dt">
                    </text:h>
                  <!--l. 1942
-->
                  <text:p text:style-name="dd"><text:span text:style-name="ectt-1200">ZLOG_LEVEL_DEBUG</text:span><text:span text:style-name="ectt-1200"><text:s/>=</text:span><text:span text:style-name="ectt-1200"><text:s/>20,</text:span>
                    </text:p>
                  <!--l. 1945
-->
                  <text:p text:style-name="dd"><text:span text:style-name="ectt-1200">ZLOG_LEVEL_INFO</text:span><text:span text:style-name="ectt-1200"><text:s/>=</text:span><text:span text:style-name="ectt-1200"><text:s/>40,</text:span>
                    </text:p>
                  <!--l. 1947
-->
                  <text:p text:style-name="dd"><text:span text:style-name="ectt-1200">ZLOG_LEVEL_NOTICE</text:span><text:span text:style-name="ectt-1200"><text:s/>=</text:span><text:span text:style-name="ectt-1200"><text:s/>60,</text:span>
                    </text:p>
                  <!--l. 1949
-->
                  <text:p text:style-name="dd"><text:span text:style-name="ectt-1200">ZLOG_LEVEL_WARN</text:span><text:span text:style-name="ectt-1200"><text:s/>=</text:span><text:span text:style-name="ectt-1200"><text:s/>80,</text:span>
                    </text:p>
                  <!--l. 1951
-->
                  <text:p text:style-name="dd"><text:span text:style-name="ectt-1200">ZLOG_LEVEL_ERROR</text:span><text:span text:style-name="ectt-1200"><text:s/>=</text:span><text:span text:style-name="ectt-1200"><text:s/>100,</text:span>
                    </text:p>
                  <!--l. 1953
-->
                  <text:p text:style-name="dd"><text:span text:style-name="ectt-1200">ZLOG_LEVEL_FATAL</text:span><text:span text:style-name="ectt-1200"><text:s/>=</text:span><text:span text:style-name="ectt-1200"><text:s/>120</text:span></text:p>
                </text:list-item>
              </text:list>
              <!--l. 1955
-->
              <text:p text:style-name="dd"><text:span text:style-name="ectt-1200">}</text:span><text:span text:style-name="ectt-1200"><text:s/>zlog_level;</text:span></text:p>
            </text:list-item>
          </text:list>
          <!--l. 1957
-->
          <text:p text:style-name="dd">Each fuction has its macros for easy use. For example,
           </text:p>
          <!--l. 1958
-->
          <text:p text:style-name="dd">
                </text:p>
          <text:list text:style-name="list" text:name="list">
            <text:list-item>
              <text:h text:style-name="dt">
                </text:h>
              <!--l. 1958
-->
              <text:p text:style-name="dd"><text:span text:style-name="ectt-1200">#define</text:span><text:span text:style-name="ectt-1200"><text:s/>zlog_fatal(cat,</text:span><text:span text:style-name="ectt-1200"><text:s/>format,</text:span><text:span text:style-name="ectt-1200"><text:s/>arg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
                </text:p>
              <!--l. 1961
-->
              <text:p text:style-name="dd"><text:span text:style-name="ectt-1200">zlog(cat,</text:span><text:span text:style-name="ectt-1200"><text:s/>__FILE__,</text:span><text:span text:style-name="ectt-1200"><text:s/>sizeof(__FILE__)-1,</text:span><text:span text:style-name="ectt-1200"><text:s/>\</text:span>
                </text:p>
              <!--l. 1963
-->
              <text:p text:style-name="dd"><text:span text:style-name="ectt-1200">__func__,</text:span><text:span text:style-name="ectt-1200"><text:s/>sizeof(__func__)-1,</text:span><text:span text:style-name="ectt-1200"><text:s/>__LINE__,</text:span><text:span text:style-name="ectt-1200"><text:s/>\</text:span>
                </text:p>
              <!--l. 1965
-->
              <text:p text:style-name="dd"><text:span text:style-name="ectt-1200">ZLOG_LEVEL_FATAL,</text:span><text:span text:style-name="ectt-1200"><text:s/>format,</text:span><text:span text:style-name="ectt-1200"><text:s/>##args)</text:span><text:span text:style-name="ectt-1200"><text:s/></text:span></text:p>
            </text:list-item>
          </text:list>
          <!--l. 1967
-->
          <text:p text:style-name="dd">The full list of macros is:
           </text:p>
          <!--l. 1968
-->
          <text:p text:style-name="dd">
                </text:p>
          <text:list text:style-name="list" text:name="list">
            <text:list-item>
              <text:h text:style-name="dt">
                </text:h>
              <!--l. 1968
-->
              <text:p text:style-name="dd"><text:span text:style-name="ectt-1200">/*</text:span><text:span text:style-name="ectt-1200"><text:s/>zlog</text:span><text:span text:style-name="ectt-1200"><text:s/>macros</text:span><text:span text:style-name="ectt-1200"><text:s/>*/</text:span>
                </text:p>
              <!--l. 1971
-->
              <text:p text:style-name="dd"><text:span text:style-name="ectt-1200">/*</text:span><text:span text:style-name="ectt-1200"><text:s/>zlog</text:span><text:span text:style-name="ectt-1200"><text:s/>macros</text:span><text:span text:style-name="ectt-1200"><text:s/>*/</text:span>
                </text:p>
              <!--l. 1973
-->
              <text:p text:style-name="dd"><text:span text:style-name="ectt-1200">zlog_fatal(cat,</text:span><text:span text:style-name="ectt-1200"><text:s/>format,</text:span><text:span text:style-name="ectt-1200"><text:s/>...)</text:span>
                </text:p>
              <!--l. 1975
-->
              <text:p text:style-name="dd"><text:span text:style-name="ectt-1200">zlog_error(cat,</text:span><text:span text:style-name="ectt-1200"><text:s/>format,</text:span><text:span text:style-name="ectt-1200"><text:s/>...)</text:span>
                </text:p>
              <!--l. 1977
-->
              <text:p text:style-name="dd"><text:span text:style-name="ectt-1200">zlog_warn(cat,</text:span><text:span text:style-name="ectt-1200"><text:s/>format,</text:span><text:span text:style-name="ectt-1200"><text:s/>...)</text:span>
                </text:p>
              <!--l. 1979
-->
              <text:p text:style-name="dd"><text:span text:style-name="ectt-1200">zlog_notice(cat,</text:span><text:span text:style-name="ectt-1200"><text:s/>format,</text:span><text:span text:style-name="ectt-1200"><text:s/>...)</text:span>
                </text:p>
              <!--l. 1981
-->
              <text:p text:style-name="dd"><text:span text:style-name="ectt-1200">zlog_info(cat,</text:span><text:span text:style-name="ectt-1200"><text:s/>format,</text:span><text:span text:style-name="ectt-1200"><text:s/>...)</text:span>
                </text:p>
              <!--l. 1983
-->
              <text:p text:style-name="dd"><text:span text:style-name="ectt-1200">zlog_debug(cat,</text:span><text:span text:style-name="ectt-1200"><text:s/>format,</text:span><text:span text:style-name="ectt-1200"><text:s/>...)</text:span>
                </text:p>
              <!--l. 1985
-->
              <text:p text:style-name="dd"><text:span text:style-name="ectt-1200"><text:s/></text:span>
                </text:p>
              <!--l. 1987
-->
              <text:p text:style-name="dd"><text:span text:style-name="ectt-1200">/*</text:span><text:span text:style-name="ectt-1200"><text:s/>vzlog</text:span><text:span text:style-name="ectt-1200"><text:s/>macros</text:span><text:span text:style-name="ectt-1200"><text:s/>*/</text:span>
                </text:p>
              <!--l. 1989
-->
              <text:p text:style-name="dd"><text:span text:style-name="ectt-1200">vzlog_fatal(cat,</text:span><text:span text:style-name="ectt-1200"><text:s/>format,</text:span><text:span text:style-name="ectt-1200"><text:s/>args)</text:span>
                </text:p>
              <!--l. 1991
-->
              <text:p text:style-name="dd"><text:span text:style-name="ectt-1200">vzlog_error(cat,</text:span><text:span text:style-name="ectt-1200"><text:s/>format,</text:span><text:span text:style-name="ectt-1200"><text:s/>args)</text:span>
                </text:p>
              <!--l. 1993
-->
              <text:p text:style-name="dd"><text:span text:style-name="ectt-1200">vzlog_warn(cat,</text:span><text:span text:style-name="ectt-1200"><text:s/>format,</text:span><text:span text:style-name="ectt-1200"><text:s/>args)</text:span>
                </text:p>
              <!--l. 1995
-->
              <text:p text:style-name="dd"><text:span text:style-name="ectt-1200">vzlog_notice(cat,</text:span><text:span text:style-name="ectt-1200"><text:s/>format,</text:span><text:span text:style-name="ectt-1200"><text:s/>args)</text:span>
                </text:p>
              <!--l. 1997
-->
              <text:p text:style-name="dd"><text:span text:style-name="ectt-1200">vzlog_info(cat,</text:span><text:span text:style-name="ectt-1200"><text:s/>format,</text:span><text:span text:style-name="ectt-1200"><text:s/>args)</text:span>
                </text:p>
              <!--l. 1999
-->
              <text:p text:style-name="dd"><text:span text:style-name="ectt-1200">vzlog_debug(cat,</text:span><text:span text:style-name="ectt-1200"><text:s/>format,</text:span><text:span text:style-name="ectt-1200"><text:s/>args)</text:span>
                </text:p>
              <!--l. 2001
-->
              <text:p text:style-name="dd"><text:span text:style-name="ectt-1200"><text:s/></text:span>
                </text:p>
              <!--l. 2003
-->
              <text:p text:style-name="dd"><text:span text:style-name="ectt-1200">/*</text:span><text:span text:style-name="ectt-1200"><text:s/>hzlog</text:span><text:span text:style-name="ectt-1200"><text:s/>macros</text:span><text:span text:style-name="ectt-1200"><text:s/>*/</text:span>
                </text:p>
              <!--l. 2005
-->
              <text:p text:style-name="dd"><text:span text:style-name="ectt-1200">hzlog_fatal(cat,</text:span><text:span text:style-name="ectt-1200"><text:s/>buf,</text:span><text:span text:style-name="ectt-1200"><text:s/>buf_len)</text:span>
                </text:p>
              <!--l. 2007
-->
              <text:p text:style-name="dd"><text:span text:style-name="ectt-1200">hzlog_error(cat,</text:span><text:span text:style-name="ectt-1200"><text:s/>buf,</text:span><text:span text:style-name="ectt-1200"><text:s/>buf_len)</text:span>
                </text:p>
              <!--l. 2009
-->
              <text:p text:style-name="dd"><text:span text:style-name="ectt-1200">hzlog_warn(cat,</text:span><text:span text:style-name="ectt-1200"><text:s/>buf,</text:span><text:span text:style-name="ectt-1200"><text:s/>buf_len)</text:span>
                </text:p>
              <!--l. 2011
-->
              <text:p text:style-name="dd"><text:span text:style-name="ectt-1200">hzlog_notice(cat,</text:span><text:span text:style-name="ectt-1200"><text:s/>buf,</text:span><text:span text:style-name="ectt-1200"><text:s/>buf_len)</text:span>
                </text:p>
              <!--l. 2013
-->
              <text:p text:style-name="dd"><text:span text:style-name="ectt-1200">hzlog_info(cat,</text:span><text:span text:style-name="ectt-1200"><text:s/>buf,</text:span><text:span text:style-name="ectt-1200"><text:s/>buf_len)</text:span>
                </text:p>
              <!--l. 2015
-->
              <text:p text:style-name="dd"><text:span text:style-name="ectt-1200">hzlog_debug(cat,</text:span><text:span text:style-name="ectt-1200"><text:s/>buf,</text:span><text:span text:style-name="ectt-1200"><text:s/>buf_len)</text:span><text:span text:style-name="ectt-1200"><text:s/></text:span></text:p>
            </text:list-item>
          </text:list>
        </text:list-item>
        <text:list-item>
          <text:h text:style-name="dt">
RETURN  </text:h>
          <!--l. 2017
-->
          <text:p text:style-name="dd">VALUE
                                                                                  
                                                                                  
           </text:p>
          <!--l. 2019
-->
          <text:p text:style-name="dd">These functions return nothing. But if anything wrong happens, a
           detailed error log will be recorded to the log file indicated by
           ZLOG_PROFILE_ERROR.</text:p>
        </text:list-item>
      </text:list>
      <!--l. 2023
-->
      <text:p text:style-name="Text-body">
   </text:p>
      <!--end of section
-->
      <!--start of section
-->
      <text:h text:style-name="Heading-2" text:outline-level="2"><text:span text:style-name="section">6.4    </text:span><t4htlink href="#QQ2-1-32" name="x1-320006.4"/>MDC operation</text:h>
      <!--l. 2024
-->
      <text:p text:style-name="Text-body">
           </text:p>
      <text:list text:style-name="list" text:name="list">
        <text:list-item>
          <text:h text:style-name="dt">
SYNOPSIS </text:h>
          <!--l. 2025
-->
          <text:p text:style-name="dd">
           </text:p>
          <!--l. 2027
-->
          <text:p text:style-name="dd">
                </text:p>
          <text:list text:style-name="list" text:name="list">
            <text:list-item>
              <text:h text:style-name="dt">
                </text:h>
              <!--l. 2027
-->
              <text:p text:style-name="dd"><text:span text:style-name="ectt-1200">int</text:span><text:span text:style-name="ectt-1200"><text:s/>zlog_put_mdc(const</text:span><text:span text:style-name="ectt-1200"><text:s/>char</text:span><text:span text:style-name="ectt-1200"><text:s/>*</text:span><text:span text:style-name="uline"><text:span text:style-name="ectt-1200">key</text:span></text:span><text:span text:style-name="ectt-1200">,</text:span><text:span text:style-name="ectt-1200"><text:s/>const</text:span><text:span text:style-name="ectt-1200"><text:s/>char</text:span><text:span text:style-name="ectt-1200"><text:s/>*</text:span><text:span text:style-name="uline"><text:span text:style-name="ectt-1200">value</text:span></text:span><text:span text:style-name="ectt-1200">);</text:span>
                </text:p>
              <!--l. 2030
-->
              <text:p text:style-name="dd"><text:span text:style-name="ectt-1200">char</text:span><text:span text:style-name="ectt-1200"><text:s/>*zlog_get_mdc(const</text:span><text:span text:style-name="ectt-1200"><text:s/>char</text:span><text:span text:style-name="ectt-1200"><text:s/>*</text:span><text:span text:style-name="uline"><text:span text:style-name="ectt-1200">key</text:span></text:span><text:span text:style-name="ectt-1200">);</text:span>
                </text:p>
              <!--l. 2032
-->
              <text:p text:style-name="dd"><text:span text:style-name="ectt-1200">void</text:span><text:span text:style-name="ectt-1200"><text:s/>zlog_remove_mdc(const</text:span><text:span text:style-name="ectt-1200"><text:s/>char</text:span><text:span text:style-name="ectt-1200"><text:s/>*</text:span><text:span text:style-name="uline"><text:span text:style-name="ectt-1200">key</text:span></text:span><text:span text:style-name="ectt-1200">);</text:span>
                </text:p>
              <!--l. 2034
-->
              <text:p text:style-name="dd"><text:span text:style-name="ectt-1200">void</text:span><text:span text:style-name="ectt-1200"><text:s/>zlog_clean_mdc(void);</text:span></text:p>
            </text:list-item>
          </text:list>
        </text:list-item>
        <text:list-item>
          <text:h text:style-name="dt">
DESCRIPTION </text:h>
          <!--l. 2036
-->
          <text:p text:style-name="dd">
           </text:p>
          <!--l. 2038
-->
          <text:p text:style-name="dd">MDC (Mapped Diagnostic Context) is a thread key-value map, and has
           nothing to do with category.
           </text:p>
          <!--l. 2041
-->
          <text:p text:style-name="dd"><text:span text:style-name="uline">key</text:span> and <text:span text:style-name="uline">value</text:span> are all strings, which should be no longer than
           MAXLEN_PATH(1024). If the input is longer than MAXLEN_PATH(1024),
           the input will be truncated.
           </text:p>
          <!--l. 2045
-->
          <text:p text:style-name="dd">One thing you should remember is that the map bonds to a thread,
           thus if you set a key-value pair in one thread, it will not affect other
           threads.
           </text:p>
        </text:list-item>
        <text:list-item>
          <text:h text:style-name="dt">
RETURN  </text:h>
          <!--l. 2048
-->
          <text:p text:style-name="dd">VALUE
           </text:p>
          <!--l. 2050
-->
          <text:p text:style-name="dd">zlog_put_mdc() returns 0 for success, -1 for fail. zlog_get_mdc() returns a
           pointer to <text:span text:style-name="uline">value</text:span> for success, NULL for fail or key not exist. If anything wrong
           happens, a detailed error log will be recorded to the log file indicated by
           ZLOG_PROFILE_ERROR.</text:p>
        </text:list-item>
      </text:list>
      <!--l. 2056
-->
      <text:p text:style-name="Text-body">
   </text:p>
      <!--end of section
-->
      <!--start of section
-->
      <text:h text:style-name="Heading-2" text:outline-level="2"><text:span text:style-name="section">6.5    </text:span><t4htlink href="#QQ2-1-33" name="x1-330006.5"/>dzlog API</text:h>
      <!--l. 2057
-->
      <text:p text:style-name="Text-body">
           </text:p>
      <text:list text:style-name="list" text:name="list">
        <text:list-item>
          <text:h text:style-name="dt">
SYNOPSIS </text:h>
          <!--l. 2058
-->
          <text:p text:style-name="dd">
           </text:p>
          <!--l. 2060
-->
          <text:p text:style-name="dd">
                </text:p>
          <text:list text:style-name="list" text:name="list">
            <text:list-item>
              <text:h text:style-name="dt">
                </text:h>
              <!--l. 2060
-->
              <text:p text:style-name="dd"><text:span text:style-name="ectt-1200">int</text:span><text:span text:style-name="ectt-1200"><text:s/>dzlog_init(const</text:span><text:span text:style-name="ectt-1200"><text:s/>char</text:span><text:span text:style-name="ectt-1200"><text:s/>*</text:span><text:span text:style-name="uline"><text:span text:style-name="ectt-1200">confpath</text:span></text:span><text:span text:style-name="ectt-1200">,</text:span><text:span text:style-name="ectt-1200"><text:s/>const</text:span><text:span text:style-name="ectt-1200"><text:s/>char</text:span><text:span text:style-name="ectt-1200"><text:s/>*</text:span><text:span text:style-name="uline"><text:span text:style-name="ectt-1200">cname</text:span></text:span><text:span text:style-name="ectt-1200">);</text:span>
                </text:p>
              <!--l. 2063
-->
              <text:p text:style-name="dd"><text:span text:style-name="ectt-1200">int</text:span><text:span text:style-name="ectt-1200"><text:s/>dzlog_set_category(const</text:span><text:span text:style-name="ectt-1200"><text:s/>char</text:span><text:span text:style-name="ectt-1200"><text:s/>*</text:span><text:span text:style-name="uline"><text:span text:style-name="ectt-1200">cname</text:span></text:span><text:span text:style-name="ectt-1200">);</text:span><text:span text:style-name="ectt-1200"><text:s/></text:span>
                </text:p>
              <!--l. 2065
-->
              <text:p text:style-name="dd"><text:span text:style-name="ectt-1200">void</text:span><text:span text:style-name="ectt-1200"><text:s/>dzlog(const</text:span><text:span text:style-name="ectt-1200"><text:s/>char</text:span><text:span text:style-name="ectt-1200"><text:s/>*</text:span><text:span text:style-name="uline"><text:span text:style-name="ectt-1200">file</text:span></text:span><text:span text:style-name="ectt-1200">,</text:span><text:span text:style-name="ectt-1200"><text:s/>size_t</text:span><text:span text:style-name="ectt-1200"><text:s/></text:span><text:span text:style-name="uline"><text:span text:style-name="ectt-1200">filelen</text:span></text:span><text:span text:style-name="ectt-1200">,</text:span>
                </text:p>
              <!--l. 2067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unc</text:span></text:span><text:span text:style-name="ectt-1200">,</text:span><text:span text:style-name="ectt-1200"><text:s/>size_t</text:span><text:span text:style-name="ectt-1200"><text:s/></text:span><text:span text:style-name="uline"><text:span text:style-name="ectt-1200">funclen</text:span></text:span><text:span text:style-name="ectt-1200">,</text:span>
                </text:p>
              <!--l. 2069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long</text:span><text:span text:style-name="ectt-1200"><text:s/></text:span><text:span text:style-name="uline"><text:span text:style-name="ectt-1200">line</text:span></text:span><text:span text:style-name="ectt-1200">,</text:span><text:span text:style-name="ectt-1200"><text:s/>int</text:span><text:span text:style-name="ectt-1200"><text:s/></text:span><text:span text:style-name="uline"><text:span text:style-name="ectt-1200">level</text:span></text:span><text:span text:style-name="ectt-1200">,</text:span>
                </text:p>
              <!--l. 2071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ormat</text:span></text:span><text:span text:style-name="ectt-1200">,</text:span><text:span text:style-name="ectt-1200"><text:s/>...);</text:span><text:span text:style-name="ectt-1200"><text:s/></text:span>
                </text:p>
              <!--l. 2073
-->
              <text:p text:style-name="dd"><text:span text:style-name="ectt-1200">void</text:span><text:span text:style-name="ectt-1200"><text:s/>vdzlog(const</text:span><text:span text:style-name="ectt-1200"><text:s/>char</text:span><text:span text:style-name="ectt-1200"><text:s/>*</text:span><text:span text:style-name="uline"><text:span text:style-name="ectt-1200">file</text:span></text:span><text:span text:style-name="ectt-1200">,</text:span><text:span text:style-name="ectt-1200"><text:s/>size_t</text:span><text:span text:style-name="ectt-1200"><text:s/></text:span><text:span text:style-name="uline"><text:span text:style-name="ectt-1200">filelen</text:span></text:span><text:span text:style-name="ectt-1200">,</text:span>
                </text:p>
              <!--l. 2075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unc</text:span></text:span><text:span text:style-name="ectt-1200">,</text:span><text:span text:style-name="ectt-1200"><text:s/>size_t</text:span><text:span text:style-name="ectt-1200"><text:s/></text:span><text:span text:style-name="uline"><text:span text:style-name="ectt-1200">funclen</text:span></text:span><text:span text:style-name="ectt-1200">,</text:span>
                </text:p>
              <!--l. 2077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long</text:span><text:span text:style-name="ectt-1200"><text:s/></text:span><text:span text:style-name="uline"><text:span text:style-name="ectt-1200">line</text:span></text:span><text:span text:style-name="ectt-1200">,</text:span><text:span text:style-name="ectt-1200"><text:s/>int</text:span><text:span text:style-name="ectt-1200"><text:s/></text:span><text:span text:style-name="uline"><text:span text:style-name="ectt-1200">level</text:span></text:span><text:span text:style-name="ectt-1200">,</text:span>
                </text:p>
              <!--l. 2079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ormat</text:span></text:span><text:span text:style-name="ectt-1200">,</text:span><text:span text:style-name="ectt-1200"><text:s/>va_list</text:span><text:span text:style-name="ectt-1200"><text:s/></text:span><text:span text:style-name="uline"><text:span text:style-name="ectt-1200">args</text:span></text:span><text:span text:style-name="ectt-1200">);</text:span><text:span text:style-name="ectt-1200"><text:s/></text:span>
                </text:p>
              <!--l. 2081
-->
              <text:p text:style-name="dd"><text:span text:style-name="ectt-1200">void</text:span><text:span text:style-name="ectt-1200"><text:s/>hdzlog(const</text:span><text:span text:style-name="ectt-1200"><text:s/>char</text:span><text:span text:style-name="ectt-1200"><text:s/>*</text:span><text:span text:style-name="uline"><text:span text:style-name="ectt-1200">file</text:span></text:span><text:span text:style-name="ectt-1200">,</text:span><text:span text:style-name="ectt-1200"><text:s/>size_t</text:span><text:span text:style-name="ectt-1200"><text:s/></text:span><text:span text:style-name="uline"><text:span text:style-name="ectt-1200">filelen</text:span></text:span><text:span text:style-name="ectt-1200">,</text:span>
                </text:p>
              <!--l. 2083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char</text:span><text:span text:style-name="ectt-1200"><text:s/>*</text:span><text:span text:style-name="uline"><text:span text:style-name="ectt-1200">func</text:span></text:span><text:span text:style-name="ectt-1200">,</text:span><text:span text:style-name="ectt-1200"><text:s/>size_t</text:span><text:span text:style-name="ectt-1200"><text:s/></text:span><text:span text:style-name="uline"><text:span text:style-name="ectt-1200">funclen</text:span></text:span><text:span text:style-name="ectt-1200">,</text:span>
                </text:p>
              <!--l. 2085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long</text:span><text:span text:style-name="ectt-1200"><text:s/></text:span><text:span text:style-name="uline"><text:span text:style-name="ectt-1200">line</text:span></text:span><text:span text:style-name="ectt-1200">,</text:span><text:span text:style-name="ectt-1200"><text:s/>int</text:span><text:span text:style-name="ectt-1200"><text:s/></text:span><text:span text:style-name="uline"><text:span text:style-name="ectt-1200">level</text:span></text:span><text:span text:style-name="ectt-1200">,</text:span>
                </text:p>
              <!--l. 2087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onst</text:span><text:span text:style-name="ectt-1200"><text:s/>void</text:span><text:span text:style-name="ectt-1200"><text:s/>*</text:span><text:span text:style-name="uline"><text:span text:style-name="ectt-1200">buf</text:span></text:span><text:span text:style-name="ectt-1200">,</text:span><text:span text:style-name="ectt-1200"><text:s/>size_t</text:span><text:span text:style-name="ectt-1200"><text:s/></text:span><text:span text:style-name="uline"><text:span text:style-name="ectt-1200">buflen</text:span></text:span><text:span text:style-name="ectt-1200">);</text:span></text:p>
            </text:list-item>
          </text:list>
        </text:list-item>
        <text:list-item>
          <text:h text:style-name="dt">
DESCRIPTION </text:h>
          <!--l. 2089
-->
          <text:p text:style-name="dd">
                                                                                  
                                                                                  
           </text:p>
          <!--l. 2091
-->
          <text:p text:style-name="dd">dzlog consists of simple functions that omit <text:span text:style-name="Emphasis"><text:span text:style-name="ecti-1200">zlog_category_t</text:span></text:span>. It uses a default
           category internally and puts the category under lock protection. It is thread
           safe also. Omitting the category means that users need not create,
           save, or transfer <text:span text:style-name="Emphasis"><text:span text:style-name="ecti-1200">zlog_category_t</text:span></text:span> variables. Still, you can get and use
           other category values at the same time through the normal API for
           flexibility.
           </text:p>
          <!--l. 2098
-->
          <text:p text:style-name="dd">dzlog_init() is just as zlog_init(), but needs a <text:span text:style-name="uline">cname</text:span> for the internal default
           category. zlog_reload() and zlog_fini() can be used as before, to refresh
           conf_file, or release all.
           </text:p>
          <!--l. 2102
-->
          <text:p text:style-name="dd">dzlog_set_category()<text:span text:style-name="Emphasis"> </text:span>is designed for changing the default category. The
           last default category is replaced by the new one. Don’t worry about
           releasing memory since all category allocations will be cleaned up at
           zlog_fini().
           </text:p>
          <!--l. 2107
-->
          <text:p text:style-name="dd">Macros are defined in zlog.h. They are the general way in simple
           logging.
           </text:p>
          <!--l. 2108
-->
          <text:p text:style-name="dd">
                </text:p>
          <text:list text:style-name="list" text:name="list">
            <text:list-item>
              <text:h text:style-name="dt">
                </text:h>
              <!--l. 2108
-->
              <text:p text:style-name="dd"><text:span text:style-name="ectt-1200">dzlog_fatal(format,</text:span><text:span text:style-name="ectt-1200"><text:s/>...)</text:span>
                </text:p>
              <!--l. 2111
-->
              <text:p text:style-name="dd"><text:span text:style-name="ectt-1200">dzlog_error(format,</text:span><text:span text:style-name="ectt-1200"><text:s/>...)</text:span>
                </text:p>
              <!--l. 2113
-->
              <text:p text:style-name="dd"><text:span text:style-name="ectt-1200">dzlog_warn(format,</text:span><text:span text:style-name="ectt-1200"><text:s/>...)</text:span>
                </text:p>
              <!--l. 2115
-->
              <text:p text:style-name="dd"><text:span text:style-name="ectt-1200">dzlog_notice(format,</text:span><text:span text:style-name="ectt-1200"><text:s/>...)</text:span>
                </text:p>
              <!--l. 2117
-->
              <text:p text:style-name="dd"><text:span text:style-name="ectt-1200">dzlog_info(format,</text:span><text:span text:style-name="ectt-1200"><text:s/>...)</text:span>
                </text:p>
              <!--l. 2119
-->
              <text:p text:style-name="dd"><text:span text:style-name="ectt-1200">dezlog_debug(format,</text:span><text:span text:style-name="ectt-1200"><text:s/>...)</text:span>
                </text:p>
              <!--l. 2121
-->
              <text:p text:style-name="dd"><text:span text:style-name="ectt-1200"><text:s/></text:span>
                </text:p>
              <!--l. 2123
-->
              <text:p text:style-name="dd"><text:span text:style-name="ectt-1200">vdzlog_fatal(format,</text:span><text:span text:style-name="ectt-1200"><text:s/>args)</text:span>
                </text:p>
              <!--l. 2125
-->
              <text:p text:style-name="dd"><text:span text:style-name="ectt-1200">vdzlog_error(format,</text:span><text:span text:style-name="ectt-1200"><text:s/>args)</text:span>
                </text:p>
              <!--l. 2127
-->
              <text:p text:style-name="dd"><text:span text:style-name="ectt-1200">vdzlog_warn(format,</text:span><text:span text:style-name="ectt-1200"><text:s/>args)</text:span>
                </text:p>
              <!--l. 2129
-->
              <text:p text:style-name="dd"><text:span text:style-name="ectt-1200">vdzlog_notice(format,</text:span><text:span text:style-name="ectt-1200"><text:s/>args)</text:span>
                </text:p>
              <!--l. 2131
-->
              <text:p text:style-name="dd"><text:span text:style-name="ectt-1200">vdzlog_info(format,</text:span><text:span text:style-name="ectt-1200"><text:s/>args)</text:span>
                </text:p>
              <!--l. 2133
-->
              <text:p text:style-name="dd"><text:span text:style-name="ectt-1200">vdzlog_debug(format,</text:span><text:span text:style-name="ectt-1200"><text:s/>args)</text:span>
                </text:p>
              <!--l. 2135
-->
              <text:p text:style-name="dd"><text:span text:style-name="ectt-1200"><text:s/></text:span>
                </text:p>
              <!--l. 2137
-->
              <text:p text:style-name="dd"><text:span text:style-name="ectt-1200">hdzlog_fatal(buf,</text:span><text:span text:style-name="ectt-1200"><text:s/>buf_len)</text:span>
                </text:p>
              <!--l. 2139
-->
              <text:p text:style-name="dd"><text:span text:style-name="ectt-1200">hdzlog_error(buf,</text:span><text:span text:style-name="ectt-1200"><text:s/>buf_len)</text:span>
                </text:p>
              <!--l. 2141
-->
              <text:p text:style-name="dd"><text:span text:style-name="ectt-1200">hdzlog_warn(buf,</text:span><text:span text:style-name="ectt-1200"><text:s/>buf_len)</text:span>
                                                                                  
                                                                                  
                </text:p>
              <!--l. 2143
-->
              <text:p text:style-name="dd"><text:span text:style-name="ectt-1200">hdzlog_noticebuf,</text:span><text:span text:style-name="ectt-1200"><text:s/>buf_len)</text:span>
                </text:p>
              <!--l. 2145
-->
              <text:p text:style-name="dd"><text:span text:style-name="ectt-1200">hdzlog_info(buf,</text:span><text:span text:style-name="ectt-1200"><text:s/>buf_len)</text:span>
                </text:p>
              <!--l. 2147
-->
              <text:p text:style-name="dd"><text:span text:style-name="ectt-1200">hdzlog_debug(buf,</text:span><text:span text:style-name="ectt-1200"><text:s/>buf_len)</text:span></text:p>
            </text:list-item>
          </text:list>
        </text:list-item>
        <text:list-item>
          <text:h text:style-name="dt">
RETURN  </text:h>
          <!--l. 2149
-->
          <text:p text:style-name="dd">VALUE
           </text:p>
          <!--l. 2151
-->
          <text:p text:style-name="dd">On success, dzlog_init() and dzlog_set_category() return zero. On error,
           dzlog_init() and dzlog_set_category() return -1, and a detailed error log will
           be recorded to the log file indicated by ZLOG_PROFILE_ERROR.</text:p>
        </text:list-item>
      </text:list>
      <!--l. 2157
-->
      <text:p text:style-name="Text-body">
   </text:p>
      <!--end of section
-->
      <!--start of section
-->
      <text:h text:style-name="Heading-2" text:outline-level="2"><text:span text:style-name="section">6.6    </text:span><t4htlink href="#QQ2-1-34" name="x1-340006.6"/>User-defined Output</text:h>
      <!--l. 2158
-->
      <text:p text:style-name="Text-body">
           </text:p>
      <text:list text:style-name="list" text:name="list">
        <text:list-item>
          <text:h text:style-name="dt">
SYNOPSIS </text:h>
          <!--l. 2159
-->
          <text:p text:style-name="dd">
           </text:p>
          <!--l. 2161
-->
          <text:p text:style-name="dd">
                </text:p>
          <text:list text:style-name="list" text:name="list">
            <text:list-item>
              <text:h text:style-name="dt">
                </text:h>
              <!--l. 2161
-->
              <text:p text:style-name="dd"><text:span text:style-name="ectt-1200">typedef</text:span><text:span text:style-name="ectt-1200"><text:s/>struct</text:span><text:span text:style-name="ectt-1200"><text:s/>zlog_msg_s</text:span><text:span text:style-name="ectt-1200"><text:s/>{</text:span>
                </text:p>
              <!--l. 2164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har</text:span><text:span text:style-name="ectt-1200"><text:s/>*buf;</text:span>
                </text:p>
              <!--l. 2166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size_t</text:span><text:span text:style-name="ectt-1200"><text:s/>len;</text:span>
                </text:p>
              <!--l. 2168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char</text:span><text:span text:style-name="ectt-1200"><text:s/>*path;</text:span><text:span text:style-name="ectt-1200"><text:s/></text:span>
                </text:p>
              <!--l. 2170
-->
              <text:p text:style-name="dd"><text:span text:style-name="ectt-1200">}</text:span><text:span text:style-name="ectt-1200"><text:s/>zlog_msg_t;</text:span><text:span text:style-name="ectt-1200"><text:s/></text:span>
                </text:p>
              <!--l. 2172
-->
              <text:p text:style-name="dd"><text:span text:style-name="ectt-1200">typedef</text:span><text:span text:style-name="ectt-1200"><text:s/>int</text:span><text:span text:style-name="ectt-1200"><text:s/>(*zlog_record_fn)(zlog_msg_t</text:span><text:span text:style-name="ectt-1200"><text:s/>*</text:span><text:span text:style-name="uline"><text:span text:style-name="ectt-1200">msg</text:span></text:span><text:span text:style-name="ectt-1200">);</text:span><text:span text:style-name="ectt-1200"><text:s/></text:span>
                </text:p>
              <!--l. 2174
-->
              <text:p text:style-name="dd"><text:span text:style-name="ectt-1200">int</text:span><text:span text:style-name="ectt-1200"><text:s/>zlog_set_record(const</text:span><text:span text:style-name="ectt-1200"><text:s/>char</text:span><text:span text:style-name="ectt-1200"><text:s/>*</text:span><text:span text:style-name="uline"><text:span text:style-name="ectt-1200">rname</text:span></text:span><text:span text:style-name="ectt-1200">,</text:span><text:span text:style-name="ectt-1200"><text:s/>zlog_record_fn</text:span><text:span text:style-name="ectt-1200"><text:s/></text:span><text:span text:style-name="uline"><text:span text:style-name="ectt-1200">record</text:span></text:span><text:span text:style-name="ectt-1200">);</text:span><text:span text:style-name="ectt-1200"><text:s/></text:span></text:p>
            </text:list-item>
          </text:list>
        </text:list-item>
        <text:list-item>
          <text:h text:style-name="dt">
DESCRIPTION </text:h>
          <!--l. 2176
-->
          <text:p text:style-name="dd">
                                                                                  
                                                                                  
           </text:p>
          <!--l. 2178
-->
          <text:p text:style-name="dd">zlog allows a user to define an output function. The output function
           bonds to a special kind of rule in configuration file. A typical rule
           is:
           </text:p>
          <!--l. 2181
-->
          <text:p text:style-name="dd">
                </text:p>
          <text:list text:style-name="list" text:name="list">
            <text:list-item>
              <text:h text:style-name="dt">
                </text:h>
              <!--l. 2181
-->
              <text:p text:style-name="dd"><text:span text:style-name="ectt-1200">*.*</text:span><text:span text:style-name="ectt-1200"><text:s/></text:span><text:span text:style-name="ectt-1200"><text:s/></text:span><text:span text:style-name="ectt-1200"><text:s/></text:span><text:span text:style-name="ectt-1200"><text:s/></text:span><text:span text:style-name="ectt-1200"><text:s/>$name,</text:span><text:span text:style-name="ectt-1200"><text:s/>"record</text:span><text:span text:style-name="ectt-1200"><text:s/>path</text:span><text:span text:style-name="ectt-1200"><text:s/>%c</text:span><text:span text:style-name="ectt-1200"><text:s/>%d";</text:span><text:span text:style-name="ectt-1200"><text:s/>simple</text:span></text:p>
            </text:list-item>
          </text:list>
          <!--l. 2184
-->
          <text:p text:style-name="dd">zlog_set_record() does the bonding operation. Rules with the $<text:span text:style-name="uline">rname</text:span> will be
           output through user-defined function <text:span text:style-name="uline">record</text:span>. The callback function has the
           type of zlog_record_fn.
           </text:p>
          <!--l. 2188
-->
          <text:p text:style-name="dd">The members of struct zlog_msg_t are decribed below:
           </text:p>
          <!--l. 2190
-->
          <text:p text:style-name="dd"><text:span text:style-name="uline">path</text:span> comes from the second parameter of rule after $name, which is generated
           dynamically like the file path.
           </text:p>
          <!--l. 2193
-->
          <text:p text:style-name="dd"><text:span text:style-name="uline">buf</text:span> and <text:span text:style-name="uline">len</text:span> are zlog formatted log message and its length.
           </text:p>
          <!--l. 2196
-->
          <text:p text:style-name="dd">All settings of zlog_set_record() are kept available after zlog_reload().
           </text:p>
        </text:list-item>
        <text:list-item>
          <text:h text:style-name="dt">
RETURN  </text:h>
          <!--l. 2197
-->
          <text:p text:style-name="dd">VALUE
           </text:p>
          <!--l. 2199
-->
          <text:p text:style-name="dd">On success, zlog_set_record() returns zero. On error, it returns -1,
           and a detailed error log will be recorded to the log file indicated by
           ZLOG_PROFILE_ERROR.</text:p>
        </text:list-item>
      </text:list>
      <!--l. 2204
-->
      <text:p text:style-name="Text-body">
   </text:p>
      <!--end of section
-->
      <!--start of section
-->
      <text:h text:style-name="Heading-2" text:outline-level="2"><text:span text:style-name="section">6.7    </text:span><t4htlink href="#QQ2-1-35" name="x1-350006.7"/>debug and profile</text:h>
      <!--l. 2205
-->
      <text:p text:style-name="Text-body">
           </text:p>
      <text:list text:style-name="list" text:name="list">
        <text:list-item>
          <text:h text:style-name="dt">
SYNOPSIS </text:h>
          <!--l. 2206
-->
          <text:p text:style-name="dd">
           </text:p>
          <!--l. 2208
-->
          <text:p text:style-name="dd">
                                                                                  
                                                                                  
                </text:p>
          <text:list text:style-name="list" text:name="list">
            <text:list-item>
              <text:h text:style-name="dt">
                </text:h>
              <!--l. 2208
-->
              <text:p text:style-name="dd"><text:span text:style-name="ectt-1200">void</text:span><text:span text:style-name="ectt-1200"><text:s/>zlog_profile(void);</text:span></text:p>
            </text:list-item>
          </text:list>
        </text:list-item>
        <text:list-item>
          <text:h text:style-name="dt">
DESCRIPTION </text:h>
          <!--l. 2211
-->
          <text:p text:style-name="dd">
           </text:p>
          <!--l. 2213
-->
          <text:p text:style-name="dd">environment variable ZLOG_PROFILE_ERROR indicates zlog’s error log
           path.
           </text:p>
          <!--l. 2216
-->
          <text:p text:style-name="dd">environment variable ZLOG_PROFILE_DEBUG indicates zlog’s debug log
           path.
           </text:p>
          <!--l. 2219
-->
          <text:p text:style-name="dd">zlog_profile() prints all information in memory to zlog’s error log file at
           runtime. You can compare it to the configuration file to find possible
           errors.</text:p>
        </text:list-item>
      </text:list>
      <!--end of section
-->
      <!--end of chapter
-->
      <!--start of chapter
-->
      <text:p text:style-name="clearpage"/>
      <text:h text:style-name="Heading-1" text:outline-level="1"><text:span text:style-name="chapter">Chapter<text:s/>7 </text:span><text:line-break/><t4htlink href="#QQ2-1-36" name="x1-360007"/>Advanced Usage</text:h>
      <!--start of section
-->
      <text:h text:style-name="Heading-2" text:outline-level="2"><text:span text:style-name="section">7.1    </text:span><t4htlink href="#QQ2-1-37" name="x1-370007.1"/>MDC</text:h>
      <!--l. 2228
-->
      <text:p text:style-name="Text-body">What is MDC? In log4j it is short for Mapped Diagnostic Context. That sounds like a
complicated terminology. MDC is just a key-value map. Once you set it by function, the
zlog library will print it to file every time a log event happens, or become part of log file
path. Let’s see an example in $(top_builddir)/test/test_mdc.c.
</text:p>
      <!--l. 2233
-->
      <text:p text:style-name="Text-body">
      </text:p>
      <text:list text:style-name="list" text:name="list">
        <text:list-item>
          <text:h text:style-name="dt">
      </text:h>
          <!--l. 2233
-->
          <text:p text:style-name="dd"><text:span text:style-name="ectt-1200">$</text:span><text:span text:style-name="ectt-1200"><text:s/>cat</text:span><text:span text:style-name="ectt-1200"><text:s/>test_mdc.c</text:span>
      </text:p>
          <!--l. 2236
-->
          <text:p text:style-name="dd"><text:span text:style-name="ectt-1200">#include</text:span><text:span text:style-name="ectt-1200"><text:s/>&lt;stdio.h&gt;</text:span>
      </text:p>
          <!--l. 2238
-->
          <text:p text:style-name="dd"><text:span text:style-name="ectt-1200">#include</text:span><text:span text:style-name="ectt-1200"><text:s/>&lt;stdlib.h&gt;</text:span>
      </text:p>
          <!--l. 2240
-->
          <text:p text:style-name="dd"><text:span text:style-name="ectt-1200">#include</text:span><text:span text:style-name="ectt-1200"><text:s/>&lt;sys/types.h&gt;</text:span>
      </text:p>
          <!--l. 2242
-->
          <text:p text:style-name="dd"><text:span text:style-name="ectt-1200">#include</text:span><text:span text:style-name="ectt-1200"><text:s/>&lt;unistd.h&gt;</text:span>
      </text:p>
          <!--l. 2244
-->
          <text:p text:style-name="dd"><text:span text:style-name="ectt-1200">#include</text:span><text:span text:style-name="ectt-1200"><text:s/>&lt;string.h&gt;</text:span>
      </text:p>
          <!--l. 2246
-->
          <text:p text:style-name="dd"><text:span text:style-name="ectt-1200">#include</text:span><text:span text:style-name="ectt-1200"><text:s/>"zlog.h"</text:span>
      </text:p>
          <!--l. 2248
-->
          <text:p text:style-name="dd"><text:span text:style-name="ectt-1200">int</text:span><text:span text:style-name="ectt-1200"><text:s/>main(int</text:span><text:span text:style-name="ectt-1200"><text:s/>argc,</text:span><text:span text:style-name="ectt-1200"><text:s/>char**</text:span><text:span text:style-name="ectt-1200"><text:s/>argv)</text:span>
      </text:p>
          <!--l. 2250
-->
          <text:p text:style-name="dd"><text:span text:style-name="ectt-1200">{</text:span><text:span text:style-name="ectt-1200"><text:s/></text:span>
      </text:p>
          <!--l. 2252
-->
          <text:p text:style-name="dd">
           </text:p>
          <text:list text:style-name="list" text:name="list">
            <text:list-item>
              <text:h text:style-name="dt">
           </text:h>
              <!--l. 2252
-->
              <text:p text:style-name="dd"><text:span text:style-name="ectt-1200">int</text:span><text:span text:style-name="ectt-1200"><text:s/>rc;</text:span>
           </text:p>
              <!--l. 2255
-->
              <text:p text:style-name="dd"><text:span text:style-name="ectt-1200">zlog_category_t</text:span><text:span text:style-name="ectt-1200"><text:s/>*zc;</text:span>
           </text:p>
              <!--l. 2257
-->
              <text:p text:style-name="dd"><text:span text:style-name="ectt-1200">rc</text:span><text:span text:style-name="ectt-1200"><text:s/>=</text:span><text:span text:style-name="ectt-1200"><text:s/>zlog_init("test_mdc.conf");</text:span>
           </text:p>
              <!--l. 2259
-->
              <text:p text:style-name="dd"><text:span text:style-name="ectt-1200">if</text:span><text:span text:style-name="ectt-1200"><text:s/>(rc)</text:span><text:span text:style-name="ectt-1200"><text:s/>{</text:span><text:span text:style-name="ectt-1200"><text:s/></text:span><text:span text:style-name="ectt-1200"><text:s/></text:span>
           </text:p>
              <!--l. 2261
-->
              <text:p text:style-name="dd">
               </text:p>
              <text:list text:style-name="list" text:name="list">
                <text:list-item>
                  <text:h text:style-name="dt">
               </text:h>
                  <!--l. 2261
-->
                  <text:p text:style-name="dd"><text:span text:style-name="ectt-1200">printf("init</text:span><text:span text:style-name="ectt-1200"><text:s/>failed\n");</text:span>
               </text:p>
                  <!--l. 2264
-->
                  <text:p text:style-name="dd"><text:span text:style-name="ectt-1200">return</text:span><text:span text:style-name="ectt-1200"><text:s/>-1;</text:span></text:p>
                </text:list-item>
              </text:list>
              <!--l. 2266
-->
              <text:p text:style-name="dd"><text:span text:style-name="ectt-1200">}</text:span>
           </text:p>
              <!--l. 2268
-->
              <text:p text:style-name="dd"><text:span text:style-name="ectt-1200">zc</text:span><text:span text:style-name="ectt-1200"><text:s/>=</text:span><text:span text:style-name="ectt-1200"><text:s/>zlog_get_category("my_cat");</text:span>
           </text:p>
              <!--l. 2270
-->
              <text:p text:style-name="dd"><text:span text:style-name="ectt-1200">if</text:span><text:span text:style-name="ectt-1200"><text:s/>(!zc)</text:span><text:span text:style-name="ectt-1200"><text:s/>{</text:span><text:span text:style-name="ectt-1200"><text:s/></text:span>
                                                                                  
                                                                                  
           </text:p>
              <!--l. 2272
-->
              <text:p text:style-name="dd">
               </text:p>
              <text:list text:style-name="list" text:name="list">
                <text:list-item>
                  <text:h text:style-name="dt">
               </text:h>
                  <!--l. 2272
-->
                  <text:p text:style-name="dd"><text:span text:style-name="ectt-1200">printf("get</text:span><text:span text:style-name="ectt-1200"><text:s/>cat</text:span><text:span text:style-name="ectt-1200"><text:s/>fail\n");</text:span>
               </text:p>
                  <!--l. 2275
-->
                  <text:p text:style-name="dd"><text:span text:style-name="ectt-1200">zlog_fini();</text:span>
               </text:p>
                  <!--l. 2277
-->
                  <text:p text:style-name="dd"><text:span text:style-name="ectt-1200">return</text:span><text:span text:style-name="ectt-1200"><text:s/>-2;</text:span></text:p>
                </text:list-item>
              </text:list>
              <!--l. 2279
-->
              <text:p text:style-name="dd"><text:span text:style-name="ectt-1200">}</text:span>
           </text:p>
              <!--l. 2281
-->
              <text:p text:style-name="dd"><text:span text:style-name="ectt-1200">zlog_info(zc,</text:span><text:span text:style-name="ectt-1200"><text:s/>"1.hello,</text:span><text:span text:style-name="ectt-1200"><text:s/>zlog");</text:span>
           </text:p>
              <!--l. 2283
-->
              <text:p text:style-name="dd"><text:span text:style-name="ectt-1200">zlog_put_mdc("myname",</text:span><text:span text:style-name="ectt-1200"><text:s/>"Zhang");</text:span>
           </text:p>
              <!--l. 2285
-->
              <text:p text:style-name="dd"><text:span text:style-name="ectt-1200">zlog_info(zc,</text:span><text:span text:style-name="ectt-1200"><text:s/>"2.hello,</text:span><text:span text:style-name="ectt-1200"><text:s/>zlog");</text:span>
           </text:p>
              <!--l. 2287
-->
              <text:p text:style-name="dd"><text:span text:style-name="ectt-1200">zlog_put_mdc("myname",</text:span><text:span text:style-name="ectt-1200"><text:s/>"Li");</text:span>
           </text:p>
              <!--l. 2289
-->
              <text:p text:style-name="dd"><text:span text:style-name="ectt-1200">zlog_info(zc,</text:span><text:span text:style-name="ectt-1200"><text:s/>"3.hello,</text:span><text:span text:style-name="ectt-1200"><text:s/>zlog");</text:span><text:span text:style-name="ectt-1200"><text:s/></text:span>
           </text:p>
              <!--l. 2291
-->
              <text:p text:style-name="dd"><text:span text:style-name="ectt-1200">zlog_fini();</text:span><text:span text:style-name="ectt-1200"><text:s/></text:span>
           </text:p>
              <!--l. 2293
-->
              <text:p text:style-name="dd"><text:span text:style-name="ectt-1200">return</text:span><text:span text:style-name="ectt-1200"><text:s/>0;</text:span></text:p>
            </text:list-item>
          </text:list>
          <!--l. 2295
-->
          <text:p text:style-name="dd"><text:span text:style-name="ectt-1200">}</text:span><text:span text:style-name="ectt-1200"><text:s/></text:span></text:p>
        </text:list-item>
      </text:list>
      <!--l. 2297
-->
      <text:p text:style-name="Text-body">The configure file is
</text:p>
      <!--l. 2298
-->
      <text:p text:style-name="Text-body">
      </text:p>
      <text:list text:style-name="list" text:name="list">
        <text:list-item>
          <text:h text:style-name="dt">
      </text:h>
          <!--l. 2298
-->
          <text:p text:style-name="dd"><text:span text:style-name="ectt-1200">$</text:span><text:span text:style-name="ectt-1200"><text:s/>cat</text:span><text:span text:style-name="ectt-1200"><text:s/>test_mdc.conf</text:span>
      </text:p>
          <!--l. 2301
-->
          <text:p text:style-name="dd"><text:span text:style-name="ectt-1200">[formats]</text:span>
      </text:p>
          <!--l. 2303
-->
          <text:p text:style-name="dd"><text:span text:style-name="ectt-1200">mdc_format=</text:span><text:span text:style-name="ectt-1200"><text:s/></text:span><text:span text:style-name="ectt-1200"><text:s/></text:span><text:span text:style-name="ectt-1200"><text:s/></text:span><text:span text:style-name="ectt-1200"><text:s/></text:span><text:span text:style-name="ectt-1200"><text:s/>"%d.%ms</text:span><text:span text:style-name="ectt-1200"><text:s/>%-6V</text:span><text:span text:style-name="ectt-1200"><text:s/>(%c:%F:%L)</text:span><text:span text:style-name="ectt-1200"><text:s/>[%M(myname)]</text:span><text:span text:style-name="ectt-1200"><text:s/>-</text:span><text:span text:style-name="ectt-1200"><text:s/>%m%n"</text:span>
      </text:p>
          <!--l. 2305
-->
          <text:p text:style-name="dd"><text:span text:style-name="ectt-1200">[rules]</text:span>
      </text:p>
          <!--l. 2307
-->
          <text:p text:style-name="dd"><text:span text:style-name="ectt-1200">*.*</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gt;stdout;</text:span><text:span text:style-name="ectt-1200"><text:s/>mdc_format</text:span></text:p>
        </text:list-item>
      </text:list>
      <!--l. 2309
-->
      <text:p text:style-name="Text-body">And the output is
</text:p>
      <!--l. 2310
-->
      <text:p text:style-name="Text-body">
      </text:p>
      <text:list text:style-name="list" text:name="list">
        <text:list-item>
          <text:h text:style-name="dt">
      </text:h>
          <!--l. 2310
-->
          <text:p text:style-name="dd"><text:span text:style-name="ectt-1200">$</text:span><text:span text:style-name="ectt-1200"><text:s/>./test_mdc</text:span>
      </text:p>
          <!--l. 2313
-->
          <text:p text:style-name="dd"><text:span text:style-name="ectt-1200">2012-03-12</text:span><text:span text:style-name="ectt-1200"><text:s/>09:26:37.740</text:span><text:span text:style-name="ectt-1200"><text:s/>INFO</text:span><text:span text:style-name="ectt-1200"><text:s/></text:span><text:span text:style-name="ectt-1200"><text:s/></text:span><text:span text:style-name="ectt-1200"><text:s/>(my_cat:test_mdc.c:47)</text:span><text:span text:style-name="ectt-1200"><text:s/>[]</text:span><text:span text:style-name="ectt-1200"><text:s/>-</text:span><text:span text:style-name="ectt-1200"><text:s/>1.hello,</text:span><text:span text:style-name="ectt-1200"><text:s/>zlog</text:span><text:span text:style-name="ectt-1200"><text:s/></text:span>
      </text:p>
          <!--l. 2315
-->
          <text:p text:style-name="dd"><text:span text:style-name="ectt-1200">2012-03-12</text:span><text:span text:style-name="ectt-1200"><text:s/>09:26:37.740</text:span><text:span text:style-name="ectt-1200"><text:s/>INFO</text:span><text:span text:style-name="ectt-1200"><text:s/></text:span><text:span text:style-name="ectt-1200"><text:s/></text:span><text:span text:style-name="ectt-1200"><text:s/>(my_cat:test_mdc.c:51)</text:span><text:span text:style-name="ectt-1200"><text:s/>[Zhang]</text:span><text:span text:style-name="ectt-1200"><text:s/>-</text:span><text:span text:style-name="ectt-1200"><text:s/>2.hello,</text:span><text:span text:style-name="ectt-1200"><text:s/>zlog</text:span><text:span text:style-name="ectt-1200"><text:s/></text:span>
      </text:p>
          <!--l. 2317
-->
          <text:p text:style-name="dd"><text:span text:style-name="ectt-1200">2012-03-12</text:span><text:span text:style-name="ectt-1200"><text:s/>09:26:37.740</text:span><text:span text:style-name="ectt-1200"><text:s/>INFO</text:span><text:span text:style-name="ectt-1200"><text:s/></text:span><text:span text:style-name="ectt-1200"><text:s/></text:span><text:span text:style-name="ectt-1200"><text:s/>(my_cat:test_mdc.c:55)</text:span><text:span text:style-name="ectt-1200"><text:s/>[Li]</text:span><text:span text:style-name="ectt-1200"><text:s/>-</text:span><text:span text:style-name="ectt-1200"><text:s/>3.hello,</text:span><text:span text:style-name="ectt-1200"><text:s/>zlog</text:span></text:p>
        </text:list-item>
      </text:list>
      <!--l. 2319
-->
      <text:p text:style-name="Text-body">You can see zlog_put_mdc() function sets the map with key "myname" and value "Zhang",
and in configuration file <text:span text:style-name="Emphasis"><text:span text:style-name="ecti-1200">%M(myname) </text:span></text:span>indicates where the value shows in each log. The
second time, value of key "myname" is overwritten to "Li", and the log changes
also.
</text:p>
      <!--l. 2326
-->
      <text:p text:style-name="First-line-indent">   When should MDC be used? That mainly depends on when a user need to separate
same log action with different scenarios. For example, in .c
</text:p>
      <!--l. 2329
-->
      <text:p text:style-name="Text-body">
      </text:p>
      <text:list text:style-name="list" text:name="list">
        <text:list-item>
          <text:h text:style-name="dt">
      </text:h>
          <!--l. 2329
-->
          <text:p text:style-name="dd"><text:span text:style-name="ectt-1200">zlog_put_mdc("customer_name",</text:span><text:span text:style-name="ectt-1200"><text:s/>get_customer_name_from_db()</text:span><text:span text:style-name="ectt-1200"><text:s/>);</text:span>
      </text:p>
          <!--l. 2332
-->
          <text:p text:style-name="dd"><text:span text:style-name="ectt-1200">zlog_info("get</text:span><text:span text:style-name="ectt-1200"><text:s/>in");</text:span><text:span text:style-name="ectt-1200"><text:s/></text:span>
      </text:p>
          <!--l. 2334
-->
          <text:p text:style-name="dd"><text:span text:style-name="ectt-1200">zlog_info("pick</text:span><text:span text:style-name="ectt-1200"><text:s/>product");</text:span><text:span text:style-name="ectt-1200"><text:s/></text:span>
      </text:p>
          <!--l. 2336
-->
          <text:p text:style-name="dd"><text:span text:style-name="ectt-1200">zlog_info("pay");</text:span>
      </text:p>
          <!--l. 2338
-->
          <text:p text:style-name="dd"><text:span text:style-name="ectt-1200">zlog_info("get</text:span><text:span text:style-name="ectt-1200"><text:s/>out");</text:span></text:p>
        </text:list-item>
      </text:list>
      <!--l. 2340
-->
      <text:p text:style-name="Text-body">in .conf
</text:p>
      <!--l. 2341
-->
      <text:p text:style-name="Text-body">
      </text:p>
      <text:list text:style-name="list" text:name="list">
        <text:list-item>
          <text:h text:style-name="dt">
      </text:h>
          <!--l. 2341
-->
          <text:p text:style-name="dd"><text:span text:style-name="ectt-1200">&amp;format</text:span><text:span text:style-name="ectt-1200"><text:s/></text:span><text:span text:style-name="ectt-1200"><text:s/>"%M(customer_name)</text:span><text:span text:style-name="ectt-1200"><text:s/>%m%n"</text:span></text:p>
        </text:list-item>
      </text:list>
      <!--l. 2344
-->
      <text:p text:style-name="Text-body">When the program processes two customers at the same time, the output could
be:
</text:p>
      <!--l. 2346
-->
      <text:p text:style-name="Text-body">
      </text:p>
      <text:list text:style-name="list" text:name="list">
        <text:list-item>
          <text:h text:style-name="dt">
      </text:h>
          <!--l. 2346
-->
          <text:p text:style-name="dd"><text:span text:style-name="ectt-1200">Zhang</text:span><text:span text:style-name="ectt-1200"><text:s/>get</text:span><text:span text:style-name="ectt-1200"><text:s/>in</text:span>
      </text:p>
          <!--l. 2349
-->
          <text:p text:style-name="dd"><text:span text:style-name="ectt-1200">Li</text:span><text:span text:style-name="ectt-1200"><text:s/>get</text:span><text:span text:style-name="ectt-1200"><text:s/>in</text:span>
      </text:p>
          <!--l. 2351
-->
          <text:p text:style-name="dd"><text:span text:style-name="ectt-1200">Zhang</text:span><text:span text:style-name="ectt-1200"><text:s/>pick</text:span><text:span text:style-name="ectt-1200"><text:s/>product</text:span>
      </text:p>
          <!--l. 2353
-->
          <text:p text:style-name="dd"><text:span text:style-name="ectt-1200">Zhang</text:span><text:span text:style-name="ectt-1200"><text:s/>pay</text:span>
      </text:p>
          <!--l. 2355
-->
          <text:p text:style-name="dd"><text:span text:style-name="ectt-1200">Li</text:span><text:span text:style-name="ectt-1200"><text:s/>pick</text:span><text:span text:style-name="ectt-1200"><text:s/>product</text:span>
      </text:p>
          <!--l. 2357
-->
          <text:p text:style-name="dd"><text:span text:style-name="ectt-1200">Li</text:span><text:span text:style-name="ectt-1200"><text:s/>pay</text:span>
      </text:p>
          <!--l. 2359
-->
          <text:p text:style-name="dd"><text:span text:style-name="ectt-1200">Zhang</text:span><text:span text:style-name="ectt-1200"><text:s/>get</text:span><text:span text:style-name="ectt-1200"><text:s/>out</text:span>
      </text:p>
          <!--l. 2361
-->
          <text:p text:style-name="dd"><text:span text:style-name="ectt-1200">Li</text:span><text:span text:style-name="ectt-1200"><text:s/>get</text:span><text:span text:style-name="ectt-1200"><text:s/>out</text:span></text:p>
        </text:list-item>
      </text:list>
      <!--l. 2363
-->
      <text:p text:style-name="Text-body">Now you can distinguish one customer from another, by using grep afterwards
</text:p>
      <!--l. 2364
-->
      <text:p text:style-name="Text-body">
      </text:p>
      <text:list text:style-name="list" text:name="list">
        <text:list-item>
          <text:h text:style-name="dt">
      </text:h>
          <!--l. 2364
-->
          <text:p text:style-name="dd"><text:span text:style-name="ectt-1200">$</text:span><text:span text:style-name="ectt-1200"><text:s/>grep</text:span><text:span text:style-name="ectt-1200"><text:s/>Zhang</text:span><text:span text:style-name="ectt-1200"><text:s/>aa.log</text:span><text:span text:style-name="ectt-1200"><text:s/>&gt;</text:span><text:span text:style-name="ectt-1200"><text:s/>Zhang.log</text:span>
      </text:p>
          <!--l. 2367
-->
          <text:p text:style-name="dd"><text:span text:style-name="ectt-1200">$</text:span><text:span text:style-name="ectt-1200"><text:s/>grep</text:span><text:span text:style-name="ectt-1200"><text:s/>Li</text:span><text:span text:style-name="ectt-1200"><text:s/>aa.log</text:span><text:span text:style-name="ectt-1200"><text:s/>&gt;Li.log</text:span></text:p>
        </text:list-item>
      </text:list>
      <!--l. 2369
-->
      <text:p text:style-name="Text-body">Or, another way is to seperate them to different log file when log action is taken. In
.conf
</text:p>
      <!--l. 2371
-->
      <text:p text:style-name="Text-body">
      </text:p>
      <text:list text:style-name="list" text:name="list">
        <text:list-item>
          <text:h text:style-name="dt">
      </text:h>
          <!--l. 2371
-->
          <text:p text:style-name="dd"><text:span text:style-name="ectt-1200">*.*</text:span><text:span text:style-name="ectt-1200"><text:s/>"mdc_%M(customer_name).log";</text:span></text:p>
        </text:list-item>
      </text:list>
      <!--l. 2374
-->
      <text:p text:style-name="Text-body">It will produce 3 logs
</text:p>
      <!--l. 2375
-->
      <text:p text:style-name="Text-body">
      </text:p>
      <text:list text:style-name="list" text:name="list">
        <text:list-item>
          <text:h text:style-name="dt">
      </text:h>
          <!--l. 2375
-->
          <text:p text:style-name="dd"><text:span text:style-name="ectt-1200">mdc_.log</text:span><text:span text:style-name="ectt-1200"><text:s/>mdc_Zhang.log</text:span><text:span text:style-name="ectt-1200"><text:s/>mdc_Li.log</text:span></text:p>
        </text:list-item>
      </text:list>
      <!--l. 2378
-->
      <text:p text:style-name="Text-body">That’s a quick way, if you know what you are doing.
</text:p>
      <!--l. 2380
-->
      <text:p text:style-name="First-line-indent">   In MDC, the map belongs to a thread and each thread has it’s own map. In one
thread zlog_mdc_put() will not affect other thread’s map. Still, if you want
to distinguish one thread from another, using the %t conversion character is
enough.
</text:p>
      <!--l. 2384
-->
      <text:p text:style-name="Text-body">
      </text:p>
      <text:list text:style-name="list" text:name="list">
        <text:list-item>
          <text:h text:style-name="dt">
      </text:h>
          <!--l. 2384
-->
          <text:p text:style-name="dd">
      </text:p>
        </text:list-item>
      </text:list>
      <!--l. 2388
-->
      <text:p text:style-name="Text-body">
   </text:p>
      <!--end of section
-->
      <!--start of section
-->
      <text:h text:style-name="Heading-2" text:outline-level="2"><text:span text:style-name="section">7.2    </text:span><t4htlink href="#QQ2-1-38" name="x1-380007.2"/>Profile zlog Itself</text:h>
      <!--l. 2390
-->
      <text:p text:style-name="Text-body">Until this point we have assumed that the zlog library never fails. It helps the application
to write log entries and to debug the application. But if zlog itself has some problem, how
can we find out? Other programs debug through the log library so how can a
log library debug itself? The answer is the same, zlog library has its own log.
This profile log is usually closed, and can be opened by setting environment
variables.
</text:p>
      <!--l. 2396
-->
      <text:p text:style-name="Text-body">
      </text:p>
      <text:list text:style-name="list" text:name="list">
        <text:list-item>
          <text:h text:style-name="dt">
      </text:h>
          <!--l. 2396
-->
          <text:p text:style-name="dd"><text:span text:style-name="ectt-1200">$</text:span><text:span text:style-name="ectt-1200"><text:s/>export</text:span><text:span text:style-name="ectt-1200"><text:s/>ZLOG_PROFILE_DEBUG=/tmp/zlog.debug.log</text:span>
      </text:p>
          <!--l. 2399
-->
          <text:p text:style-name="dd"><text:span text:style-name="ectt-1200">$</text:span><text:span text:style-name="ectt-1200"><text:s/>export</text:span><text:span text:style-name="ectt-1200"><text:s/>ZLOG_PROFILE_ERROR=/tmp/zlog.error.log</text:span></text:p>
        </text:list-item>
      </text:list>
      <!--l. 2401
-->
      <text:p text:style-name="Text-body">profile log has just 2 levels, debug and error. After setting them, run test_hello program in
3.3<!--tex4ht:ref: sec:Hello-World-Example 
--><text:span text:style-name="reference-ref"><text:reference-ref text:ref-name="x1-80003.3" text:reference-format="text"> </text:reference-ref></text:span>, and the debug log will be
</text:p>
      <!--l. 2404
-->
      <text:p text:style-name="Text-body">
      </text:p>
      <text:list text:style-name="list" text:name="list">
        <text:list-item>
          <text:h text:style-name="dt">
      </text:h>
          <!--l. 2404
-->
          <text:p text:style-name="dd"><text:span text:style-name="ectt-1200">$</text:span><text:span text:style-name="ectt-1200"><text:s/>more</text:span><text:span text:style-name="ectt-1200"><text:s/>zlog.debug.log</text:span><text:span text:style-name="ectt-1200"><text:s/></text:span>
      </text:p>
          <!--l. 2407
-->
          <text:p text:style-name="dd"><text:span text:style-name="ectt-1200">03-13</text:span><text:span text:style-name="ectt-1200"><text:s/>09:46:56</text:span><text:span text:style-name="ectt-1200"><text:s/>DEBUG</text:span><text:span text:style-name="ectt-1200"><text:s/>(7503:zlog.c:115)</text:span><text:span text:style-name="ectt-1200"><text:s/>------zlog_init</text:span><text:span text:style-name="ectt-1200"><text:s/>start,</text:span><text:span text:style-name="ectt-1200"><text:s/>compile</text:span><text:span text:style-name="ectt-1200"><text:s/>time[Mar</text:span><text:span text:style-name="ectt-1200"><text:s/>13</text:span><text:span text:style-name="ectt-1200"><text:s/>2012</text:span><text:span text:style-name="ectt-1200"><text:s/>11:28:56]------</text:span><text:span text:style-name="ectt-1200"><text:s/></text:span>
      </text:p>
          <!--l. 2409
-->
          <text:p text:style-name="dd"><text:span text:style-name="ectt-1200">03-13</text:span><text:span text:style-name="ectt-1200"><text:s/>09:46:56</text:span><text:span text:style-name="ectt-1200"><text:s/>DEBUG</text:span><text:span text:style-name="ectt-1200"><text:s/>(7503:spec.c:825)</text:span><text:span text:style-name="ectt-1200"><text:s/>spec:[0x7fdf96b7c010][%d(%F</text:span><text:span text:style-name="ectt-1200"><text:s/>%T)][%F</text:span><text:span text:style-name="ectt-1200"><text:s/>%T</text:span><text:span text:style-name="ectt-1200"><text:s/>29][]</text:span><text:span text:style-name="ectt-1200"><text:s/></text:span>
      </text:p>
          <!--l. 2411
-->
          <text:p text:style-name="dd"><text:span text:style-name="ectt-1200">03-13</text:span><text:span text:style-name="ectt-1200"><text:s/>09:46:56</text:span><text:span text:style-name="ectt-1200"><text:s/>DEBUG</text:span><text:span text:style-name="ectt-1200"><text:s/>(7503:spec.c:825)</text:span><text:span text:style-name="ectt-1200"><text:s/>spec:[0x7fdf96b52010][</text:span><text:span text:style-name="ectt-1200"><text:s/>][</text:span><text:span text:style-name="ectt-1200"><text:s/>0][]</text:span><text:span text:style-name="ectt-1200"><text:s/></text:span>
      </text:p>
          <!--l. 2413
-->
          <text:p text:style-name="dd"><text:span text:style-name="ectt-1200">......</text:span>
      </text:p>
          <!--l. 2415
-->
          <text:p text:style-name="dd"><text:span text:style-name="ectt-1200">03-13</text:span><text:span text:style-name="ectt-1200"><text:s/>09:52:40</text:span><text:span text:style-name="ectt-1200"><text:s/>DEBUG</text:span><text:span text:style-name="ectt-1200"><text:s/>(8139:zlog.c:291)</text:span><text:span text:style-name="ectt-1200"><text:s/>------zlog_fini</text:span><text:span text:style-name="ectt-1200"><text:s/>end------</text:span></text:p>
        </text:list-item>
      </text:list>
      <!--l. 2417
-->
      <text:p text:style-name="Text-body">zlog.error.log is not created, as no error occurs.
</text:p>
      <!--l. 2419
-->
      <text:p text:style-name="First-line-indent">   As you can see, debug log shows how zlog is inited and finished, but no debug log is
written when zlog_info() is executed. That’s for efficency.
</text:p>
      <!--l. 2423
-->
      <text:p text:style-name="First-line-indent">   If there is anything wrong with zlog library, all will show in zlog.error.log. For example,
using a wrong printf syntax in zlog()
</text:p>
      <!--l. 2425
-->
      <text:p text:style-name="Text-body">
      </text:p>
      <text:list text:style-name="list" text:name="list">
        <text:list-item>
          <text:h text:style-name="dt">
      </text:h>
          <!--l. 2425
-->
          <text:p text:style-name="dd"><text:span text:style-name="ectt-1200">zlog_info(zc,</text:span><text:span text:style-name="ectt-1200"><text:s/>"%l",</text:span><text:span text:style-name="ectt-1200"><text:s/>1);</text:span></text:p>
        </text:list-item>
      </text:list>
      <!--l. 2428
-->
      <text:p text:style-name="Text-body">Then run the program, the zlog.error.log should be
</text:p>
      <!--l. 2429
-->
      <text:p text:style-name="Text-body">
      </text:p>
      <text:list text:style-name="list" text:name="list">
        <text:list-item>
          <text:h text:style-name="dt">
      </text:h>
          <!--l. 2429
-->
          <text:p text:style-name="dd"><text:span text:style-name="ectt-1200">$</text:span><text:span text:style-name="ectt-1200"><text:s/>cat</text:span><text:span text:style-name="ectt-1200"><text:s/>zlog.error.log</text:span><text:span text:style-name="ectt-1200"><text:s/></text:span>
      </text:p>
          <!--l. 2432
-->
          <text:p text:style-name="dd"><text:span text:style-name="ectt-1200">03-13</text:span><text:span text:style-name="ectt-1200"><text:s/>10:04:58</text:span><text:span text:style-name="ectt-1200"><text:s/>ERROR</text:span><text:span text:style-name="ectt-1200"><text:s/>(10102:buf.c:189)</text:span><text:span text:style-name="ectt-1200"><text:s/>vsnprintf</text:span><text:span text:style-name="ectt-1200"><text:s/>fail,</text:span><text:span text:style-name="ectt-1200"><text:s/>errno[0]</text:span><text:span text:style-name="ectt-1200"><text:s/></text:span>
      </text:p>
          <!--l. 2434
-->
          <text:p text:style-name="dd"><text:span text:style-name="ectt-1200">03-13</text:span><text:span text:style-name="ectt-1200"><text:s/>10:04:58</text:span><text:span text:style-name="ectt-1200"><text:s/>ERROR</text:span><text:span text:style-name="ectt-1200"><text:s/>(10102:buf.c:191)</text:span><text:span text:style-name="ectt-1200"><text:s/>nwrite[-1],</text:span><text:span text:style-name="ectt-1200"><text:s/>size_left[1024],</text:span><text:span text:style-name="ectt-1200"><text:s/>format[%l]</text:span><text:span text:style-name="ectt-1200"><text:s/></text:span>
      </text:p>
          <!--l. 2436
-->
          <text:p text:style-name="dd"><text:span text:style-name="ectt-1200">03-13</text:span><text:span text:style-name="ectt-1200"><text:s/>10:04:58</text:span><text:span text:style-name="ectt-1200"><text:s/>ERROR</text:span><text:span text:style-name="ectt-1200"><text:s/>(10102:spec.c:329)</text:span><text:span text:style-name="ectt-1200"><text:s/>zlog_buf_vprintf</text:span><text:span text:style-name="ectt-1200"><text:s/>maybe</text:span><text:span text:style-name="ectt-1200"><text:s/>fail</text:span><text:span text:style-name="ectt-1200"><text:s/>or</text:span><text:span text:style-name="ectt-1200"><text:s/>overflow</text:span><text:span text:style-name="ectt-1200"><text:s/></text:span>
      </text:p>
          <!--l. 2438
-->
          <text:p text:style-name="dd"><text:span text:style-name="ectt-1200">03-13</text:span><text:span text:style-name="ectt-1200"><text:s/>10:04:58</text:span><text:span text:style-name="ectt-1200"><text:s/>ERROR</text:span><text:span text:style-name="ectt-1200"><text:s/>(10102:spec.c:467)</text:span><text:span text:style-name="ectt-1200"><text:s/>a_spec-&gt;gen_buf</text:span><text:span text:style-name="ectt-1200"><text:s/>fail</text:span><text:span text:style-name="ectt-1200"><text:s/></text:span>
      </text:p>
          <!--l. 2440
-->
          <text:p text:style-name="dd"><text:span text:style-name="ectt-1200">03-13</text:span><text:span text:style-name="ectt-1200"><text:s/>10:04:58</text:span><text:span text:style-name="ectt-1200"><text:s/>ERROR</text:span><text:span text:style-name="ectt-1200"><text:s/>(10102:format.c:160)</text:span><text:span text:style-name="ectt-1200"><text:s/>zlog_spec_gen_msg</text:span><text:span text:style-name="ectt-1200"><text:s/>fail</text:span><text:span text:style-name="ectt-1200"><text:s/></text:span>
      </text:p>
          <!--l. 2442
-->
          <text:p text:style-name="dd"><text:span text:style-name="ectt-1200">03-13</text:span><text:span text:style-name="ectt-1200"><text:s/>10:04:58</text:span><text:span text:style-name="ectt-1200"><text:s/>ERROR</text:span><text:span text:style-name="ectt-1200"><text:s/>(10102:rule.c:265)</text:span><text:span text:style-name="ectt-1200"><text:s/>zlog_format_gen_msg</text:span><text:span text:style-name="ectt-1200"><text:s/>fail</text:span><text:span text:style-name="ectt-1200"><text:s/></text:span>
      </text:p>
          <!--l. 2444
-->
          <text:p text:style-name="dd"><text:span text:style-name="ectt-1200">03-13</text:span><text:span text:style-name="ectt-1200"><text:s/>10:04:58</text:span><text:span text:style-name="ectt-1200"><text:s/>ERROR</text:span><text:span text:style-name="ectt-1200"><text:s/>(10102:category.c:164)</text:span><text:span text:style-name="ectt-1200"><text:s/>hzb_log_rule_output</text:span><text:span text:style-name="ectt-1200"><text:s/>fail</text:span><text:span text:style-name="ectt-1200"><text:s/></text:span>
      </text:p>
          <!--l. 2446
-->
          <text:p text:style-name="dd"><text:span text:style-name="ectt-1200">03-13</text:span><text:span text:style-name="ectt-1200"><text:s/>10:04:58</text:span><text:span text:style-name="ectt-1200"><text:s/>ERROR</text:span><text:span text:style-name="ectt-1200"><text:s/>(10102:zlog.c:632)</text:span><text:span text:style-name="ectt-1200"><text:s/>zlog_output</text:span><text:span text:style-name="ectt-1200"><text:s/>fail,</text:span><text:span text:style-name="ectt-1200"><text:s/>srcfile[test_hello.c],</text:span><text:span text:style-name="ectt-1200"><text:s/>srcline[41]</text:span></text:p>
        </text:list-item>
      </text:list>
      <!--l. 2448
-->
      <text:p text:style-name="Text-body">Now, you could find the reason why the expected log doesn’t generate, and fix the wrong
printf syntax.
</text:p>
      <!--l. 2451
-->
      <text:p text:style-name="First-line-indent">   Runtime profiling causes a loss of efficency. Normally, I keep ZLOG_PROFILE_ERROR
on and ZLOG_PROFILE_DEBUG off in my environment.
</text:p>
      <!--l. 2454
-->
      <text:p text:style-name="First-line-indent">   There is another way to profile the zlog library. zlog_init() reads the configuration file
into memory. Throughout all log actions, the configure structure remains unchanged.
There is possibility that this memory is damaged by other functions in an application, or
the memory doesn’t equal what the configuration file describes. So there is a function to
show this memory at runtime and print it to ZLOG_PROFILE_ERROR.
</text:p>
      <!--l. 2461
-->
      <text:p text:style-name="First-line-indent">   see $(top_builddir)/test/test_profile.c
</text:p>
      <!--l. 2462
-->
      <text:p text:style-name="Text-body">
      </text:p>
      <text:list text:style-name="list" text:name="list">
        <text:list-item>
          <text:h text:style-name="dt">
      </text:h>
          <!--l. 2462
-->
          <text:p text:style-name="dd"><text:span text:style-name="ectt-1200">$</text:span><text:span text:style-name="ectt-1200"><text:s/>cat</text:span><text:span text:style-name="ectt-1200"><text:s/>test_profile.c</text:span>
      </text:p>
          <!--l. 2465
-->
          <text:p text:style-name="dd"><text:span text:style-name="ectt-1200">#include</text:span><text:span text:style-name="ectt-1200"><text:s/>&lt;stdio.h&gt;</text:span>
      </text:p>
          <!--l. 2467
-->
          <text:p text:style-name="dd"><text:span text:style-name="ectt-1200">#include</text:span><text:span text:style-name="ectt-1200"><text:s/>"zlog.h"</text:span>
      </text:p>
          <!--l. 2469
-->
          <text:p text:style-name="dd"><text:span text:style-name="ectt-1200"><text:s/></text:span>
      </text:p>
          <!--l. 2471
-->
          <text:p text:style-name="dd"><text:span text:style-name="ectt-1200">int</text:span><text:span text:style-name="ectt-1200"><text:s/>main(int</text:span><text:span text:style-name="ectt-1200"><text:s/>argc,</text:span><text:span text:style-name="ectt-1200"><text:s/>char**</text:span><text:span text:style-name="ectt-1200"><text:s/>argv)</text:span>
      </text:p>
          <!--l. 2473
-->
          <text:p text:style-name="dd"><text:span text:style-name="ectt-1200">{</text:span><text:span text:style-name="ectt-1200"><text:s/></text:span>
      </text:p>
          <!--l. 2475
-->
          <text:p text:style-name="dd">
           </text:p>
          <text:list text:style-name="list" text:name="list">
            <text:list-item>
              <text:h text:style-name="dt">
                                                                                  
                                                                                  
           </text:h>
              <!--l. 2475
-->
              <text:p text:style-name="dd"><text:span text:style-name="ectt-1200">int</text:span><text:span text:style-name="ectt-1200"><text:s/>rc;</text:span>
           </text:p>
              <!--l. 2478
-->
              <text:p text:style-name="dd"><text:span text:style-name="ectt-1200">rc</text:span><text:span text:style-name="ectt-1200"><text:s/>=</text:span><text:span text:style-name="ectt-1200"><text:s/>dzlog_init("test_profile.conf",</text:span><text:span text:style-name="ectt-1200"><text:s/>"my_cat");</text:span>
           </text:p>
              <!--l. 2480
-->
              <text:p text:style-name="dd"><text:span text:style-name="ectt-1200">if</text:span><text:span text:style-name="ectt-1200"><text:s/>(rc)</text:span><text:span text:style-name="ectt-1200"><text:s/>{</text:span><text:span text:style-name="ectt-1200"><text:s/></text:span><text:span text:style-name="ectt-1200"><text:s/></text:span>
           </text:p>
              <!--l. 2482
-->
              <text:p text:style-name="dd">
               </text:p>
              <text:list text:style-name="list" text:name="list">
                <text:list-item>
                  <text:h text:style-name="dt">
               </text:h>
                  <!--l. 2482
-->
                  <text:p text:style-name="dd"><text:span text:style-name="ectt-1200">printf("init</text:span><text:span text:style-name="ectt-1200"><text:s/>failed\n");</text:span>
               </text:p>
                  <!--l. 2485
-->
                  <text:p text:style-name="dd"><text:span text:style-name="ectt-1200">return</text:span><text:span text:style-name="ectt-1200"><text:s/>-1;</text:span></text:p>
                </text:list-item>
              </text:list>
              <!--l. 2487
-->
              <text:p text:style-name="dd"><text:span text:style-name="ectt-1200">}</text:span>
           </text:p>
              <!--l. 2489
-->
              <text:p text:style-name="dd"><text:span text:style-name="ectt-1200">dzlog_info("hello,</text:span><text:span text:style-name="ectt-1200"><text:s/>zlog");</text:span>
           </text:p>
              <!--l. 2491
-->
              <text:p text:style-name="dd"><text:span text:style-name="ectt-1200">zlog_profile();</text:span>
           </text:p>
              <!--l. 2493
-->
              <text:p text:style-name="dd"><text:span text:style-name="ectt-1200">zlog_fini();</text:span><text:span text:style-name="ectt-1200"><text:s/></text:span>
           </text:p>
              <!--l. 2495
-->
              <text:p text:style-name="dd"><text:span text:style-name="ectt-1200">return</text:span><text:span text:style-name="ectt-1200"><text:s/>0;</text:span></text:p>
            </text:list-item>
          </text:list>
          <!--l. 2497
-->
          <text:p text:style-name="dd"><text:span text:style-name="ectt-1200">}</text:span><text:span text:style-name="ectt-1200"><text:s/></text:span></text:p>
        </text:list-item>
      </text:list>
      <!--l. 2499
-->
      <text:p text:style-name="Text-body">zlog_profile() is the function. The configuration file is simple
</text:p>
      <!--l. 2500
-->
      <text:p text:style-name="Text-body">
      </text:p>
      <text:list text:style-name="list" text:name="list">
        <text:list-item>
          <text:h text:style-name="dt">
      </text:h>
          <!--l. 2500
-->
          <text:p text:style-name="dd"><text:span text:style-name="ectt-1200">$</text:span><text:span text:style-name="ectt-1200"><text:s/>cat</text:span><text:span text:style-name="ectt-1200"><text:s/>test_profile.conf</text:span><text:span text:style-name="ectt-1200"><text:s/></text:span>
      </text:p>
          <!--l. 2503
-->
          <text:p text:style-name="dd"><text:span text:style-name="ectt-1200">[formats]</text:span><text:span text:style-name="ectt-1200"><text:s/></text:span>
      </text:p>
          <!--l. 2505
-->
          <text:p text:style-name="dd"><text:span text:style-name="ectt-1200">simple</text:span><text:span text:style-name="ectt-1200"><text:s/>=</text:span><text:span text:style-name="ectt-1200"><text:s/>"%m%n"</text:span><text:span text:style-name="ectt-1200"><text:s/></text:span><text:span text:style-name="ectt-1200"><text:s/></text:span><text:span text:style-name="ectt-1200"><text:s/></text:span>
      </text:p>
          <!--l. 2507
-->
          <text:p text:style-name="dd"><text:span text:style-name="ectt-1200">[rules]</text:span>
      </text:p>
          <!--l. 2509
-->
          <text:p text:style-name="dd"><text:span text:style-name="ectt-1200">my_cat.*</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gt;stdout;</text:span><text:span text:style-name="ectt-1200"><text:s/>simple</text:span><text:span text:style-name="ectt-1200"><text:s/></text:span></text:p>
        </text:list-item>
      </text:list>
      <!--l. 2511
-->
      <text:p text:style-name="Text-body">Then zlog.error.log is
</text:p>
      <!--l. 2512
-->
      <text:p text:style-name="Text-body">
      </text:p>
      <text:list text:style-name="list" text:name="list">
        <text:list-item>
          <text:h text:style-name="dt">
      </text:h>
          <!--l. 2512
-->
          <text:p text:style-name="dd"><text:span text:style-name="ectt-1200">$</text:span><text:span text:style-name="ectt-1200"><text:s/>cat</text:span><text:span text:style-name="ectt-1200"><text:s/>/tmp/zlog.error.log</text:span>
      </text:p>
          <!--l. 2515
-->
          <text:p text:style-name="dd"><text:span text:style-name="ectt-1200">06-01</text:span><text:span text:style-name="ectt-1200"><text:s/>11:21:26</text:span><text:span text:style-name="ectt-1200"><text:s/>WARN</text:span><text:span text:style-name="ectt-1200"><text:s/></text:span><text:span text:style-name="ectt-1200"><text:s/>(7063:zlog.c:783)</text:span><text:span text:style-name="ectt-1200"><text:s/>------zlog_profile</text:span><text:span text:style-name="ectt-1200"><text:s/>start------</text:span><text:span text:style-name="ectt-1200"><text:s/></text:span>
      </text:p>
          <!--l. 2517
-->
          <text:p text:style-name="dd"><text:span text:style-name="ectt-1200">06-01</text:span><text:span text:style-name="ectt-1200"><text:s/>11:21:26</text:span><text:span text:style-name="ectt-1200"><text:s/>WARN</text:span><text:span text:style-name="ectt-1200"><text:s/></text:span><text:span text:style-name="ectt-1200"><text:s/>(7063:zlog.c:784)</text:span><text:span text:style-name="ectt-1200"><text:s/>init_flag:[1]</text:span><text:span text:style-name="ectt-1200"><text:s/></text:span>
                                                                                  
                                                                                  
      </text:p>
          <!--l. 2519
-->
          <text:p text:style-name="dd"><text:span text:style-name="ectt-1200">06-01</text:span><text:span text:style-name="ectt-1200"><text:s/>11:21:26</text:span><text:span text:style-name="ectt-1200"><text:s/>WARN</text:span><text:span text:style-name="ectt-1200"><text:s/></text:span><text:span text:style-name="ectt-1200"><text:s/>(7063:conf.c:75)</text:span><text:span text:style-name="ectt-1200"><text:s/>-conf[0x2333010]-</text:span><text:span text:style-name="ectt-1200"><text:s/></text:span>
      </text:p>
          <!--l. 2521
-->
          <text:p text:style-name="dd"><text:span text:style-name="ectt-1200">06-01</text:span><text:span text:style-name="ectt-1200"><text:s/>11:21:26</text:span><text:span text:style-name="ectt-1200"><text:s/>WARN</text:span><text:span text:style-name="ectt-1200"><text:s/></text:span><text:span text:style-name="ectt-1200"><text:s/>(7063:conf.c:76)</text:span><text:span text:style-name="ectt-1200"><text:s/>--global--</text:span><text:span text:style-name="ectt-1200"><text:s/></text:span>
      </text:p>
          <!--l. 2523
-->
          <text:p text:style-name="dd"><text:span text:style-name="ectt-1200">06-01</text:span><text:span text:style-name="ectt-1200"><text:s/>11:21:26</text:span><text:span text:style-name="ectt-1200"><text:s/>WARN</text:span><text:span text:style-name="ectt-1200"><text:s/></text:span><text:span text:style-name="ectt-1200"><text:s/>(7063:conf.c:77)</text:span><text:span text:style-name="ectt-1200"><text:s/>---file[test_profile.conf],mtime[2012-06-01</text:span><text:span text:style-name="ectt-1200"><text:s/>11:20:44]---</text:span><text:span text:style-name="ectt-1200"><text:s/></text:span>
      </text:p>
          <!--l. 2525
-->
          <text:p text:style-name="dd"><text:span text:style-name="ectt-1200">06-01</text:span><text:span text:style-name="ectt-1200"><text:s/>11:21:26</text:span><text:span text:style-name="ectt-1200"><text:s/>WARN</text:span><text:span text:style-name="ectt-1200"><text:s/></text:span><text:span text:style-name="ectt-1200"><text:s/>(7063:conf.c:78)</text:span><text:span text:style-name="ectt-1200"><text:s/>---strict</text:span><text:span text:style-name="ectt-1200"><text:s/>init[1]---</text:span><text:span text:style-name="ectt-1200"><text:s/></text:span>
      </text:p>
          <!--l. 2527
-->
          <text:p text:style-name="dd"><text:span text:style-name="ectt-1200">06-01</text:span><text:span text:style-name="ectt-1200"><text:s/>11:21:26</text:span><text:span text:style-name="ectt-1200"><text:s/>WARN</text:span><text:span text:style-name="ectt-1200"><text:s/></text:span><text:span text:style-name="ectt-1200"><text:s/>(7063:conf.c:79)</text:span><text:span text:style-name="ectt-1200"><text:s/>---buffer</text:span><text:span text:style-name="ectt-1200"><text:s/>min[1024]---</text:span><text:span text:style-name="ectt-1200"><text:s/></text:span>
      </text:p>
          <!--l. 2529
-->
          <text:p text:style-name="dd"><text:span text:style-name="ectt-1200">06-01</text:span><text:span text:style-name="ectt-1200"><text:s/>11:21:26</text:span><text:span text:style-name="ectt-1200"><text:s/>WARN</text:span><text:span text:style-name="ectt-1200"><text:s/></text:span><text:span text:style-name="ectt-1200"><text:s/>(7063:conf.c:80)</text:span><text:span text:style-name="ectt-1200"><text:s/>---buffer</text:span><text:span text:style-name="ectt-1200"><text:s/>max[2097152]---</text:span><text:span text:style-name="ectt-1200"><text:s/></text:span>
      </text:p>
          <!--l. 2531
-->
          <text:p text:style-name="dd"><text:span text:style-name="ectt-1200">06-01</text:span><text:span text:style-name="ectt-1200"><text:s/>11:21:26</text:span><text:span text:style-name="ectt-1200"><text:s/>WARN</text:span><text:span text:style-name="ectt-1200"><text:s/></text:span><text:span text:style-name="ectt-1200"><text:s/>(7063:conf.c:82)</text:span><text:span text:style-name="ectt-1200"><text:s/>---default_format---</text:span><text:span text:style-name="ectt-1200"><text:s/></text:span>
      </text:p>
          <!--l. 2533
-->
          <text:p text:style-name="dd"><text:span text:style-name="ectt-1200">06-01</text:span><text:span text:style-name="ectt-1200"><text:s/>11:21:26</text:span><text:span text:style-name="ectt-1200"><text:s/>WARN</text:span><text:span text:style-name="ectt-1200"><text:s/></text:span><text:span text:style-name="ectt-1200"><text:s/>(7063:format.c:48)</text:span><text:span text:style-name="ectt-1200"><text:s/>---format[0x235ef60][default</text:span><text:span text:style-name="ectt-1200"><text:s/>=</text:span><text:span text:style-name="ectt-1200"><text:s/>%d(%F</text:span><text:span text:style-name="ectt-1200"><text:s/>%T)</text:span><text:span text:style-name="ectt-1200"><text:s/>%V</text:span><text:span text:style-name="ectt-1200"><text:s/>[%p:%F:%L]</text:span><text:span text:style-name="ectt-1200"><text:s/>%m%n(0x233b810)]---</text:span><text:span text:style-name="ectt-1200"><text:s/></text:span>
      </text:p>
          <!--l. 2535
-->
          <text:p text:style-name="dd"><text:span text:style-name="ectt-1200">06-01</text:span><text:span text:style-name="ectt-1200"><text:s/>11:21:26</text:span><text:span text:style-name="ectt-1200"><text:s/>WARN</text:span><text:span text:style-name="ectt-1200"><text:s/></text:span><text:span text:style-name="ectt-1200"><text:s/>(7063:conf.c:85)</text:span><text:span text:style-name="ectt-1200"><text:s/>---file</text:span><text:span text:style-name="ectt-1200"><text:s/>perms[0600]---</text:span><text:span text:style-name="ectt-1200"><text:s/></text:span>
      </text:p>
          <!--l. 2537
-->
          <text:p text:style-name="dd"><text:span text:style-name="ectt-1200">06-01</text:span><text:span text:style-name="ectt-1200"><text:s/>11:21:26</text:span><text:span text:style-name="ectt-1200"><text:s/>WARN</text:span><text:span text:style-name="ectt-1200"><text:s/></text:span><text:span text:style-name="ectt-1200"><text:s/>(7063:conf.c:87)</text:span><text:span text:style-name="ectt-1200"><text:s/>---rotate</text:span><text:span text:style-name="ectt-1200"><text:s/>lock</text:span><text:span text:style-name="ectt-1200"><text:s/>file[/tmp/zlog.lock]---</text:span><text:span text:style-name="ectt-1200"><text:s/></text:span>
      </text:p>
          <!--l. 2539
-->
          <text:p text:style-name="dd"><text:span text:style-name="ectt-1200">06-01</text:span><text:span text:style-name="ectt-1200"><text:s/>11:21:26</text:span><text:span text:style-name="ectt-1200"><text:s/>WARN</text:span><text:span text:style-name="ectt-1200"><text:s/></text:span><text:span text:style-name="ectt-1200"><text:s/>(7063:rotater.c:48)</text:span><text:span text:style-name="ectt-1200"><text:s/>--rotater[0x233b7d0][0x233b7d0,/tmp/zlog.lock,4]--</text:span><text:span text:style-name="ectt-1200"><text:s/></text:span>
      </text:p>
          <!--l. 2541
-->
          <text:p text:style-name="dd"><text:span text:style-name="ectt-1200">06-01</text:span><text:span text:style-name="ectt-1200"><text:s/>11:21:26</text:span><text:span text:style-name="ectt-1200"><text:s/>WARN</text:span><text:span text:style-name="ectt-1200"><text:s/></text:span><text:span text:style-name="ectt-1200"><text:s/>(7063:level_list.c:37)</text:span><text:span text:style-name="ectt-1200"><text:s/>--level_list[0x2335490]--</text:span><text:span text:style-name="ectt-1200"><text:s/></text:span>
      </text:p>
          <!--l. 2543
-->
          <text:p text:style-name="dd"><text:span text:style-name="ectt-1200">06-01</text:span><text:span text:style-name="ectt-1200"><text:s/>11:21:26</text:span><text:span text:style-name="ectt-1200"><text:s/>WARN</text:span><text:span text:style-name="ectt-1200"><text:s/></text:span><text:span text:style-name="ectt-1200"><text:s/>(7063:level.c:37)</text:span><text:span text:style-name="ectt-1200"><text:s/>---level[0x23355c0][0,*,*,1,6]---</text:span><text:span text:style-name="ectt-1200"><text:s/></text:span>
      </text:p>
          <!--l. 2545
-->
          <text:p text:style-name="dd"><text:span text:style-name="ectt-1200">06-01</text:span><text:span text:style-name="ectt-1200"><text:s/>11:21:26</text:span><text:span text:style-name="ectt-1200"><text:s/>WARN</text:span><text:span text:style-name="ectt-1200"><text:s/></text:span><text:span text:style-name="ectt-1200"><text:s/>(7063:level.c:37)</text:span><text:span text:style-name="ectt-1200"><text:s/>---level[0x23375e0][20,DEBUG,debug,5,7]---</text:span><text:span text:style-name="ectt-1200"><text:s/></text:span>
      </text:p>
          <!--l. 2547
-->
          <text:p text:style-name="dd"><text:span text:style-name="ectt-1200">06-01</text:span><text:span text:style-name="ectt-1200"><text:s/>11:21:26</text:span><text:span text:style-name="ectt-1200"><text:s/>WARN</text:span><text:span text:style-name="ectt-1200"><text:s/></text:span><text:span text:style-name="ectt-1200"><text:s/>(7063:level.c:37)</text:span><text:span text:style-name="ectt-1200"><text:s/>---level[0x2339600][40,INFO,info,4,6]---</text:span><text:span text:style-name="ectt-1200"><text:s/></text:span>
      </text:p>
          <!--l. 2549
-->
          <text:p text:style-name="dd"><text:span text:style-name="ectt-1200">06-01</text:span><text:span text:style-name="ectt-1200"><text:s/>11:21:26</text:span><text:span text:style-name="ectt-1200"><text:s/>WARN</text:span><text:span text:style-name="ectt-1200"><text:s/></text:span><text:span text:style-name="ectt-1200"><text:s/>(7063:level.c:37)</text:span><text:span text:style-name="ectt-1200"><text:s/>---level[0x233b830][60,NOTICE,notice,6,5]---</text:span><text:span text:style-name="ectt-1200"><text:s/></text:span>
      </text:p>
          <!--l. 2551
-->
          <text:p text:style-name="dd"><text:span text:style-name="ectt-1200">06-01</text:span><text:span text:style-name="ectt-1200"><text:s/>11:21:26</text:span><text:span text:style-name="ectt-1200"><text:s/>WARN</text:span><text:span text:style-name="ectt-1200"><text:s/></text:span><text:span text:style-name="ectt-1200"><text:s/>(7063:level.c:37)</text:span><text:span text:style-name="ectt-1200"><text:s/>---level[0x233d850][80,WARN,warn,4,4]---</text:span><text:span text:style-name="ectt-1200"><text:s/></text:span>
      </text:p>
          <!--l. 2553
-->
          <text:p text:style-name="dd"><text:span text:style-name="ectt-1200">06-01</text:span><text:span text:style-name="ectt-1200"><text:s/>11:21:26</text:span><text:span text:style-name="ectt-1200"><text:s/>WARN</text:span><text:span text:style-name="ectt-1200"><text:s/></text:span><text:span text:style-name="ectt-1200"><text:s/>(7063:level.c:37)</text:span><text:span text:style-name="ectt-1200"><text:s/>---level[0x233fc80][100,ERROR,error,5,3]---</text:span></text:p>
        </text:list-item>
      </text:list>
      <!--l. 2556
-->
      <text:p text:style-name="Text-body">
   </text:p>
      <!--end of section
-->
      <!--start of section
-->
      <text:h text:style-name="Heading-2" text:outline-level="2"><text:span text:style-name="section">7.3    </text:span><t4htlink href="#QQ2-1-39" name="x1-390007.3"/>User-defined Level</text:h>
      <!--l. 2558
-->
      <text:p text:style-name="Text-body">Here are all the steps to define your own levels.
      </text:p>
      <text:list text:style-name="Enumerate">
        <text:list-item>
          <text:p text:style-name="Inside-enumerate">Define levels in the configuration file.
      </text:p>
          <text:p text:style-name="Inside-enumerate">
           </text:p>
          <text:list text:style-name="list" text:name="list">
            <text:list-item>
              <text:h text:style-name="dt">
           </text:h>
              <!--l. 2562
-->
              <text:p text:style-name="dd"><text:span text:style-name="ectt-1200">$</text:span><text:span text:style-name="ectt-1200"><text:s/>cat</text:span><text:span text:style-name="ectt-1200"><text:s/>$(top_builddir)/test/test_level.conf</text:span>
           </text:p>
              <!--l. 2565
-->
              <text:p text:style-name="dd"><text:span text:style-name="ectt-1200">[global]</text:span>
           </text:p>
              <!--l. 2567
-->
              <text:p text:style-name="dd"><text:span text:style-name="ectt-1200">default</text:span><text:span text:style-name="ectt-1200"><text:s/>format</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V</text:span><text:span text:style-name="ectt-1200"><text:s/>%v</text:span><text:span text:style-name="ectt-1200"><text:s/>%m%n"</text:span>
           </text:p>
              <!--l. 2569
-->
              <text:p text:style-name="dd"><text:span text:style-name="ectt-1200">[levels]</text:span>
           </text:p>
              <!--l. 2571
-->
              <text:p text:style-name="dd"><text:span text:style-name="ectt-1200">TRACE</text:span><text:span text:style-name="ectt-1200"><text:s/>=</text:span><text:span text:style-name="ectt-1200"><text:s/>30,</text:span><text:span text:style-name="ectt-1200"><text:s/>LOG_DEBUG</text:span>
                                                                                  
                                                                                  
           </text:p>
              <!--l. 2573
-->
              <text:p text:style-name="dd"><text:span text:style-name="ectt-1200">[rules]</text:span>
           </text:p>
              <!--l. 2575
-->
              <text:p text:style-name="dd"><text:span text:style-name="ectt-1200">my_cat.TRACE</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gt;stdout;</text:span></text:p>
            </text:list-item>
          </text:list>
          <text:p text:style-name="Inside-enumerate">The internal default levels are (no need to write them in the conf file):
      </text:p>
          <text:p text:style-name="Inside-enumerate">
           </text:p>
          <text:list text:style-name="list" text:name="list">
            <text:list-item>
              <text:h text:style-name="dt">
           </text:h>
              <!--l. 2579
-->
              <text:p text:style-name="dd"><text:span text:style-name="ectt-1200">DEBUG</text:span><text:span text:style-name="ectt-1200"><text:s/>=</text:span><text:span text:style-name="ectt-1200"><text:s/>20,</text:span><text:span text:style-name="ectt-1200"><text:s/>LOG_DEBUG</text:span>
           </text:p>
              <!--l. 2582
-->
              <text:p text:style-name="dd"><text:span text:style-name="ectt-1200">INFO</text:span><text:span text:style-name="ectt-1200"><text:s/>=</text:span><text:span text:style-name="ectt-1200"><text:s/>40,</text:span><text:span text:style-name="ectt-1200"><text:s/>LOG_INFO</text:span>
           </text:p>
              <!--l. 2584
-->
              <text:p text:style-name="dd"><text:span text:style-name="ectt-1200">NOTICE</text:span><text:span text:style-name="ectt-1200"><text:s/>=</text:span><text:span text:style-name="ectt-1200"><text:s/>60,</text:span><text:span text:style-name="ectt-1200"><text:s/>LOG_NOTICE</text:span>
           </text:p>
              <!--l. 2586
-->
              <text:p text:style-name="dd"><text:span text:style-name="ectt-1200">WARN</text:span><text:span text:style-name="ectt-1200"><text:s/>=</text:span><text:span text:style-name="ectt-1200"><text:s/>80,</text:span><text:span text:style-name="ectt-1200"><text:s/>LOG_WARNING</text:span>
           </text:p>
              <!--l. 2588
-->
              <text:p text:style-name="dd"><text:span text:style-name="ectt-1200">ERROR</text:span><text:span text:style-name="ectt-1200"><text:s/>=</text:span><text:span text:style-name="ectt-1200"><text:s/>100,</text:span><text:span text:style-name="ectt-1200"><text:s/>LOG_ERR</text:span>
           </text:p>
              <!--l. 2590
-->
              <text:p text:style-name="dd"><text:span text:style-name="ectt-1200">FATAL</text:span><text:span text:style-name="ectt-1200"><text:s/>=</text:span><text:span text:style-name="ectt-1200"><text:s/>120,</text:span><text:span text:style-name="ectt-1200"><text:s/>LOG_ALERT</text:span>
           </text:p>
              <!--l. 2592
-->
              <text:p text:style-name="dd"><text:span text:style-name="ectt-1200">UNKNOWN</text:span><text:span text:style-name="ectt-1200"><text:s/>=</text:span><text:span text:style-name="ectt-1200"><text:s/>254,</text:span><text:span text:style-name="ectt-1200"><text:s/>LOG_ERR</text:span></text:p>
            </text:list-item>
          </text:list>
          <text:p text:style-name="Inside-enumerate">In zlog, an integer(30) and a level string(TRACE) represent a level. Note that this
      integer must be in [1,253], any other number is illegal. Higher numbers are more
      important. TRACE is more important than DEBUG(30&gt;20), and less important
      than INFO(30&lt;40). After the definition, TRACE can be used in rule of configure
      file. This sentence
      </text:p>
          <text:p text:style-name="Inside-enumerate">
           </text:p>
          <text:list text:style-name="list" text:name="list">
            <text:list-item>
              <text:h text:style-name="dt">
           </text:h>
              <!--l. 2599
-->
              <text:p text:style-name="dd"><text:span text:style-name="ectt-1200">my_cat.TRACE</text:span>
           <text:span text:style-name="ectt-1200">&gt;stdout;</text:span><text:span text:style-name="ectt-1200"><text:s/></text:span></text:p>
            </text:list-item>
          </text:list>
          <text:p text:style-name="Inside-enumerate">means that level &gt;= TRACE, which is TRACE, INFO, NOTICE, WARN, ERROR,
      FATAL will be written to standard output.
      </text:p>
          <text:p text:style-name="Inside-enumerate">The conversion charactor %V of format string generates the uppercase
      value of the level string and %v generates the lowercase value of the level
      string.
      </text:p>
          <text:p text:style-name="Inside-enumerate">In the level definition LOG_DEBUG means when using &gt;syslog in a rule, all
      TRACE log will output as syslog’ s LOG_DEBUG level.
                                                                                  
                                                                                  
      </text:p>
        </text:list-item>
        <text:list-item>
          <text:p text:style-name="Inside-enumerate">Using the new log level in source file, the direct way is like this
      </text:p>
          <text:p text:style-name="Inside-enumerate">
           </text:p>
          <text:list text:style-name="list" text:name="list">
            <text:list-item>
              <text:h text:style-name="dt">
           </text:h>
              <!--l. 2613
-->
              <text:p text:style-name="dd"><text:span text:style-name="ectt-1200">zlog(cat,</text:span><text:span text:style-name="ectt-1200"><text:s/>__FILE__,</text:span><text:span text:style-name="ectt-1200"><text:s/>sizeof(__FILE__)-1,</text:span><text:span text:style-name="ectt-1200"><text:s/>\</text:span>
           </text:p>
              <!--l. 2616
-->
              <text:p text:style-name="dd"><text:span text:style-name="ectt-1200">__func__,</text:span><text:span text:style-name="ectt-1200"><text:s/>sizeof(__func__)-1,__LINE__,</text:span><text:span text:style-name="ectt-1200"><text:s/>\</text:span>
           </text:p>
              <!--l. 2618
-->
              <text:p text:style-name="dd"><text:span text:style-name="ectt-1200">30,</text:span><text:span text:style-name="ectt-1200"><text:s/>"test</text:span><text:span text:style-name="ectt-1200"><text:s/>%d",</text:span><text:span text:style-name="ectt-1200"><text:s/>1);</text:span></text:p>
            </text:list-item>
          </text:list>
          <text:p text:style-name="Inside-enumerate">For easy use, create a .h file
      </text:p>
          <text:p text:style-name="Inside-enumerate">
           </text:p>
          <text:list text:style-name="list" text:name="list">
            <text:list-item>
              <text:h text:style-name="dt">
           </text:h>
              <!--l. 2621
-->
              <text:p text:style-name="dd"><text:span text:style-name="ectt-1200">$</text:span><text:span text:style-name="ectt-1200"><text:s/>cat</text:span><text:span text:style-name="ectt-1200"><text:s/>$(top_builddir)/test/test_level.h</text:span>
           </text:p>
              <!--l. 2624
-->
              <text:p text:style-name="dd"><text:span text:style-name="ectt-1200">#ifndef</text:span><text:span text:style-name="ectt-1200"><text:s/>__test_level_h</text:span>
           </text:p>
              <!--l. 2626
-->
              <text:p text:style-name="dd"><text:span text:style-name="ectt-1200">#define</text:span><text:span text:style-name="ectt-1200"><text:s/>__test_level_h</text:span>
           </text:p>
              <!--l. 2628
-->
              <text:p text:style-name="dd"><text:span text:style-name="ectt-1200"><text:s/></text:span>
           </text:p>
              <!--l. 2630
-->
              <text:p text:style-name="dd"><text:span text:style-name="ectt-1200">#include</text:span><text:span text:style-name="ectt-1200"><text:s/>"zlog.h"</text:span>
           </text:p>
              <!--l. 2632
-->
              <text:p text:style-name="dd"><text:span text:style-name="ectt-1200"><text:s/></text:span>
           </text:p>
              <!--l. 2634
-->
              <text:p text:style-name="dd"><text:span text:style-name="ectt-1200">enum</text:span><text:span text:style-name="ectt-1200"><text:s/>{</text:span><text:span text:style-name="ectt-1200"><text:s/></text:span>
           </text:p>
              <!--l. 2636
-->
              <text:p text:style-name="dd">
               </text:p>
              <text:list text:style-name="list" text:name="list">
                <text:list-item>
                  <text:h text:style-name="dt">
               </text:h>
                  <!--l. 2636
-->
                  <text:p text:style-name="dd"><text:span text:style-name="ectt-1200">ZLOG_LEVEL_TRACE</text:span><text:span text:style-name="ectt-1200"><text:s/>=</text:span><text:span text:style-name="ectt-1200"><text:s/>30,</text:span>
               </text:p>
                  <!--l. 2639
-->
                  <text:p text:style-name="dd"><text:span text:style-name="ectt-1200">/*</text:span><text:span text:style-name="ectt-1200"><text:s/>must</text:span><text:span text:style-name="ectt-1200"><text:s/>equals</text:span><text:span text:style-name="ectt-1200"><text:s/>conf</text:span><text:span text:style-name="ectt-1200"><text:s/>file</text:span><text:span text:style-name="ectt-1200"><text:s/>setting</text:span><text:span text:style-name="ectt-1200"><text:s/>*/</text:span><text:span text:style-name="ectt-1200"><text:s/></text:span></text:p>
                </text:list-item>
              </text:list>
              <!--l. 2641
-->
              <text:p text:style-name="dd"><text:span text:style-name="ectt-1200">};</text:span>
           </text:p>
              <!--l. 2643
-->
              <text:p text:style-name="dd"><text:span text:style-name="ectt-1200">#define</text:span><text:span text:style-name="ectt-1200"><text:s/>zlog_trace(cat,</text:span><text:span text:style-name="ectt-1200"><text:s/>format,</text:span><text:span text:style-name="ectt-1200"><text:s/>...)</text:span><text:span text:style-name="ectt-1200"><text:s/>\</text:span>
           </text:p>
              <!--l. 2645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zlog(cat,</text:span><text:span text:style-name="ectt-1200"><text:s/>__FILE__,</text:span><text:span text:style-name="ectt-1200"><text:s/>sizeof(__FILE__)-1,</text:span><text:span text:style-name="ectt-1200"><text:s/>\</text:span>
           </text:p>
              <!--l. 2647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__func__,</text:span><text:span text:style-name="ectt-1200"><text:s/>sizeof(__func__)-1,</text:span><text:span text:style-name="ectt-1200"><text:s/>__LINE__,</text:span><text:span text:style-name="ectt-1200"><text:s/>\</text:span>
           </text:p>
              <!--l. 2649
-->
              <text:p text:style-name="dd"><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text:span><text:span text:style-name="ectt-1200"><text:s/>ZLOG_LEVEL_TRACE,</text:span><text:span text:style-name="ectt-1200"><text:s/>format,</text:span><text:span text:style-name="ectt-1200"><text:s/>##</text:span><text:span text:style-name="ectt-1200"><text:s/>__VA_ARGS__)</text:span><text:span text:style-name="ectt-1200"><text:s/></text:span>
           </text:p>
              <!--l. 2651
-->
              <text:p text:style-name="dd"><text:span text:style-name="ectt-1200">#endif</text:span></text:p>
            </text:list-item>
          </text:list>
        </text:list-item>
        <text:list-item>
          <text:p text:style-name="Inside-enumerate">Then zlog_trace can be used int .c file
      </text:p>
          <text:p text:style-name="Inside-enumerate">
           </text:p>
          <text:list text:style-name="list" text:name="list">
            <text:list-item>
              <text:h text:style-name="dt">
           </text:h>
              <!--l. 2655
-->
              <text:p text:style-name="dd"><text:span text:style-name="ectt-1200">$</text:span><text:span text:style-name="ectt-1200"><text:s/>cat</text:span><text:span text:style-name="ectt-1200"><text:s/>$(top_builddir)/test/test_level.c</text:span>
           </text:p>
              <!--l. 2658
-->
              <text:p text:style-name="dd"><text:span text:style-name="ectt-1200">#include</text:span><text:span text:style-name="ectt-1200"><text:s/>&lt;stdio.h&gt;</text:span><text:span text:style-name="ectt-1200"><text:s/></text:span>
           </text:p>
              <!--l. 2660
-->
              <text:p text:style-name="dd"><text:span text:style-name="ectt-1200">#include</text:span><text:span text:style-name="ectt-1200"><text:s/>"test_level.h"</text:span>
           </text:p>
              <!--l. 2662
-->
              <text:p text:style-name="dd"><text:span text:style-name="ectt-1200">int</text:span><text:span text:style-name="ectt-1200"><text:s/>main(int</text:span><text:span text:style-name="ectt-1200"><text:s/>argc,</text:span><text:span text:style-name="ectt-1200"><text:s/>char**</text:span><text:span text:style-name="ectt-1200"><text:s/>argv)</text:span>
           </text:p>
              <!--l. 2664
-->
              <text:p text:style-name="dd"><text:span text:style-name="ectt-1200">{</text:span><text:span text:style-name="ectt-1200"><text:s/></text:span>
           </text:p>
              <!--l. 2666
-->
              <text:p text:style-name="dd">
               </text:p>
              <text:list text:style-name="list" text:name="list">
                <text:list-item>
                  <text:h text:style-name="dt">
               </text:h>
                  <!--l. 2666
-->
                  <text:p text:style-name="dd"><text:span text:style-name="ectt-1200">int</text:span><text:span text:style-name="ectt-1200"><text:s/>rc;</text:span>
               </text:p>
                  <!--l. 2669
-->
                  <text:p text:style-name="dd"><text:span text:style-name="ectt-1200">zlog_category_t</text:span><text:span text:style-name="ectt-1200"><text:s/>*zc;</text:span>
               </text:p>
                  <!--l. 2671
-->
                  <text:p text:style-name="dd"><text:span text:style-name="ectt-1200"><text:s/></text:span>
               </text:p>
                  <!--l. 2673
-->
                  <text:p text:style-name="dd"><text:span text:style-name="ectt-1200">rc</text:span><text:span text:style-name="ectt-1200"><text:s/>=</text:span><text:span text:style-name="ectt-1200"><text:s/>zlog_init("test_level.conf");</text:span>
               </text:p>
                  <!--l. 2675
-->
                  <text:p text:style-name="dd"><text:span text:style-name="ectt-1200">if</text:span><text:span text:style-name="ectt-1200"><text:s/>(rc)</text:span><text:span text:style-name="ectt-1200"><text:s/>{</text:span><text:span text:style-name="ectt-1200"><text:s/></text:span>
               </text:p>
                  <!--l. 2677
-->
                  <text:p text:style-name="dd">
                   </text:p>
                  <text:list text:style-name="list" text:name="list">
                    <text:list-item>
                      <text:h text:style-name="dt">
                   </text:h>
                      <!--l. 2677
-->
                      <text:p text:style-name="dd"><text:span text:style-name="ectt-1200">printf("init</text:span><text:span text:style-name="ectt-1200"><text:s/>failed\n");</text:span>
                   </text:p>
                      <!--l. 2680
-->
                      <text:p text:style-name="dd"><text:span text:style-name="ectt-1200">return</text:span><text:span text:style-name="ectt-1200"><text:s/>-1;</text:span></text:p>
                    </text:list-item>
                  </text:list>
                  <!--l. 2682
-->
                  <text:p text:style-name="dd"><text:span text:style-name="ectt-1200">}</text:span>
               </text:p>
                  <!--l. 2684
-->
                  <text:p text:style-name="dd"><text:span text:style-name="ectt-1200">zc</text:span><text:span text:style-name="ectt-1200"><text:s/>=</text:span><text:span text:style-name="ectt-1200"><text:s/>zlog_get_category("my_cat");</text:span>
               </text:p>
                  <!--l. 2686
-->
                  <text:p text:style-name="dd"><text:span text:style-name="ectt-1200">if</text:span><text:span text:style-name="ectt-1200"><text:s/>(!zc)</text:span><text:span text:style-name="ectt-1200"><text:s/>{</text:span><text:span text:style-name="ectt-1200"><text:s/></text:span>
               </text:p>
                  <!--l. 2688
-->
                  <text:p text:style-name="dd">
                   </text:p>
                  <text:list text:style-name="list" text:name="list">
                    <text:list-item>
                      <text:h text:style-name="dt">
                   </text:h>
                      <!--l. 2688
-->
                      <text:p text:style-name="dd"><text:span text:style-name="ectt-1200">printf("get</text:span><text:span text:style-name="ectt-1200"><text:s/>cat</text:span><text:span text:style-name="ectt-1200"><text:s/>fail\n");</text:span>
                   </text:p>
                      <!--l. 2691
-->
                      <text:p text:style-name="dd"><text:span text:style-name="ectt-1200">zlog_fini();</text:span>
                                                                                  
                                                                                  
                   </text:p>
                      <!--l. 2693
-->
                      <text:p text:style-name="dd"><text:span text:style-name="ectt-1200">return</text:span><text:span text:style-name="ectt-1200"><text:s/>-2;</text:span></text:p>
                    </text:list-item>
                  </text:list>
                  <!--l. 2695
-->
                  <text:p text:style-name="dd"><text:span text:style-name="ectt-1200">}</text:span>
               </text:p>
                  <!--l. 2697
-->
                  <text:p text:style-name="dd"><text:span text:style-name="ectt-1200">zlog_trace(zc,</text:span><text:span text:style-name="ectt-1200"><text:s/>"hello,</text:span><text:span text:style-name="ectt-1200"><text:s/>zlog</text:span><text:span text:style-name="ectt-1200"><text:s/>-</text:span><text:span text:style-name="ectt-1200"><text:s/>trace");</text:span>
               </text:p>
                  <!--l. 2699
-->
                  <text:p text:style-name="dd"><text:span text:style-name="ectt-1200">zlog_debug(zc,</text:span><text:span text:style-name="ectt-1200"><text:s/>"hello,</text:span><text:span text:style-name="ectt-1200"><text:s/>zlog</text:span><text:span text:style-name="ectt-1200"><text:s/>-</text:span><text:span text:style-name="ectt-1200"><text:s/>debug");</text:span>
               </text:p>
                  <!--l. 2701
-->
                  <text:p text:style-name="dd"><text:span text:style-name="ectt-1200">zlog_info(zc,</text:span><text:span text:style-name="ectt-1200"><text:s/>"hello,</text:span><text:span text:style-name="ectt-1200"><text:s/>zlog</text:span><text:span text:style-name="ectt-1200"><text:s/>-</text:span><text:span text:style-name="ectt-1200"><text:s/>info");</text:span>
               </text:p>
                  <!--l. 2703
-->
                  <text:p text:style-name="dd"><text:span text:style-name="ectt-1200">zlog_fini();</text:span><text:span text:style-name="ectt-1200"><text:s/></text:span>
               </text:p>
                  <!--l. 2705
-->
                  <text:p text:style-name="dd"><text:span text:style-name="ectt-1200">return</text:span><text:span text:style-name="ectt-1200"><text:s/>0;</text:span></text:p>
                </text:list-item>
              </text:list>
              <!--l. 2707
-->
              <text:p text:style-name="dd"><text:span text:style-name="ectt-1200">}</text:span><text:span text:style-name="ectt-1200"><text:s/></text:span></text:p>
            </text:list-item>
          </text:list>
        </text:list-item>
        <text:list-item>
          <text:p text:style-name="Inside-enumerate">Now we can see the output
      </text:p>
          <text:p text:style-name="Inside-enumerate">
           </text:p>
          <text:list text:style-name="list" text:name="list">
            <text:list-item>
              <text:h text:style-name="dt">
           </text:h>
              <!--l. 2711
-->
              <text:p text:style-name="dd"><text:span text:style-name="ectt-1200">$</text:span><text:span text:style-name="ectt-1200"><text:s/>./test_level</text:span>
           </text:p>
              <!--l. 2714
-->
              <text:p text:style-name="dd"><text:span text:style-name="ectt-1200">TRACE</text:span><text:span text:style-name="ectt-1200"><text:s/>trace</text:span><text:span text:style-name="ectt-1200"><text:s/>hello,</text:span><text:span text:style-name="ectt-1200"><text:s/>zlog</text:span><text:span text:style-name="ectt-1200"><text:s/>-</text:span><text:span text:style-name="ectt-1200"><text:s/>trace</text:span><text:span text:style-name="ectt-1200"><text:s/></text:span>
           </text:p>
              <!--l. 2716
-->
              <text:p text:style-name="dd"><text:span text:style-name="ectt-1200">INFO</text:span><text:span text:style-name="ectt-1200"><text:s/>info</text:span><text:span text:style-name="ectt-1200"><text:s/>hello,</text:span><text:span text:style-name="ectt-1200"><text:s/>zlog</text:span><text:span text:style-name="ectt-1200"><text:s/>-</text:span><text:span text:style-name="ectt-1200"><text:s/>info</text:span><text:span text:style-name="ectt-1200"><text:s/></text:span></text:p>
            </text:list-item>
          </text:list>
          <text:p text:style-name="Inside-enumerate">That’s just what we expect. The configuration file only allows &gt;=TRACE
      ouput to screen. And %V and %v work as well.</text:p>
        </text:list-item>
      </text:list>
      <!--l. 2722
-->
      <text:p text:style-name="Text-body">
   </text:p>
      <!--end of section
-->
      <!--start of section
-->
      <text:h text:style-name="Heading-2" text:outline-level="2"><text:span text:style-name="section">7.4    </text:span><t4htlink href="#QQ2-1-40" name="x1-400007.4"/>User-defined Output</text:h>
      <!--l. 2724
-->
      <text:p text:style-name="Text-body">The goal of user-defined output is that zlog gives up some rights. zlog is only responsible
for generating path and message dynamically as per the user’s configuration, but leaves
the log output, rotate and cleanup actions for the user to specify. You can do what ever
you want by setting a function to special rules. Here are the steps to define your own
output function.
      </text:p>
      <text:list text:style-name="Enumerate">
        <text:list-item>
          <text:p text:style-name="Inside-enumerate">Define output in rules of configure file.
      </text:p>
          <text:p text:style-name="Inside-enumerate">
                                                                                  
                                                                                  
           </text:p>
          <text:list text:style-name="list" text:name="list">
            <text:list-item>
              <text:h text:style-name="dt">
           </text:h>
              <!--l. 2733
-->
              <text:p text:style-name="dd"><text:span text:style-name="ectt-1200">$</text:span><text:span text:style-name="ectt-1200"><text:s/>cat</text:span><text:span text:style-name="ectt-1200"><text:s/>test_record.conf</text:span>
           </text:p>
              <!--l. 2736
-->
              <text:p text:style-name="dd"><text:span text:style-name="ectt-1200">[formats]</text:span>
           </text:p>
              <!--l. 2738
-->
              <text:p text:style-name="dd"><text:span text:style-name="ectt-1200">simple</text:span><text:span text:style-name="ectt-1200"><text:s/>=</text:span><text:span text:style-name="ectt-1200"><text:s/>"%m%n"</text:span>
           </text:p>
              <!--l. 2740
-->
              <text:p text:style-name="dd"><text:span text:style-name="ectt-1200">[rules]</text:span>
           </text:p>
              <!--l. 2742
-->
              <text:p text:style-name="dd"><text:span text:style-name="ectt-1200">my_cat.*</text:span><text:span text:style-name="ectt-1200"><text:s/></text:span><text:span text:style-name="ectt-1200"><text:s/></text:span><text:span text:style-name="ectt-1200"><text:s/></text:span><text:span text:style-name="ectt-1200"><text:s/></text:span><text:span text:style-name="ectt-1200"><text:s/></text:span><text:span text:style-name="ectt-1200"><text:s/>$myoutput,</text:span><text:span text:style-name="ectt-1200"><text:s/>"</text:span><text:span text:style-name="ectt-1200"><text:s/>mypath</text:span><text:span text:style-name="ectt-1200"><text:s/>%c</text:span><text:span text:style-name="ectt-1200"><text:s/>%d";simple</text:span></text:p>
            </text:list-item>
          </text:list>
        </text:list-item>
        <text:list-item>
          <text:p text:style-name="Inside-enumerate">Set an output function for myoutput, then use it
      </text:p>
          <text:p text:style-name="Inside-enumerate">
           </text:p>
          <text:list text:style-name="list" text:name="list">
            <text:list-item>
              <text:h text:style-name="dt">
           </text:h>
              <!--l. 2746
-->
              <text:p text:style-name="dd"><text:span text:style-name="ectt-1200">#include</text:span><text:span text:style-name="ectt-1200"><text:s/>&lt;stdio.h&gt;</text:span>
           </text:p>
              <!--l. 2749
-->
              <text:p text:style-name="dd"><text:span text:style-name="ectt-1200">#include</text:span><text:span text:style-name="ectt-1200"><text:s/>"zlog.h"</text:span>
           </text:p>
              <!--l. 2751
-->
              <text:p text:style-name="dd"><text:span text:style-name="ectt-1200">int</text:span><text:span text:style-name="ectt-1200"><text:s/>output(zlog_msg_t</text:span><text:span text:style-name="ectt-1200"><text:s/>*msg)</text:span><text:span text:style-name="ectt-1200"><text:s/></text:span>
           </text:p>
              <!--l. 2753
-->
              <text:p text:style-name="dd"><text:span text:style-name="ectt-1200">{</text:span><text:span text:style-name="ectt-1200"><text:s/></text:span><text:span text:style-name="ectt-1200"><text:s/></text:span>
           </text:p>
              <!--l. 2755
-->
              <text:p text:style-name="dd">
               </text:p>
              <text:list text:style-name="list" text:name="list">
                <text:list-item>
                  <text:h text:style-name="dt">
               </text:h>
                  <!--l. 2755
-->
                  <text:p text:style-name="dd"><text:span text:style-name="ectt-1200">printf("[mystd]:[%s][%s][%ld]\n",</text:span><text:span text:style-name="ectt-1200"><text:s/>msg-&gt;path,</text:span><text:span text:style-name="ectt-1200"><text:s/>msg-&gt;buf,</text:span><text:span text:style-name="ectt-1200"><text:s/>(long)msg-&gt;len);</text:span><text:span text:style-name="ectt-1200"><text:s/></text:span>
               </text:p>
                  <!--l. 2758
-->
                  <text:p text:style-name="dd"><text:span text:style-name="ectt-1200">return</text:span><text:span text:style-name="ectt-1200"><text:s/>0;</text:span><text:span text:style-name="ectt-1200"><text:s/></text:span></text:p>
                </text:list-item>
              </text:list>
              <!--l. 2760
-->
              <text:p text:style-name="dd"><text:span text:style-name="ectt-1200">}</text:span><text:span text:style-name="ectt-1200"><text:s/></text:span>
           </text:p>
              <!--l. 2762
-->
              <text:p text:style-name="dd"><text:span text:style-name="ectt-1200"><text:s/></text:span>
           </text:p>
              <!--l. 2764
-->
              <text:p text:style-name="dd"><text:span text:style-name="ectt-1200">int</text:span><text:span text:style-name="ectt-1200"><text:s/>main(int</text:span><text:span text:style-name="ectt-1200"><text:s/>argc,</text:span><text:span text:style-name="ectt-1200"><text:s/>char**</text:span><text:span text:style-name="ectt-1200"><text:s/>argv)</text:span>
           </text:p>
              <!--l. 2766
-->
              <text:p text:style-name="dd"><text:span text:style-name="ectt-1200">{</text:span><text:span text:style-name="ectt-1200"><text:s/></text:span>
           </text:p>
              <!--l. 2768
-->
              <text:p text:style-name="dd">
               </text:p>
              <text:list text:style-name="list" text:name="list">
                <text:list-item>
                  <text:h text:style-name="dt">
               </text:h>
                  <!--l. 2768
-->
                  <text:p text:style-name="dd"><text:span text:style-name="ectt-1200">int</text:span><text:span text:style-name="ectt-1200"><text:s/>rc;</text:span>
               </text:p>
                  <!--l. 2771
-->
                  <text:p text:style-name="dd"><text:span text:style-name="ectt-1200">zlog_category_t</text:span><text:span text:style-name="ectt-1200"><text:s/>*zc;</text:span><text:span text:style-name="ectt-1200"><text:s/></text:span>
               </text:p>
                  <!--l. 2773
-->
                  <text:p text:style-name="dd">
                                                                                  
                                                                                  
                   </text:p>
                  <text:list text:style-name="list" text:name="list">
                    <text:list-item>
                      <text:h text:style-name="dt">
                   </text:h>
                      <!--l. 2773
-->
                      <text:p text:style-name="dd"><text:span text:style-name="ectt-1200">rc</text:span><text:span text:style-name="ectt-1200"><text:s/>=</text:span><text:span text:style-name="ectt-1200"><text:s/>zlog_init("test_record.conf");</text:span>
                   </text:p>
                      <!--l. 2776
-->
                      <text:p text:style-name="dd"><text:span text:style-name="ectt-1200">if</text:span><text:span text:style-name="ectt-1200"><text:s/>(rc)</text:span><text:span text:style-name="ectt-1200"><text:s/>{</text:span>
                   </text:p>
                      <!--l. 2778
-->
                      <text:p text:style-name="dd"><text:span text:style-name="ectt-1200">printf("init</text:span><text:span text:style-name="ectt-1200"><text:s/>failed\n");</text:span>
                   </text:p>
                      <!--l. 2780
-->
                      <text:p text:style-name="dd"><text:span text:style-name="ectt-1200">return</text:span><text:span text:style-name="ectt-1200"><text:s/>-1;</text:span></text:p>
                    </text:list-item>
                  </text:list>
                  <!--l. 2782
-->
                  <text:p text:style-name="dd"><text:span text:style-name="ectt-1200">}</text:span>
               </text:p>
                  <!--l. 2784
-->
                  <text:p text:style-name="dd"><text:span text:style-name="ectt-1200">zlog_set_record("myoutput",</text:span><text:span text:style-name="ectt-1200"><text:s/>output);</text:span>
               </text:p>
                  <!--l. 2786
-->
                  <text:p text:style-name="dd"><text:span text:style-name="ectt-1200">zc</text:span><text:span text:style-name="ectt-1200"><text:s/>=</text:span><text:span text:style-name="ectt-1200"><text:s/>zlog_get_category("my_cat");</text:span>
               </text:p>
                  <!--l. 2788
-->
                  <text:p text:style-name="dd"><text:span text:style-name="ectt-1200">if</text:span><text:span text:style-name="ectt-1200"><text:s/>(!zc)</text:span><text:span text:style-name="ectt-1200"><text:s/>{</text:span><text:span text:style-name="ectt-1200"><text:s/></text:span>
               </text:p>
                  <!--l. 2790
-->
                  <text:p text:style-name="dd">
                   </text:p>
                  <text:list text:style-name="list" text:name="list">
                    <text:list-item>
                      <text:h text:style-name="dt">
                   </text:h>
                      <!--l. 2790
-->
                      <text:p text:style-name="dd"><text:span text:style-name="ectt-1200">printf("get</text:span><text:span text:style-name="ectt-1200"><text:s/>cat</text:span><text:span text:style-name="ectt-1200"><text:s/>fail\n");</text:span>
                   </text:p>
                      <!--l. 2793
-->
                      <text:p text:style-name="dd"><text:span text:style-name="ectt-1200">zlog_fini();</text:span>
                   </text:p>
                      <!--l. 2795
-->
                      <text:p text:style-name="dd"><text:span text:style-name="ectt-1200">return</text:span><text:span text:style-name="ectt-1200"><text:s/>-2;</text:span></text:p>
                    </text:list-item>
                  </text:list>
                  <!--l. 2797
-->
                  <text:p text:style-name="dd"><text:span text:style-name="ectt-1200">}</text:span>
               </text:p>
                  <!--l. 2799
-->
                  <text:p text:style-name="dd"><text:span text:style-name="ectt-1200">zlog_info(zc,</text:span><text:span text:style-name="ectt-1200"><text:s/>"hello,</text:span><text:span text:style-name="ectt-1200"><text:s/>zlog");</text:span>
               </text:p>
                  <!--l. 2801
-->
                  <text:p text:style-name="dd"><text:span text:style-name="ectt-1200">zlog_fini();</text:span>
               </text:p>
                  <!--l. 2803
-->
                  <text:p text:style-name="dd"><text:span text:style-name="ectt-1200">return</text:span><text:span text:style-name="ectt-1200"><text:s/>0;</text:span></text:p>
                </text:list-item>
              </text:list>
              <!--l. 2805
-->
              <text:p text:style-name="dd"><text:span text:style-name="ectt-1200">}</text:span><text:span text:style-name="ectt-1200"><text:s/></text:span></text:p>
            </text:list-item>
          </text:list>
        </text:list-item>
        <text:list-item>
          <text:p text:style-name="Inside-enumerate">Now we can see how the user-defined output() works
      </text:p>
          <text:p text:style-name="Inside-enumerate">
           </text:p>
          <text:list text:style-name="list" text:name="list">
            <text:list-item>
              <text:h text:style-name="dt">
           </text:h>
              <!--l. 2809
-->
              <text:p text:style-name="dd"><text:span text:style-name="ectt-1200">$</text:span><text:span text:style-name="ectt-1200"><text:s/>./test_record</text:span><text:span text:style-name="ectt-1200"><text:s/></text:span><text:span text:style-name="ectt-1200"><text:s/></text:span>
           </text:p>
              <!--l. 2812
-->
              <text:p text:style-name="dd"><text:span text:style-name="ectt-1200">[mystd]:[</text:span><text:span text:style-name="ectt-1200"><text:s/>mypath</text:span><text:span text:style-name="ectt-1200"><text:s/>my_cat</text:span><text:span text:style-name="ectt-1200"><text:s/>2012-07-19</text:span><text:span text:style-name="ectt-1200"><text:s/>11:01:12][hello,</text:span><text:span text:style-name="ectt-1200"><text:s/>zlog</text:span>
           </text:p>
              <!--l. 2814
-->
              <text:p text:style-name="dd"><text:span text:style-name="ectt-1200">][12]</text:span><text:span text:style-name="ectt-1200"><text:s/></text:span></text:p>
            </text:list-item>
          </text:list>
          <text:p text:style-name="Inside-enumerate">As you can see, msglen is 12, and msg is formatted by zlog to contain a newline
      character.
                                                                                  
                                                                                  
      </text:p>
        </text:list-item>
        <text:list-item>
          <text:p text:style-name="Inside-enumerate">There are many other things you can do with user-defined output functions. As one
      user(flw@newsmth.net) provided:
      </text:p>
          <text:p text:style-name="Inside-enumerate">
           </text:p>
          <text:list text:style-name="Enumerate">
            <text:list-item>
              <text:p text:style-name="Inside-enumerate">Log name is foo.log
           </text:p>
            </text:list-item>
            <text:list-item>
              <text:p text:style-name="Inside-enumerate">If foo.log is larger than 100M, then generate a new logfile which contains
           all the contents of foo.log. And zlog truncates foo.log to 0 and re-appends
           to it when the next log happens.
           </text:p>
            </text:list-item>
            <text:list-item>
              <text:p text:style-name="Inside-enumerate">When the time is over 5 minutes after last logging, even if foo.log is not
           larger than 100M, zlog still jumps to a new file.
           </text:p>
            </text:list-item>
            <text:list-item>
              <text:p text:style-name="Inside-enumerate">The new file name should be defined by your own needs. For example add
           device number as prefix and time string as postfix.
           </text:p>
            </text:list-item>
            <text:list-item>
              <text:p text:style-name="Inside-enumerate">You  might  compress  the  new  log  file  to  save  disk  space  and  network
           bandwidth.</text:p>
            </text:list-item>
          </text:list>
          <text:p text:style-name="Inside-enumerate">I  wish  him  good  luck  trying  to  write  such  a  function  for  multi-process  or
      multi-thread cases!</text:p>
        </text:list-item>
      </text:list>
      <!--end of section
-->
      <!--end of chapter
-->
      <!--start of chapter
-->
      <text:p text:style-name="clearpage"/>
      <text:h text:style-name="Heading-1" text:outline-level="1"><text:span text:style-name="chapter">Chapter<text:s/>8 </text:span><text:line-break/><t4htlink href="#QQ2-1-41" name="x1-410008"/>Epilog</text:h>
      <text:section text:style-name="begin-end-env" text:name="begin-end-env-1">
        <text:p text:style-name="begin-env-p"/>
        <!--start verse
-->
        <text:p text:style-name="verse"> Here’s to alcohol, the cause of – and solution to – all life’s problems.
   </text:p>
        <!--end verse
-->
        <text:p text:style-name="end-env-p"/>
      </text:section>
      <!--l. 2843
-->
      <text:p text:style-name="Text-body"/>
      <table:table table:style-name="tabular">
        <!--table:table-column-group ???="TBL-8-1g"
-->
        <!--/table:table-column-group
-->
      </table:table>
      <!--end of chapter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LR11C" style:family="paragraph" style:parent-style-name="Standard">
      <style:paragraph-properties fo:padding-left="0.17cm" fo:padding-right="0.17cm" fo:wrap-option="no-wrap" fo:text-align="center" fo:border-left="0.01cm solid #000000" fo:border-right="0.01cm solid #000000" style:justify-single-word="false"/>
    </style:style>
    <style:style style:name="sty-R11C" style:family="paragraph" style:parent-style-name="Standard">
      <style:paragraph-properties fo:padding-left="0.17cm" fo:padding-right="0.17cm" fo:wrap-option="no-wrap" fo:text-align="center" fo:border-right="0.01cm solid #000000" style:justify-single-word="false"/>
    </style:style>
    <style:style style:name="sty-LR11L" style:family="paragraph" style:parent-style-name="Standard">
      <style:paragraph-properties fo:padding-left="0.17cm" fo:padding-right="0.17cm" fo:wrap-option="no-wrap" fo:text-align="start" fo:border-left="0.01cm solid #000000" fo:border-right="0.01cm solid #000000"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style:style style:name="uline" style:family="text">
      <style:text-properties style:text-underline-style="solid" style:text-underline-width="auto" style:text-underline-color="font-color"/>
    </style:style>
    <style:style style:name="uuline" style:family="text">
      <style:text-properties style:text-underline-style="solid" style:text-underline-width="auto" style:text-underline-color="font-color"/>
    </style:style>
    <style:style style:name="uwave" style:family="text">
      <style:text-properties style:text-underline-style="wave" style:text-underline-width="auto" style:text-underline-color="font-color"/>
    </style:style>
    <style:style style:name="sout" style:family="text">
      <style:text-properties style:text-line-through-style="solid" style:text-underline-style="none"/>
    </style:style>
    <style:style style:name="xout" style:family="text">
      <style:text-properties style:text-line-through-style="solid" style:text-underline-style="none"/>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UsersGuide-EN.tex, options: xhtml,ooffice,html,refcaption 
(http://www.cse.ohio-state.edu/~gurari/TeX4ht/)  
</meta:initial-creator>
    <meta:generator>TeX4ht from UsersGuide-EN.tex, options: xhtml,ooffice,html,refcaption 
(http://www.cse.ohio-state.edu/~gurari/TeX4ht/)  
</meta:generator>
  </office:meta>
</office:document-meta>
</file>